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9pt"/>
    </style:style>
    <style:style style:name="co3" style:family="table-column">
      <style:table-column-properties fo:break-before="auto" style:column-width="120.76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6.51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126pt"/>
    </style:style>
    <style:style style:name="co8" style:family="table-column">
      <style:table-column-properties fo:break-before="auto" style:column-width="138.76pt"/>
    </style:style>
    <style:style style:name="co9" style:family="table-column">
      <style:table-column-properties fo:break-before="auto" style:column-width="65.99pt"/>
    </style:style>
    <style:style style:name="co10" style:family="table-column">
      <style:table-column-properties fo:break-before="auto" style:column-width="117.01pt"/>
    </style:style>
    <style:style style:name="co11" style:family="table-column">
      <style:table-column-properties fo:break-before="auto" style:column-width="111.74pt"/>
    </style:style>
    <style:style style:name="co12" style:family="table-column">
      <style:table-column-properties fo:break-before="auto" style:column-width="114.01pt"/>
    </style:style>
    <style:style style:name="co13" style:family="table-column">
      <style:table-column-properties fo:break-before="auto" style:column-width="114.75pt"/>
    </style:style>
    <style:style style:name="co14" style:family="table-column">
      <style:table-column-properties fo:break-before="auto" style:column-width="140.26pt"/>
    </style:style>
    <style:style style:name="co15" style:family="table-column">
      <style:table-column-properties fo:break-before="auto" style:column-width="155.99pt"/>
    </style:style>
    <style:style style:name="co16" style:family="table-column">
      <style:table-column-properties fo:break-before="auto" style:column-width="251.26pt"/>
    </style:style>
    <style:style style:name="co17" style:family="table-column">
      <style:table-column-properties fo:break-before="auto" style:column-width="72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4" style:family="table-cell" style:parent-style-name="Default" style:data-style-name="N0">
      <style:table-cell-properties fo:border="0.06pt solid #0000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" table:style-name="ta1">
        <table:shapes>
          <draw:frame draw:z-index="0" draw:name="Gráfico 1" draw:style-name="gr1" svg:width="454.08pt" svg:height="256pt" svg:x="1188.94pt" svg:y="43.88pt">
            <draw:object draw:notify-on-update-of-ranges="cos.N2:cos.N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cos(2*pi*62.5*nT)</text:p>
          </table:table-cell>
          <table:table-cell table:style-name="ce2" office:value-type="string" calcext:value-type="string">
            <text:p>cos(2*pi*k*n/N)</text:p>
          </table:table-cell>
          <table:table-cell table:style-name="ce2" office:value-type="string" calcext:value-type="string">
            <text:p>sin(2*pi*k*n/N)</text:p>
          </table:table-cell>
          <table:table-cell table:style-name="ce2" office:value-type="string" calcext:value-type="string">
            <text:p>x[n]cos(…)</text:p>
          </table:table-cell>
          <table:table-cell table:style-name="ce2" office:value-type="string" calcext:value-type="string">
            <text:p>x[n]sin(...)</text:p>
          </table:table-cell>
          <table:table-cell/>
          <table:table-cell table:style-name="ce3"/>
          <table:table-cell table:style-name="ce2" office:value-type="string" calcext:value-type="string">
            <text:p>X[k]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imaginario</text:p>
          </table:table-cell>
          <table:table-cell/>
          <table:table-cell table:style-name="ce4" office:value-type="string" calcext:value-type="string">
            <text:p>magnitud</text:p>
          </table:table-cell>
          <table:table-cell table:number-columns-repeated="101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[.A2]*0.0005" office:value-type="float" office:value="0" calcext:value-type="float">
            <text:p>0</text:p>
          </table:table-cell>
          <table:table-cell table:style-name="ce2" table:formula="of:=COS(2*PI()*62.5 *[.B2])" office:value-type="float" office:value="1" calcext:value-type="float">
            <text:p>1</text:p>
          </table:table-cell>
          <table:table-cell table:style-name="ce2" table:formula="of:=COS(2*PI()*[.$I$2]*[.A2]/32)" office:value-type="float" office:value="1" calcext:value-type="float">
            <text:p>1</text:p>
          </table:table-cell>
          <table:table-cell table:style-name="ce2" table:formula="of:=SIN(2*PI()*[.$I$2]*[.A2]*32)" office:value-type="float" office:value="0" calcext:value-type="float">
            <text:p>0</text:p>
          </table:table-cell>
          <table:table-cell table:style-name="ce2" table:formula="of:=[.C2]*[.D2]" office:value-type="float" office:value="1" calcext:value-type="float">
            <text:p>1</text:p>
          </table:table-cell>
          <table:table-cell table:style-name="ce2" table:formula="of:=[.C2]*[.E2]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4" table:formula="of:=SQRT([.K2]*[.K2]+[.L2]*[.L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*0.0005" office:value-type="float" office:value="0.0005" calcext:value-type="float">
            <text:p>0.0005</text:p>
          </table:table-cell>
          <table:table-cell table:style-name="ce2" table:formula="of:=COS(2*PI()*62.5 *[.B3])" office:value-type="float" office:value="0.98078528040323" calcext:value-type="float">
            <text:p>0.98078528040323</text:p>
          </table:table-cell>
          <table:table-cell table:style-name="ce2" table:formula="of:=COS(2*PI()*[.$I$2]*[.A3]/32)" office:value-type="float" office:value="0.98078528040323" calcext:value-type="float">
            <text:p>0.98078528040323</text:p>
          </table:table-cell>
          <table:table-cell table:style-name="ce2" table:formula="of:=SIN(2*PI()*[.$I$2]*[.A3]*32)" office:value-type="float" office:value="-0.000000000000470343600394067" calcext:value-type="float">
            <text:p>-4.70343600394067E-13</text:p>
          </table:table-cell>
          <table:table-cell table:style-name="ce2" table:formula="of:=[.C3]*[.D3]" office:value-type="float" office:value="0.961939766255643" calcext:value-type="float">
            <text:p>0.961939766255643</text:p>
          </table:table-cell>
          <table:table-cell table:style-name="ce2" table:formula="of:=[.C3]*[.E3]" office:value-type="float" office:value="-0.00000000000046130607999836" calcext:value-type="float">
            <text:p>-4.6130607999836E-1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0.0000000000000182350745081275" calcext:value-type="float">
            <text:p>-1.82350745081275E-14</text:p>
          </table:table-cell>
          <table:table-cell/>
          <table:table-cell table:style-name="ce4" table:formula="of:=SQRT([.K3]*[.K3]+[.L3]*[.L3])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A4]*0.0005" office:value-type="float" office:value="0.001" calcext:value-type="float">
            <text:p>0.001</text:p>
          </table:table-cell>
          <table:table-cell table:style-name="ce2" table:formula="of:=COS(2*PI()*62.5 *[.B4])" office:value-type="float" office:value="0.923879532511287" calcext:value-type="float">
            <text:p>0.923879532511287</text:p>
          </table:table-cell>
          <table:table-cell table:style-name="ce2" table:formula="of:=COS(2*PI()*[.$I$2]*[.A4]/32)" office:value-type="float" office:value="0.923879532511286" calcext:value-type="float">
            <text:p>0.923879532511286</text:p>
          </table:table-cell>
          <table:table-cell table:style-name="ce2" table:formula="of:=SIN(2*PI()*[.$I$2]*[.A4]*32)" office:value-type="float" office:value="-0.000000000000940687200788134" calcext:value-type="float">
            <text:p>-9.40687200788134E-13</text:p>
          </table:table-cell>
          <table:table-cell table:style-name="ce2" table:formula="of:=[.C4]*[.D4]" office:value-type="float" office:value="0.853553390593273" calcext:value-type="float">
            <text:p>0.853553390593273</text:p>
          </table:table-cell>
          <table:table-cell table:style-name="ce2" table:formula="of:=[.C4]*[.E4]" office:value-type="float" office:value="-0.000000000000869081651303492" calcext:value-type="float">
            <text:p>-8.69081651303492E-13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00364701490162551" calcext:value-type="float">
            <text:p>-3.64701490162551E-14</text:p>
          </table:table-cell>
          <table:table-cell/>
          <table:table-cell table:style-name="ce4" table:formula="of:=SQRT([.K4]*[.K4]+[.L4]*[.L4])" office:value-type="float" office:value="0.0000000000000364701490162551" calcext:value-type="float">
            <text:p>3.64701490162551E-14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.A5]*0.0005" office:value-type="float" office:value="0.0015" calcext:value-type="float">
            <text:p>0.0015</text:p>
          </table:table-cell>
          <table:table-cell table:style-name="ce2" table:formula="of:=COS(2*PI()*62.5 *[.B5])" office:value-type="float" office:value="0.831469612302545" calcext:value-type="float">
            <text:p>0.831469612302545</text:p>
          </table:table-cell>
          <table:table-cell table:style-name="ce2" table:formula="of:=COS(2*PI()*[.$I$2]*[.A5]/32)" office:value-type="float" office:value="0.831469612302544" calcext:value-type="float">
            <text:p>0.831469612302544</text:p>
          </table:table-cell>
          <table:table-cell table:style-name="ce2" table:formula="of:=SIN(2*PI()*[.$I$2]*[.A5]*32)" office:value-type="float" office:value="-0.00000000000232052550295513" calcext:value-type="float">
            <text:p>-2.32052550295513E-12</text:p>
          </table:table-cell>
          <table:table-cell table:style-name="ce2" table:formula="of:=[.C5]*[.D5]" office:value-type="float" office:value="0.691341716182544" calcext:value-type="float">
            <text:p>0.691341716182544</text:p>
          </table:table-cell>
          <table:table-cell table:style-name="ce2" table:formula="of:=[.C5]*[.E5]" office:value-type="float" office:value="-0.00000000000192944644028027" calcext:value-type="float">
            <text:p>-1.92944644028027E-1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0852125215034687" calcext:value-type="float">
            <text:p>-8.52125215034687E-13</text:p>
          </table:table-cell>
          <table:table-cell/>
          <table:table-cell table:style-name="ce4" table:formula="of:=SQRT([.K5]*[.K5]+[.L5]*[.L5])" office:value-type="float" office:value="0.000000000000852125215034687" calcext:value-type="float">
            <text:p>8.52125215034687E-13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.A6]*0.0005" office:value-type="float" office:value="0.002" calcext:value-type="float">
            <text:p>0.002</text:p>
          </table:table-cell>
          <table:table-cell table:style-name="ce2" table:formula="of:=COS(2*PI()*62.5 *[.B6])" office:value-type="float" office:value="0.707106781186548" calcext:value-type="float">
            <text:p>0.707106781186548</text:p>
          </table:table-cell>
          <table:table-cell table:style-name="ce2" table:formula="of:=COS(2*PI()*[.$I$2]*[.A6]/32)" office:value-type="float" office:value="0.707106781186546" calcext:value-type="float">
            <text:p>0.707106781186546</text:p>
          </table:table-cell>
          <table:table-cell table:style-name="ce2" table:formula="of:=SIN(2*PI()*[.$I$2]*[.A6]*32)" office:value-type="float" office:value="-0.00000000000188137440157627" calcext:value-type="float">
            <text:p>-1.88137440157627E-12</text:p>
          </table:table-cell>
          <table:table-cell table:style-name="ce2" table:formula="of:=[.C6]*[.D6]" office:value-type="float" office:value="0.499999999999999" calcext:value-type="float">
            <text:p>0.499999999999999</text:p>
          </table:table-cell>
          <table:table-cell table:style-name="ce2" table:formula="of:=[.C6]*[.E6]" office:value-type="float" office:value="-0.00000000000133033259730536" calcext:value-type="float">
            <text:p>-1.33033259730536E-12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00729402980325101" calcext:value-type="float">
            <text:p>-7.29402980325101E-14</text:p>
          </table:table-cell>
          <table:table-cell/>
          <table:table-cell table:style-name="ce4" table:formula="of:=SQRT([.K6]*[.K6]+[.L6]*[.L6])" office:value-type="float" office:value="0.0000000000000729402980325101" calcext:value-type="float">
            <text:p>7.29402980325101E-14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.A7]*0.0005" office:value-type="float" office:value="0.0025" calcext:value-type="float">
            <text:p>0.0025</text:p>
          </table:table-cell>
          <table:table-cell table:style-name="ce2" table:formula="of:=COS(2*PI()*62.5 *[.B7])" office:value-type="float" office:value="0.555570233019602" calcext:value-type="float">
            <text:p>0.555570233019602</text:p>
          </table:table-cell>
          <table:table-cell table:style-name="ce2" table:formula="of:=COS(2*PI()*[.$I$2]*[.A7]/32)" office:value-type="float" office:value="0.555570233019601" calcext:value-type="float">
            <text:p>0.555570233019601</text:p>
          </table:table-cell>
          <table:table-cell table:style-name="ce2" table:formula="of:=SIN(2*PI()*[.$I$2]*[.A7]*32)" office:value-type="float" office:value="-0.00000000000144222330019741" calcext:value-type="float">
            <text:p>-1.44222330019741E-12</text:p>
          </table:table-cell>
          <table:table-cell table:style-name="ce2" table:formula="of:=[.C7]*[.D7]" office:value-type="float" office:value="0.308658283817455" calcext:value-type="float">
            <text:p>0.308658283817455</text:p>
          </table:table-cell>
          <table:table-cell table:style-name="ce2" table:formula="of:=[.C7]*[.E7]" office:value-type="float" office:value="-0.000000000000801256334956973" calcext:value-type="float">
            <text:p>-8.01256334956973E-1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503323766487634" calcext:value-type="float">
            <text:p>-5.03323766487634E-12</text:p>
          </table:table-cell>
          <table:table-cell/>
          <table:table-cell table:style-name="ce4" table:formula="of:=SQRT([.K7]*[.K7]+[.L7]*[.L7])" office:value-type="float" office:value="0.00000000000503323766487634" calcext:value-type="float">
            <text:p>5.03323766487634E-12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.A8]*0.0005" office:value-type="float" office:value="0.003" calcext:value-type="float">
            <text:p>0.003</text:p>
          </table:table-cell>
          <table:table-cell table:style-name="ce2" table:formula="of:=COS(2*PI()*62.5 *[.B8])" office:value-type="float" office:value="0.38268343236509" calcext:value-type="float">
            <text:p>0.38268343236509</text:p>
          </table:table-cell>
          <table:table-cell table:style-name="ce2" table:formula="of:=COS(2*PI()*[.$I$2]*[.A8]/32)" office:value-type="float" office:value="0.382683432365086" calcext:value-type="float">
            <text:p>0.382683432365086</text:p>
          </table:table-cell>
          <table:table-cell table:style-name="ce2" table:formula="of:=SIN(2*PI()*[.$I$2]*[.A8]*32)" office:value-type="float" office:value="-0.00000000000464105100591026" calcext:value-type="float">
            <text:p>-4.64105100591026E-12</text:p>
          </table:table-cell>
          <table:table-cell table:style-name="ce2" table:formula="of:=[.C8]*[.D8]" office:value-type="float" office:value="0.146446609406725" calcext:value-type="float">
            <text:p>0.146446609406725</text:p>
          </table:table-cell>
          <table:table-cell table:style-name="ce2" table:formula="of:=[.C8]*[.E8]" office:value-type="float" office:value="-0.00000000000177605332872319" calcext:value-type="float">
            <text:p>-1.77605332872319E-12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-3.5527136788005E-015" calcext:value-type="float">
            <text:p>-3.5527136788005E-15</text:p>
          </table:table-cell>
          <table:table-cell table:style-name="ce2" office:value-type="float" office:value="-0.00000000000170425043006937" calcext:value-type="float">
            <text:p>-1.70425043006937E-12</text:p>
          </table:table-cell>
          <table:table-cell/>
          <table:table-cell table:style-name="ce4" table:formula="of:=SQRT([.K8]*[.K8]+[.L8]*[.L8])" office:value-type="float" office:value="0.00000000000170425413309345" calcext:value-type="float">
            <text:p>1.70425413309345E-12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.A9]*0.0005" office:value-type="float" office:value="0.0035" calcext:value-type="float">
            <text:p>0.0035</text:p>
          </table:table-cell>
          <table:table-cell table:style-name="ce2" table:formula="of:=COS(2*PI()*62.5 *[.B9])" office:value-type="float" office:value="0.195090322016128" calcext:value-type="float">
            <text:p>0.195090322016128</text:p>
          </table:table-cell>
          <table:table-cell table:style-name="ce2" table:formula="of:=COS(2*PI()*[.$I$2]*[.A9]/32)" office:value-type="float" office:value="0.195090322016124" calcext:value-type="float">
            <text:p>0.195090322016124</text:p>
          </table:table-cell>
          <table:table-cell table:style-name="ce2" table:formula="of:=SIN(2*PI()*[.$I$2]*[.A9]*32)" office:value-type="float" office:value="-0.0000000000042018999045314" calcext:value-type="float">
            <text:p>-4.2018999045314E-12</text:p>
          </table:table-cell>
          <table:table-cell table:style-name="ce2" table:formula="of:=[.C9]*[.D9]" office:value-type="float" office:value="0.0380602337443559" calcext:value-type="float">
            <text:p>0.038060233744356</text:p>
          </table:table-cell>
          <table:table-cell table:style-name="ce2" table:formula="of:=[.C9]*[.E9]" office:value-type="float" office:value="-0.000000000000819750005454569" calcext:value-type="float">
            <text:p>-8.19750005454569E-13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211363068911144" calcext:value-type="float">
            <text:p>-2.11363068911144E-12</text:p>
          </table:table-cell>
          <table:table-cell/>
          <table:table-cell table:style-name="ce4" table:formula="of:=SQRT([.K9]*[.K9]+[.L9]*[.L9])" office:value-type="float" office:value="0.00000000000211363068911144" calcext:value-type="float">
            <text:p>2.11363068911144E-12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.A10]*0.0005" office:value-type="float" office:value="0.004" calcext:value-type="float">
            <text:p>0.004</text:p>
          </table:table-cell>
          <table:table-cell table:style-name="ce2" table:formula="of:=COS(2*PI()*62.5 *[.B10])" office:value-type="float" office:value="6.1257422745431E-017" calcext:value-type="float">
            <text:p>6.1257422745431E-17</text:p>
          </table:table-cell>
          <table:table-cell table:style-name="ce2" table:formula="of:=COS(2*PI()*[.$I$2]*[.A10]/32)" office:value-type="float" office:value="-3.67455937807865E-015" calcext:value-type="float">
            <text:p>-3.67455937807865E-15</text:p>
          </table:table-cell>
          <table:table-cell table:style-name="ce2" table:formula="of:=SIN(2*PI()*[.$I$2]*[.A10]*32)" office:value-type="float" office:value="-0.00000000000376274880315254" calcext:value-type="float">
            <text:p>-3.76274880315254E-12</text:p>
          </table:table-cell>
          <table:table-cell table:style-name="ce2" table:formula="of:=[.C10]*[.D10]" office:value-type="float" office:value="-2.25094037226152E-031" calcext:value-type="float">
            <text:p>-2.25094037226152E-31</text:p>
          </table:table-cell>
          <table:table-cell table:style-name="ce2" table:formula="of:=[.C10]*[.E10]" office:value-type="float" office:value="-2.30496294119579E-028" calcext:value-type="float">
            <text:p>-2.30496294119579E-28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014588059606502" calcext:value-type="float">
            <text:p>-1.4588059606502E-13</text:p>
          </table:table-cell>
          <table:table-cell/>
          <table:table-cell table:style-name="ce4" table:formula="of:=SQRT([.K10]*[.K10]+[.L10]*[.L10])" office:value-type="float" office:value="0.00000000000014588059606502" calcext:value-type="float">
            <text:p>1.4588059606502E-13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.A11]*0.0005" office:value-type="float" office:value="0.0045" calcext:value-type="float">
            <text:p>0.0045</text:p>
          </table:table-cell>
          <table:table-cell table:style-name="ce2" table:formula="of:=COS(2*PI()*62.5 *[.B11])" office:value-type="float" office:value="-0.195090322016128" calcext:value-type="float">
            <text:p>-0.195090322016128</text:p>
          </table:table-cell>
          <table:table-cell table:style-name="ce2" table:formula="of:=COS(2*PI()*[.$I$2]*[.A11]/32)" office:value-type="float" office:value="-0.195090322016131" calcext:value-type="float">
            <text:p>-0.195090322016131</text:p>
          </table:table-cell>
          <table:table-cell table:style-name="ce2" table:formula="of:=SIN(2*PI()*[.$I$2]*[.A11]*32)" office:value-type="float" office:value="-0.00000000000332359770177367" calcext:value-type="float">
            <text:p>-3.32359770177367E-12</text:p>
          </table:table-cell>
          <table:table-cell table:style-name="ce2" table:formula="of:=[.C11]*[.D11]" office:value-type="float" office:value="0.0380602337443572" calcext:value-type="float">
            <text:p>0.038060233744357</text:p>
          </table:table-cell>
          <table:table-cell table:style-name="ce2" table:formula="of:=[.C11]*[.E11]" office:value-type="float" office:value="0.00000000000064840174589109" calcext:value-type="float">
            <text:p>6.4840174589109E-13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487562347143488" calcext:value-type="float">
            <text:p>-4.87562347143488E-12</text:p>
          </table:table-cell>
          <table:table-cell/>
          <table:table-cell table:style-name="ce4" table:formula="of:=SQRT([.K11]*[.K11]+[.L11]*[.L11])" office:value-type="float" office:value="0.00000000000487562347143488" calcext:value-type="float">
            <text:p>4.87562347143488E-12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.A12]*0.0005" office:value-type="float" office:value="0.005" calcext:value-type="float">
            <text:p>0.005</text:p>
          </table:table-cell>
          <table:table-cell table:style-name="ce2" table:formula="of:=COS(2*PI()*62.5 *[.B12])" office:value-type="float" office:value="-0.38268343236509" calcext:value-type="float">
            <text:p>-0.38268343236509</text:p>
          </table:table-cell>
          <table:table-cell table:style-name="ce2" table:formula="of:=COS(2*PI()*[.$I$2]*[.A12]/32)" office:value-type="float" office:value="-0.382683432365092" calcext:value-type="float">
            <text:p>-0.382683432365092</text:p>
          </table:table-cell>
          <table:table-cell table:style-name="ce2" table:formula="of:=SIN(2*PI()*[.$I$2]*[.A12]*32)" office:value-type="float" office:value="-0.00000000000288444660039481" calcext:value-type="float">
            <text:p>-2.88444660039481E-12</text:p>
          </table:table-cell>
          <table:table-cell table:style-name="ce2" table:formula="of:=[.C12]*[.D12]" office:value-type="float" office:value="0.146446609406727" calcext:value-type="float">
            <text:p>0.146446609406727</text:p>
          </table:table-cell>
          <table:table-cell table:style-name="ce2" table:formula="of:=[.C12]*[.E12]" office:value-type="float" office:value="0.0000000000011038299255129" calcext:value-type="float">
            <text:p>1.1038299255129E-12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100664753297527" calcext:value-type="float">
            <text:p>-1.00664753297527E-11</text:p>
          </table:table-cell>
          <table:table-cell/>
          <table:table-cell table:style-name="ce4" table:formula="of:=SQRT([.K12]*[.K12]+[.L12]*[.L12])" office:value-type="float" office:value="0.0000000000100664753297527" calcext:value-type="float">
            <text:p>1.00664753297527E-11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.A13]*0.0005" office:value-type="float" office:value="0.0055" calcext:value-type="float">
            <text:p>0.0055</text:p>
          </table:table-cell>
          <table:table-cell table:style-name="ce2" table:formula="of:=COS(2*PI()*62.5 *[.B13])" office:value-type="float" office:value="-0.555570233019602" calcext:value-type="float">
            <text:p>-0.555570233019602</text:p>
          </table:table-cell>
          <table:table-cell table:style-name="ce2" table:formula="of:=COS(2*PI()*[.$I$2]*[.A13]/32)" office:value-type="float" office:value="-0.55557023301961" calcext:value-type="float">
            <text:p>-0.55557023301961</text:p>
          </table:table-cell>
          <table:table-cell table:style-name="ce2" table:formula="of:=SIN(2*PI()*[.$I$2]*[.A13]*32)" office:value-type="float" office:value="-0.00000000000972125311319938" calcext:value-type="float">
            <text:p>-9.72125311319938E-12</text:p>
          </table:table-cell>
          <table:table-cell table:style-name="ce2" table:formula="of:=[.C13]*[.D13]" office:value-type="float" office:value="0.308658283817459" calcext:value-type="float">
            <text:p>0.308658283817459</text:p>
          </table:table-cell>
          <table:table-cell table:style-name="ce2" table:formula="of:=[.C13]*[.E13]" office:value-type="float" office:value="0.00000000000540083885734271" calcext:value-type="float">
            <text:p>5.40083885734271E-12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0000000501742096165129" calcext:value-type="float">
            <text:p>5.01742096165129E-12</text:p>
          </table:table-cell>
          <table:table-cell/>
          <table:table-cell table:style-name="ce4" table:formula="of:=SQRT([.K13]*[.K13]+[.L13]*[.L13])" office:value-type="float" office:value="0.00000000000501742096165129" calcext:value-type="float">
            <text:p>5.01742096165129E-12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.A14]*0.0005" office:value-type="float" office:value="0.006" calcext:value-type="float">
            <text:p>0.006</text:p>
          </table:table-cell>
          <table:table-cell table:style-name="ce2" table:formula="of:=COS(2*PI()*62.5 *[.B14])" office:value-type="float" office:value="-0.707106781186547" calcext:value-type="float">
            <text:p>-0.707106781186547</text:p>
          </table:table-cell>
          <table:table-cell table:style-name="ce2" table:formula="of:=COS(2*PI()*[.$I$2]*[.A14]/32)" office:value-type="float" office:value="-0.707106781186554" calcext:value-type="float">
            <text:p>-0.707106781186554</text:p>
          </table:table-cell>
          <table:table-cell table:style-name="ce2" table:formula="of:=SIN(2*PI()*[.$I$2]*[.A14]*32)" office:value-type="float" office:value="-0.00000000000928210201182052" calcext:value-type="float">
            <text:p>-9.28210201182052E-12</text:p>
          </table:table-cell>
          <table:table-cell table:style-name="ce2" table:formula="of:=[.C14]*[.D14]" office:value-type="float" office:value="0.500000000000004" calcext:value-type="float">
            <text:p>0.500000000000004</text:p>
          </table:table-cell>
          <table:table-cell table:style-name="ce2" table:formula="of:=[.C14]*[.E14]" office:value-type="float" office:value="0.00000000000656343727622358" calcext:value-type="float">
            <text:p>6.56343727622358E-12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-7.105427357601E-015" calcext:value-type="float">
            <text:p>-7.105427357601E-15</text:p>
          </table:table-cell>
          <table:table-cell table:style-name="ce2" office:value-type="float" office:value="-0.00000000000340850086013875" calcext:value-type="float">
            <text:p>-3.40850086013875E-12</text:p>
          </table:table-cell>
          <table:table-cell/>
          <table:table-cell table:style-name="ce4" table:formula="of:=SQRT([.K14]*[.K14]+[.L14]*[.L14])" office:value-type="float" office:value="0.00000000000340850826618692" calcext:value-type="float">
            <text:p>3.40850826618692E-12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.A15]*0.0005" office:value-type="float" office:value="0.0065" calcext:value-type="float">
            <text:p>0.0065</text:p>
          </table:table-cell>
          <table:table-cell table:style-name="ce2" table:formula="of:=COS(2*PI()*62.5 *[.B15])" office:value-type="float" office:value="-0.831469612302545" calcext:value-type="float">
            <text:p>-0.831469612302545</text:p>
          </table:table-cell>
          <table:table-cell table:style-name="ce2" table:formula="of:=COS(2*PI()*[.$I$2]*[.A15]/32)" office:value-type="float" office:value="-0.83146961230255" calcext:value-type="float">
            <text:p>-0.83146961230255</text:p>
          </table:table-cell>
          <table:table-cell table:style-name="ce2" table:formula="of:=SIN(2*PI()*[.$I$2]*[.A15]*32)" office:value-type="float" office:value="-0.00000000000884295091044165" calcext:value-type="float">
            <text:p>-8.84295091044165E-12</text:p>
          </table:table-cell>
          <table:table-cell table:style-name="ce2" table:formula="of:=[.C15]*[.D15]" office:value-type="float" office:value="0.691341716182549" calcext:value-type="float">
            <text:p>0.691341716182549</text:p>
          </table:table-cell>
          <table:table-cell table:style-name="ce2" table:formula="of:=[.C15]*[.E15]" office:value-type="float" office:value="0.00000000000735264496511536" calcext:value-type="float">
            <text:p>7.35264496511536E-12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-8.88178419700125E-015" calcext:value-type="float">
            <text:p>-8.88178419700125E-15</text:p>
          </table:table-cell>
          <table:table-cell table:style-name="ce2" office:value-type="float" office:value="0.00000000000700342788088035" calcext:value-type="float">
            <text:p>7.00342788088035E-12</text:p>
          </table:table-cell>
          <table:table-cell/>
          <table:table-cell table:style-name="ce4" table:formula="of:=SQRT([.K15]*[.K15]+[.L15]*[.L15])" office:value-type="float" office:value="0.00000000000700343351284088" calcext:value-type="float">
            <text:p>7.00343351284088E-12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.A16]*0.0005" office:value-type="float" office:value="0.007" calcext:value-type="float">
            <text:p>0.007</text:p>
          </table:table-cell>
          <table:table-cell table:style-name="ce2" table:formula="of:=COS(2*PI()*62.5 *[.B16])" office:value-type="float" office:value="-0.923879532511287" calcext:value-type="float">
            <text:p>-0.923879532511287</text:p>
          </table:table-cell>
          <table:table-cell table:style-name="ce2" table:formula="of:=COS(2*PI()*[.$I$2]*[.A16]/32)" office:value-type="float" office:value="-0.92387953251129" calcext:value-type="float">
            <text:p>-0.92387953251129</text:p>
          </table:table-cell>
          <table:table-cell table:style-name="ce2" table:formula="of:=SIN(2*PI()*[.$I$2]*[.A16]*32)" office:value-type="float" office:value="-0.00000000000840379980906279" calcext:value-type="float">
            <text:p>-8.40379980906279E-12</text:p>
          </table:table-cell>
          <table:table-cell table:style-name="ce2" table:formula="of:=[.C16]*[.D16]" office:value-type="float" office:value="0.853553390593277" calcext:value-type="float">
            <text:p>0.853553390593277</text:p>
          </table:table-cell>
          <table:table-cell table:style-name="ce2" table:formula="of:=[.C16]*[.E16]" office:value-type="float" office:value="0.00000000000776409863891537" calcext:value-type="float">
            <text:p>7.76409863891537E-12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422726137822289" calcext:value-type="float">
            <text:p>-4.22726137822289E-12</text:p>
          </table:table-cell>
          <table:table-cell/>
          <table:table-cell table:style-name="ce4" table:formula="of:=SQRT([.K16]*[.K16]+[.L16]*[.L16])" office:value-type="float" office:value="0.00000000000422726137822289" calcext:value-type="float">
            <text:p>4.22726137822289E-12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.A17]*0.0005" office:value-type="float" office:value="0.0075" calcext:value-type="float">
            <text:p>0.0075</text:p>
          </table:table-cell>
          <table:table-cell table:style-name="ce2" table:formula="of:=COS(2*PI()*62.5 *[.B17])" office:value-type="float" office:value="-0.98078528040323" calcext:value-type="float">
            <text:p>-0.98078528040323</text:p>
          </table:table-cell>
          <table:table-cell table:style-name="ce2" table:formula="of:=COS(2*PI()*[.$I$2]*[.A17]/32)" office:value-type="float" office:value="-0.980785280403232" calcext:value-type="float">
            <text:p>-0.980785280403232</text:p>
          </table:table-cell>
          <table:table-cell table:style-name="ce2" table:formula="of:=SIN(2*PI()*[.$I$2]*[.A17]*32)" office:value-type="float" office:value="-0.00000000000796464870768393" calcext:value-type="float">
            <text:p>-7.96464870768393E-12</text:p>
          </table:table-cell>
          <table:table-cell table:style-name="ce2" table:formula="of:=[.C17]*[.D17]" office:value-type="float" office:value="0.961939766255645" calcext:value-type="float">
            <text:p>0.961939766255645</text:p>
          </table:table-cell>
          <table:table-cell table:style-name="ce2" table:formula="of:=[.C17]*[.E17]" office:value-type="float" office:value="0.00000000000781161021607901" calcext:value-type="float">
            <text:p>7.81161021607901E-12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000000060339663512901" calcext:value-type="float">
            <text:p>6.0339663512901E-12</text:p>
          </table:table-cell>
          <table:table-cell/>
          <table:table-cell table:style-name="ce4" table:formula="of:=SQRT([.K17]*[.K17]+[.L17]*[.L17])" office:value-type="float" office:value="0.0000000000060339663512901" calcext:value-type="float">
            <text:p>6.0339663512901E-12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.A18]*0.0005" office:value-type="float" office:value="0.008" calcext:value-type="float">
            <text:p>0.008</text:p>
          </table:table-cell>
          <table:table-cell table:style-name="ce2" table:formula="of:=COS(2*PI()*62.5 *[.B18])" office:value-type="float" office:value="-1" calcext:value-type="float">
            <text:p>-1</text:p>
          </table:table-cell>
          <table:table-cell table:style-name="ce2" table:formula="of:=COS(2*PI()*[.$I$2]*[.A18]/32)" office:value-type="float" office:value="-1" calcext:value-type="float">
            <text:p>-1</text:p>
          </table:table-cell>
          <table:table-cell table:style-name="ce2" table:formula="of:=SIN(2*PI()*[.$I$2]*[.A18]*32)" office:value-type="float" office:value="-0.00000000000752549760630507" calcext:value-type="float">
            <text:p>-7.52549760630507E-12</text:p>
          </table:table-cell>
          <table:table-cell table:style-name="ce2" table:formula="of:=[.C18]*[.D18]" office:value-type="float" office:value="1" calcext:value-type="float">
            <text:p>1</text:p>
          </table:table-cell>
          <table:table-cell table:style-name="ce2" table:formula="of:=[.C18]*[.E18]" office:value-type="float" office:value="0.00000000000752549760630507" calcext:value-type="float">
            <text:p>7.52549760630507E-12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0291761192130041" calcext:value-type="float">
            <text:p>-2.91761192130041E-13</text:p>
          </table:table-cell>
          <table:table-cell/>
          <table:table-cell table:style-name="ce4" table:formula="of:=SQRT([.K18]*[.K18]+[.L18]*[.L18])" office:value-type="float" office:value="0.000000000000291761192130041" calcext:value-type="float">
            <text:p>2.91761192130041E-13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.A19]*0.0005" office:value-type="float" office:value="0.0085" calcext:value-type="float">
            <text:p>0.0085</text:p>
          </table:table-cell>
          <table:table-cell table:style-name="ce2" table:formula="of:=COS(2*PI()*62.5 *[.B19])" office:value-type="float" office:value="-0.98078528040323" calcext:value-type="float">
            <text:p>-0.98078528040323</text:p>
          </table:table-cell>
          <table:table-cell table:style-name="ce2" table:formula="of:=COS(2*PI()*[.$I$2]*[.A19]/32)" office:value-type="float" office:value="-0.980785280403229" calcext:value-type="float">
            <text:p>-0.980785280403229</text:p>
          </table:table-cell>
          <table:table-cell table:style-name="ce2" table:formula="of:=SIN(2*PI()*[.$I$2]*[.A19]*32)" office:value-type="float" office:value="-0.00000000000708634650492621" calcext:value-type="float">
            <text:p>-7.08634650492621E-12</text:p>
          </table:table-cell>
          <table:table-cell table:style-name="ce2" table:formula="of:=[.C19]*[.D19]" office:value-type="float" office:value="0.961939766255642" calcext:value-type="float">
            <text:p>0.961939766255642</text:p>
          </table:table-cell>
          <table:table-cell table:style-name="ce2" table:formula="of:=[.C19]*[.E19]" office:value-type="float" office:value="0.0000000000069501843438685" calcext:value-type="float">
            <text:p>6.9501843438685E-12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8.21565038222616E-015" calcext:value-type="float">
            <text:p>8.21565038222616E-15</text:p>
          </table:table-cell>
          <table:table-cell table:style-name="ce2" office:value-type="float" office:value="-0.00000000000618030235406176" calcext:value-type="float">
            <text:p>-6.18030235406176E-12</text:p>
          </table:table-cell>
          <table:table-cell/>
          <table:table-cell table:style-name="ce4" table:formula="of:=SQRT([.K19]*[.K19]+[.L19]*[.L19])" office:value-type="float" office:value="0.00000000000618030781470733" calcext:value-type="float">
            <text:p>6.18030781470733E-12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.A20]*0.0005" office:value-type="float" office:value="0.009" calcext:value-type="float">
            <text:p>0.009</text:p>
          </table:table-cell>
          <table:table-cell table:style-name="ce2" table:formula="of:=COS(2*PI()*62.5 *[.B20])" office:value-type="float" office:value="-0.923879532511287" calcext:value-type="float">
            <text:p>-0.923879532511287</text:p>
          </table:table-cell>
          <table:table-cell table:style-name="ce2" table:formula="of:=COS(2*PI()*[.$I$2]*[.A20]/32)" office:value-type="float" office:value="-0.923879532511284" calcext:value-type="float">
            <text:p>-0.923879532511284</text:p>
          </table:table-cell>
          <table:table-cell table:style-name="ce2" table:formula="of:=SIN(2*PI()*[.$I$2]*[.A20]*32)" office:value-type="float" office:value="-0.00000000000664719540354735" calcext:value-type="float">
            <text:p>-6.64719540354735E-12</text:p>
          </table:table-cell>
          <table:table-cell table:style-name="ce2" table:formula="of:=[.C20]*[.D20]" office:value-type="float" office:value="0.853553390593271" calcext:value-type="float">
            <text:p>0.853553390593271</text:p>
          </table:table-cell>
          <table:table-cell table:style-name="ce2" table:formula="of:=[.C20]*[.E20]" office:value-type="float" office:value="0.0000000000061412077819405" calcext:value-type="float">
            <text:p>6.1412077819405E-12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5.99520433297584E-015" calcext:value-type="float">
            <text:p>5.99520433297584E-15</text:p>
          </table:table-cell>
          <table:table-cell table:style-name="ce2" office:value-type="float" office:value="-0.00000000000975124694286975" calcext:value-type="float">
            <text:p>-9.75124694286975E-12</text:p>
          </table:table-cell>
          <table:table-cell/>
          <table:table-cell table:style-name="ce4" table:formula="of:=SQRT([.K20]*[.K20]+[.L20]*[.L20])" office:value-type="float" office:value="0.00000000000975124878583772" calcext:value-type="float">
            <text:p>9.75124878583772E-12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.A21]*0.0005" office:value-type="float" office:value="0.0095" calcext:value-type="float">
            <text:p>0.0095</text:p>
          </table:table-cell>
          <table:table-cell table:style-name="ce2" table:formula="of:=COS(2*PI()*62.5 *[.B21])" office:value-type="float" office:value="-0.831469612302545" calcext:value-type="float">
            <text:p>-0.831469612302545</text:p>
          </table:table-cell>
          <table:table-cell table:style-name="ce2" table:formula="of:=COS(2*PI()*[.$I$2]*[.A21]/32)" office:value-type="float" office:value="-0.831469612302542" calcext:value-type="float">
            <text:p>-0.831469612302542</text:p>
          </table:table-cell>
          <table:table-cell table:style-name="ce2" table:formula="of:=SIN(2*PI()*[.$I$2]*[.A21]*32)" office:value-type="float" office:value="-0.00000000000620804430216849" calcext:value-type="float">
            <text:p>-6.20804430216849E-12</text:p>
          </table:table-cell>
          <table:table-cell table:style-name="ce2" table:formula="of:=[.C21]*[.D21]" office:value-type="float" office:value="0.691341716182542" calcext:value-type="float">
            <text:p>0.691341716182542</text:p>
          </table:table-cell>
          <table:table-cell table:style-name="ce2" table:formula="of:=[.C21]*[.E21]" office:value-type="float" office:value="0.00000000000516180018908106" calcext:value-type="float">
            <text:p>5.16180018908106E-12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-0.0000000000000226485497023532" calcext:value-type="float">
            <text:p>-2.26485497023532E-14</text:p>
          </table:table-cell>
          <table:table-cell table:style-name="ce2" office:value-type="float" office:value="-0.00000000000221235557761281" calcext:value-type="float">
            <text:p>-2.21235557761281E-12</text:p>
          </table:table-cell>
          <table:table-cell/>
          <table:table-cell table:style-name="ce4" table:formula="of:=SQRT([.K21]*[.K21]+[.L21]*[.L21])" office:value-type="float" office:value="0.00000000000221247150458444" calcext:value-type="float">
            <text:p>2.21247150458444E-12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.A22]*0.0005" office:value-type="float" office:value="0.01" calcext:value-type="float">
            <text:p>0.01</text:p>
          </table:table-cell>
          <table:table-cell table:style-name="ce2" table:formula="of:=COS(2*PI()*62.5 *[.B22])" office:value-type="float" office:value="-0.707106781186548" calcext:value-type="float">
            <text:p>-0.707106781186548</text:p>
          </table:table-cell>
          <table:table-cell table:style-name="ce2" table:formula="of:=COS(2*PI()*[.$I$2]*[.A22]/32)" office:value-type="float" office:value="-0.707106781186544" calcext:value-type="float">
            <text:p>-0.707106781186544</text:p>
          </table:table-cell>
          <table:table-cell table:style-name="ce2" table:formula="of:=SIN(2*PI()*[.$I$2]*[.A22]*32)" office:value-type="float" office:value="-0.00000000000576889320078963" calcext:value-type="float">
            <text:p>-5.76889320078963E-12</text:p>
          </table:table-cell>
          <table:table-cell table:style-name="ce2" table:formula="of:=[.C22]*[.D22]" office:value-type="float" office:value="0.499999999999997" calcext:value-type="float">
            <text:p>0.499999999999997</text:p>
          </table:table-cell>
          <table:table-cell table:style-name="ce2" table:formula="of:=[.C22]*[.E22]" office:value-type="float" office:value="0.00000000000407922350221931" calcext:value-type="float">
            <text:p>4.07922350221931E-12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201329506595054" calcext:value-type="float">
            <text:p>-2.01329506595054E-11</text:p>
          </table:table-cell>
          <table:table-cell/>
          <table:table-cell table:style-name="ce4" table:formula="of:=SQRT([.K22]*[.K22]+[.L22]*[.L22])" office:value-type="float" office:value="0.0000000000201329506595054" calcext:value-type="float">
            <text:p>2.01329506595054E-11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.A23]*0.0005" office:value-type="float" office:value="0.0105" calcext:value-type="float">
            <text:p>0.0105</text:p>
          </table:table-cell>
          <table:table-cell table:style-name="ce2" table:formula="of:=COS(2*PI()*62.5 *[.B23])" office:value-type="float" office:value="-0.555570233019602" calcext:value-type="float">
            <text:p>-0.555570233019602</text:p>
          </table:table-cell>
          <table:table-cell table:style-name="ce2" table:formula="of:=COS(2*PI()*[.$I$2]*[.A23]/32)" office:value-type="float" office:value="-0.555570233019598" calcext:value-type="float">
            <text:p>-0.555570233019598</text:p>
          </table:table-cell>
          <table:table-cell table:style-name="ce2" table:formula="of:=SIN(2*PI()*[.$I$2]*[.A23]*32)" office:value-type="float" office:value="-0.00000000000532974209941076" calcext:value-type="float">
            <text:p>-5.32974209941076E-12</text:p>
          </table:table-cell>
          <table:table-cell table:style-name="ce2" table:formula="of:=[.C23]*[.D23]" office:value-type="float" office:value="0.308658283817453" calcext:value-type="float">
            <text:p>0.308658283817453</text:p>
          </table:table-cell>
          <table:table-cell table:style-name="ce2" table:formula="of:=[.C23]*[.E23]" office:value-type="float" office:value="0.00000000000296104606010402" calcext:value-type="float">
            <text:p>2.96104606010402E-12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842300038112515" calcext:value-type="float">
            <text:p>-8.42300038112515E-12</text:p>
          </table:table-cell>
          <table:table-cell/>
          <table:table-cell table:style-name="ce4" table:formula="of:=SQRT([.K23]*[.K23]+[.L23]*[.L23])" office:value-type="float" office:value="0.00000000000842300038112515" calcext:value-type="float">
            <text:p>8.42300038112515E-12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.A24]*0.0005" office:value-type="float" office:value="0.011" calcext:value-type="float">
            <text:p>0.011</text:p>
          </table:table-cell>
          <table:table-cell table:style-name="ce2" table:formula="of:=COS(2*PI()*62.5 *[.B24])" office:value-type="float" office:value="-0.38268343236509" calcext:value-type="float">
            <text:p>-0.38268343236509</text:p>
          </table:table-cell>
          <table:table-cell table:style-name="ce2" table:formula="of:=COS(2*PI()*[.$I$2]*[.A24]/32)" office:value-type="float" office:value="-0.382683432365072" calcext:value-type="float">
            <text:p>-0.382683432365072</text:p>
          </table:table-cell>
          <table:table-cell table:style-name="ce2" table:formula="of:=SIN(2*PI()*[.$I$2]*[.A24]*32)" office:value-type="float" office:value="-0.0000000000194425062263988" calcext:value-type="float">
            <text:p>-1.94425062263988E-11</text:p>
          </table:table-cell>
          <table:table-cell table:style-name="ce2" table:formula="of:=[.C24]*[.D24]" office:value-type="float" office:value="0.14644660940672" calcext:value-type="float">
            <text:p>0.14644660940672</text:p>
          </table:table-cell>
          <table:table-cell table:style-name="ce2" table:formula="of:=[.C24]*[.E24]" office:value-type="float" office:value="0.00000000000744032501649792" calcext:value-type="float">
            <text:p>7.44032501649792E-12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6.10622663543836E-015" calcext:value-type="float">
            <text:p>6.10622663543836E-15</text:p>
          </table:table-cell>
          <table:table-cell table:style-name="ce2" office:value-type="float" office:value="0.0000000000100348419233026" calcext:value-type="float">
            <text:p>1.00348419233026E-11</text:p>
          </table:table-cell>
          <table:table-cell/>
          <table:table-cell table:style-name="ce4" table:formula="of:=SQRT([.K24]*[.K24]+[.L24]*[.L24])" office:value-type="float" office:value="0.0000000000100348437811296" calcext:value-type="float">
            <text:p>1.00348437811296E-11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.A25]*0.0005" office:value-type="float" office:value="0.0115" calcext:value-type="float">
            <text:p>0.0115</text:p>
          </table:table-cell>
          <table:table-cell table:style-name="ce2" table:formula="of:=COS(2*PI()*62.5 *[.B25])" office:value-type="float" office:value="-0.195090322016129" calcext:value-type="float">
            <text:p>-0.195090322016129</text:p>
          </table:table-cell>
          <table:table-cell table:style-name="ce2" table:formula="of:=COS(2*PI()*[.$I$2]*[.A25]/32)" office:value-type="float" office:value="-0.195090322016124" calcext:value-type="float">
            <text:p>-0.195090322016124</text:p>
          </table:table-cell>
          <table:table-cell table:style-name="ce2" table:formula="of:=SIN(2*PI()*[.$I$2]*[.A25]*32)" office:value-type="float" office:value="-0.00000000000445143989665304" calcext:value-type="float">
            <text:p>-4.45143989665304E-12</text:p>
          </table:table-cell>
          <table:table-cell table:style-name="ce2" table:formula="of:=[.C25]*[.D25]" office:value-type="float" office:value="0.0380602337443559" calcext:value-type="float">
            <text:p>0.038060233744356</text:p>
          </table:table-cell>
          <table:table-cell table:style-name="ce2" table:formula="of:=[.C25]*[.E25]" office:value-type="float" office:value="0.000000000000868432842873484" calcext:value-type="float">
            <text:p>8.68432842873484E-13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0167794332244254" calcext:value-type="float">
            <text:p>-1.67794332244254E-13</text:p>
          </table:table-cell>
          <table:table-cell/>
          <table:table-cell table:style-name="ce4" table:formula="of:=SQRT([.K25]*[.K25]+[.L25]*[.L25])" office:value-type="float" office:value="0.000000000000167794332244254" calcext:value-type="float">
            <text:p>1.67794332244254E-13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.A26]*0.0005" office:value-type="float" office:value="0.012" calcext:value-type="float">
            <text:p>0.012</text:p>
          </table:table-cell>
          <table:table-cell table:style-name="ce2" table:formula="of:=COS(2*PI()*62.5 *[.B26])" office:value-type="float" office:value="-1.83772268236293E-016" calcext:value-type="float">
            <text:p>-1.83772268236293E-16</text:p>
          </table:table-cell>
          <table:table-cell table:style-name="ce2" table:formula="of:=COS(2*PI()*[.$I$2]*[.A26]/32)" office:value-type="float" office:value="0.0000000000000181291054918369" calcext:value-type="float">
            <text:p>1.81291054918369E-14</text:p>
          </table:table-cell>
          <table:table-cell table:style-name="ce2" table:formula="of:=SIN(2*PI()*[.$I$2]*[.A26]*32)" office:value-type="float" office:value="-0.000000000018564204023641" calcext:value-type="float">
            <text:p>-1.8564204023641E-11</text:p>
          </table:table-cell>
          <table:table-cell table:style-name="ce2" table:formula="of:=[.C26]*[.D26]" office:value-type="float" office:value="-3.33162683732991E-030" calcext:value-type="float">
            <text:p>-3.33162683732991E-30</text:p>
          </table:table-cell>
          <table:table-cell table:style-name="ce2" table:formula="of:=[.C26]*[.E26]" office:value-type="float" office:value="3.41158588142583E-027" calcext:value-type="float">
            <text:p>3.41158588142583E-27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8.43769498715119E-015" calcext:value-type="float">
            <text:p>8.43769498715119E-15</text:p>
          </table:table-cell>
          <table:table-cell table:style-name="ce2" office:value-type="float" office:value="-0.0000000000068170017202775" calcext:value-type="float">
            <text:p>-6.8170017202775E-12</text:p>
          </table:table-cell>
          <table:table-cell/>
          <table:table-cell table:style-name="ce4" table:formula="of:=SQRT([.K26]*[.K26]+[.L26]*[.L26])" office:value-type="float" office:value="0.00000000000681700694212373" calcext:value-type="float">
            <text:p>6.81700694212373E-12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.A27]*0.0005" office:value-type="float" office:value="0.0125" calcext:value-type="float">
            <text:p>0.0125</text:p>
          </table:table-cell>
          <table:table-cell table:style-name="ce2" table:formula="of:=COS(2*PI()*62.5 *[.B27])" office:value-type="float" office:value="0.195090322016128" calcext:value-type="float">
            <text:p>0.195090322016128</text:p>
          </table:table-cell>
          <table:table-cell table:style-name="ce2" table:formula="of:=COS(2*PI()*[.$I$2]*[.A27]/32)" office:value-type="float" office:value="0.195090322016132" calcext:value-type="float">
            <text:p>0.195090322016132</text:p>
          </table:table-cell>
          <table:table-cell table:style-name="ce2" table:formula="of:=SIN(2*PI()*[.$I$2]*[.A27]*32)" office:value-type="float" office:value="-0.00000000000357313769389532" calcext:value-type="float">
            <text:p>-3.57313769389532E-12</text:p>
          </table:table-cell>
          <table:table-cell table:style-name="ce2" table:formula="of:=[.C27]*[.D27]" office:value-type="float" office:value="0.0380602337443573" calcext:value-type="float">
            <text:p>0.038060233744357</text:p>
          </table:table-cell>
          <table:table-cell table:style-name="ce2" table:formula="of:=[.C27]*[.E27]" office:value-type="float" office:value="-0.000000000000697084583310004" calcext:value-type="float">
            <text:p>-6.97084583310004E-13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966315940670914" calcext:value-type="float">
            <text:p>-9.66315940670914E-12</text:p>
          </table:table-cell>
          <table:table-cell/>
          <table:table-cell table:style-name="ce4" table:formula="of:=SQRT([.K27]*[.K27]+[.L27]*[.L27])" office:value-type="float" office:value="0.00000000000966315940670914" calcext:value-type="float">
            <text:p>9.66315940670914E-12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.A28]*0.0005" office:value-type="float" office:value="0.013" calcext:value-type="float">
            <text:p>0.013</text:p>
          </table:table-cell>
          <table:table-cell table:style-name="ce2" table:formula="of:=COS(2*PI()*62.5 *[.B28])" office:value-type="float" office:value="0.38268343236509" calcext:value-type="float">
            <text:p>0.38268343236509</text:p>
          </table:table-cell>
          <table:table-cell table:style-name="ce2" table:formula="of:=COS(2*PI()*[.$I$2]*[.A28]/32)" office:value-type="float" office:value="0.382683432365106" calcext:value-type="float">
            <text:p>0.382683432365106</text:p>
          </table:table-cell>
          <table:table-cell table:style-name="ce2" table:formula="of:=SIN(2*PI()*[.$I$2]*[.A28]*32)" office:value-type="float" office:value="-0.0000000000176859018208833" calcext:value-type="float">
            <text:p>-1.76859018208833E-11</text:p>
          </table:table-cell>
          <table:table-cell table:style-name="ce2" table:formula="of:=[.C28]*[.D28]" office:value-type="float" office:value="0.146446609406732" calcext:value-type="float">
            <text:p>0.146446609406732</text:p>
          </table:table-cell>
          <table:table-cell table:style-name="ce2" table:formula="of:=[.C28]*[.E28]" office:value-type="float" office:value="-0.00000000000676810161328762" calcext:value-type="float">
            <text:p>-6.76810161328762E-12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000000000000013988810110277" calcext:value-type="float">
            <text:p>1.3988810110277E-14</text:p>
          </table:table-cell>
          <table:table-cell table:style-name="ce2" office:value-type="float" office:value="0.0000000000140068557617607" calcext:value-type="float">
            <text:p>1.40068557617607E-11</text:p>
          </table:table-cell>
          <table:table-cell/>
          <table:table-cell table:style-name="ce4" table:formula="of:=SQRT([.K28]*[.K28]+[.L28]*[.L28])" office:value-type="float" office:value="0.0000000000140068627471528" calcext:value-type="float">
            <text:p>1.40068627471528E-11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.A29]*0.0005" office:value-type="float" office:value="0.0135" calcext:value-type="float">
            <text:p>0.0135</text:p>
          </table:table-cell>
          <table:table-cell table:style-name="ce2" table:formula="of:=COS(2*PI()*62.5 *[.B29])" office:value-type="float" office:value="0.555570233019602" calcext:value-type="float">
            <text:p>0.555570233019602</text:p>
          </table:table-cell>
          <table:table-cell table:style-name="ce2" table:formula="of:=COS(2*PI()*[.$I$2]*[.A29]/32)" office:value-type="float" office:value="0.555570233019604" calcext:value-type="float">
            <text:p>0.555570233019604</text:p>
          </table:table-cell>
          <table:table-cell table:style-name="ce2" table:formula="of:=SIN(2*PI()*[.$I$2]*[.A29]*32)" office:value-type="float" office:value="-0.0000000000026948354911376" calcext:value-type="float">
            <text:p>-2.6948354911376E-12</text:p>
          </table:table-cell>
          <table:table-cell table:style-name="ce2" table:formula="of:=[.C29]*[.D29]" office:value-type="float" office:value="0.308658283817456" calcext:value-type="float">
            <text:p>0.308658283817456</text:p>
          </table:table-cell>
          <table:table-cell table:style-name="ce2" table:formula="of:=[.C29]*[.E29]" office:value-type="float" office:value="-0.00000000000149717038176081" calcext:value-type="float">
            <text:p>-1.49717038176081E-12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000000000000166533453693773" calcext:value-type="float">
            <text:p>1.66533453693773E-14</text:p>
          </table:table-cell>
          <table:table-cell table:style-name="ce2" office:value-type="float" office:value="0.00000000000444979934816885" calcext:value-type="float">
            <text:p>4.44979934816885E-12</text:p>
          </table:table-cell>
          <table:table-cell/>
          <table:table-cell table:style-name="ce4" table:formula="of:=SQRT([.K29]*[.K29]+[.L29]*[.L29])" office:value-type="float" office:value="0.00000000000444983051057857" calcext:value-type="float">
            <text:p>4.44983051057857E-12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.A30]*0.0005" office:value-type="float" office:value="0.014" calcext:value-type="float">
            <text:p>0.014</text:p>
          </table:table-cell>
          <table:table-cell table:style-name="ce2" table:formula="of:=COS(2*PI()*62.5 *[.B30])" office:value-type="float" office:value="0.707106781186547" calcext:value-type="float">
            <text:p>0.707106781186547</text:p>
          </table:table-cell>
          <table:table-cell table:style-name="ce2" table:formula="of:=COS(2*PI()*[.$I$2]*[.A30]/32)" office:value-type="float" office:value="0.707106781186559" calcext:value-type="float">
            <text:p>0.707106781186559</text:p>
          </table:table-cell>
          <table:table-cell table:style-name="ce2" table:formula="of:=SIN(2*PI()*[.$I$2]*[.A30]*32)" office:value-type="float" office:value="-0.0000000000168075996181256" calcext:value-type="float">
            <text:p>-1.68075996181256E-11</text:p>
          </table:table-cell>
          <table:table-cell table:style-name="ce2" table:formula="of:=[.C30]*[.D30]" office:value-type="float" office:value="0.500000000000008" calcext:value-type="float">
            <text:p>0.500000000000008</text:p>
          </table:table-cell>
          <table:table-cell table:style-name="ce2" table:formula="of:=[.C30]*[.E30]" office:value-type="float" office:value="-0.000000000011884767665445" calcext:value-type="float">
            <text:p>-1.1884767665445E-11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7.43849426498855E-015" calcext:value-type="float">
            <text:p>7.43849426498855E-15</text:p>
          </table:table-cell>
          <table:table-cell table:style-name="ce2" office:value-type="float" office:value="-0.00000000000845452275644578" calcext:value-type="float">
            <text:p>-8.45452275644578E-12</text:p>
          </table:table-cell>
          <table:table-cell/>
          <table:table-cell table:style-name="ce4" table:formula="of:=SQRT([.K30]*[.K30]+[.L30]*[.L30])" office:value-type="float" office:value="0.00000000000845452602872902" calcext:value-type="float">
            <text:p>8.45452602872902E-12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.A31]*0.0005" office:value-type="float" office:value="0.0145" calcext:value-type="float">
            <text:p>0.0145</text:p>
          </table:table-cell>
          <table:table-cell table:style-name="ce2" table:formula="of:=COS(2*PI()*62.5 *[.B31])" office:value-type="float" office:value="0.831469612302545" calcext:value-type="float">
            <text:p>0.831469612302545</text:p>
          </table:table-cell>
          <table:table-cell table:style-name="ce2" table:formula="of:=COS(2*PI()*[.$I$2]*[.A31]/32)" office:value-type="float" office:value="0.831469612302546" calcext:value-type="float">
            <text:p>0.831469612302546</text:p>
          </table:table-cell>
          <table:table-cell table:style-name="ce2" table:formula="of:=SIN(2*PI()*[.$I$2]*[.A31]*32)" office:value-type="float" office:value="-0.00000000000181653328837987" calcext:value-type="float">
            <text:p>-1.81653328837987E-12</text:p>
          </table:table-cell>
          <table:table-cell table:style-name="ce2" table:formula="of:=[.C31]*[.D31]" office:value-type="float" office:value="0.691341716182546" calcext:value-type="float">
            <text:p>0.691341716182546</text:p>
          </table:table-cell>
          <table:table-cell table:style-name="ce2" table:formula="of:=[.C31]*[.E31]" office:value-type="float" office:value="-0.00000000000151039222902388" calcext:value-type="float">
            <text:p>-1.51039222902388E-12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0000000000000303090885722668" calcext:value-type="float">
            <text:p>3.03090885722668E-14</text:p>
          </table:table-cell>
          <table:table-cell table:style-name="ce2" office:value-type="float" office:value="-0.0000000000275876290121269" calcext:value-type="float">
            <text:p>-2.75876290121269E-11</text:p>
          </table:table-cell>
          <table:table-cell/>
          <table:table-cell table:style-name="ce4" table:formula="of:=SQRT([.K31]*[.K31]+[.L31]*[.L31])" office:value-type="float" office:value="0.000000000027587645661629" calcext:value-type="float">
            <text:p>2.7587645661629E-11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.A32]*0.0005" office:value-type="float" office:value="0.015" calcext:value-type="float">
            <text:p>0.015</text:p>
          </table:table-cell>
          <table:table-cell table:style-name="ce2" table:formula="of:=COS(2*PI()*62.5 *[.B32])" office:value-type="float" office:value="0.923879532511286" calcext:value-type="float">
            <text:p>0.923879532511286</text:p>
          </table:table-cell>
          <table:table-cell table:style-name="ce2" table:formula="of:=COS(2*PI()*[.$I$2]*[.A32]/32)" office:value-type="float" office:value="0.923879532511293" calcext:value-type="float">
            <text:p>0.923879532511293</text:p>
          </table:table-cell>
          <table:table-cell table:style-name="ce2" table:formula="of:=SIN(2*PI()*[.$I$2]*[.A32]*32)" office:value-type="float" office:value="-0.0000000000159292974153679" calcext:value-type="float">
            <text:p>-1.59292974153679E-11</text:p>
          </table:table-cell>
          <table:table-cell table:style-name="ce2" table:formula="of:=[.C32]*[.D32]" office:value-type="float" office:value="0.853553390593279" calcext:value-type="float">
            <text:p>0.853553390593279</text:p>
          </table:table-cell>
          <table:table-cell table:style-name="ce2" table:formula="of:=[.C32]*[.E32]" office:value-type="float" office:value="-0.0000000000147167518493433" calcext:value-type="float">
            <text:p>-1.47167518493433E-11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000000000000682787160144471" calcext:value-type="float">
            <text:p>6.82787160144471E-14</text:p>
          </table:table-cell>
          <table:table-cell table:style-name="ce2" office:value-type="float" office:value="0.0000000000120679327025802" calcext:value-type="float">
            <text:p>1.20679327025802E-11</text:p>
          </table:table-cell>
          <table:table-cell/>
          <table:table-cell table:style-name="ce4" table:formula="of:=SQRT([.K32]*[.K32]+[.L32]*[.L32])" office:value-type="float" office:value="0.0000000000120681258568622" calcext:value-type="float">
            <text:p>1.20681258568622E-11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.A33]*0.0005" office:value-type="float" office:value="0.0155" calcext:value-type="float">
            <text:p>0.0155</text:p>
          </table:table-cell>
          <table:table-cell table:style-name="ce2" table:formula="of:=COS(2*PI()*62.5 *[.B33])" office:value-type="float" office:value="0.98078528040323" calcext:value-type="float">
            <text:p>0.98078528040323</text:p>
          </table:table-cell>
          <table:table-cell table:style-name="ce2" table:formula="of:=COS(2*PI()*[.$I$2]*[.A33]/32)" office:value-type="float" office:value="0.980785280403231" calcext:value-type="float">
            <text:p>0.980785280403231</text:p>
          </table:table-cell>
          <table:table-cell table:style-name="ce2" table:formula="of:=SIN(2*PI()*[.$I$2]*[.A33]*32)" office:value-type="float" office:value="-0.000000000000938231085622151" calcext:value-type="float">
            <text:p>-9.38231085622151E-13</text:p>
          </table:table-cell>
          <table:table-cell table:style-name="ce2" table:formula="of:=[.C33]*[.D33]" office:value-type="float" office:value="0.961939766255644" calcext:value-type="float">
            <text:p>0.961939766255644</text:p>
          </table:table-cell>
          <table:table-cell table:style-name="ce2" table:formula="of:=[.C33]*[.E33]" office:value-type="float" office:value="-0.000000000000920203238394949" calcext:value-type="float">
            <text:p>-9.20203238394949E-13</text:p>
          </table:table-cell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00000000317908809693821" calcext:value-type="float">
            <text:p>3.17908809693821E-11</text:p>
          </table:table-cell>
          <table:table-cell/>
          <table:table-cell table:style-name="ce4" table:formula="of:=SQRT([.K33]*[.K33]+[.L33]*[.L33])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5" table:number-columns-repeated="5"/>
          <table:table-cell table:style-name="ce5" table:formula="of:=SUM([.F2:.F33])" office:value-type="float" office:value="16" calcext:value-type="float">
            <text:p>16</text:p>
          </table:table-cell>
          <table:table-cell table:style-name="ce5" table:formula="of:=SUM([.G2:.G33])" office:value-type="float" office:value="0.0000000000317908809693821" calcext:value-type="float">
            <text:p>3.17908809693821E-11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" table:style-name="ta1">
        <table:shapes>
          <draw:frame draw:z-index="0" draw:name="Gráfico 1" draw:style-name="gr1" svg:width="453.51pt" svg:height="255.09pt" svg:x="1407.4pt" svg:y="46.2pt">
            <draw:object draw:notify-on-update-of-ranges="sin.N2:sin.N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default-cell-style-name="ce1"/>
        <table:table-column table:style-name="co6" table:number-columns-repeated="3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default-cell-style-name="ce1"/>
        <table:table-column table:style-name="co9" table:number-columns-repeated="1010" table:default-cell-style-name="ce1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sin(2*pi*62.5*nT)</text:p>
          </table:table-cell>
          <table:table-cell table:style-name="ce2" office:value-type="string" calcext:value-type="string">
            <text:p>cos(2*pi*k*n/N)</text:p>
          </table:table-cell>
          <table:table-cell table:style-name="ce2" office:value-type="string" calcext:value-type="string">
            <text:p>sin(2*pi*k*n/N)</text:p>
          </table:table-cell>
          <table:table-cell table:style-name="ce2" office:value-type="string" calcext:value-type="string">
            <text:p>x[n]cos(…)</text:p>
          </table:table-cell>
          <table:table-cell table:style-name="ce2" office:value-type="string" calcext:value-type="string">
            <text:p>x[n]sin(...)</text:p>
          </table:table-cell>
          <table:table-cell table:style-name="ce3" table:number-columns-repeated="2"/>
          <table:table-cell table:style-name="ce2" office:value-type="string" calcext:value-type="string">
            <text:p>X[k]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imaginario</text:p>
          </table:table-cell>
          <table:table-cell table:style-name="ce3"/>
          <table:table-cell table:style-name="ce2" office:value-type="string" calcext:value-type="string">
            <text:p>magnitud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formula="of:=[.A2]*0.0005" office:value-type="float" office:value="0" calcext:value-type="float">
            <text:p>0</text:p>
          </table:table-cell>
          <table:table-cell table:style-name="ce2" table:formula="of:=SIN(2*PI()*62.5*[.B2])" office:value-type="float" office:value="0" calcext:value-type="float">
            <text:p>0</text:p>
          </table:table-cell>
          <table:table-cell table:style-name="ce2" table:formula="of:=COS(2*PI()*[.$I$2]*[.A2]/32)" office:value-type="float" office:value="1" calcext:value-type="float">
            <text:p>1</text:p>
          </table:table-cell>
          <table:table-cell table:style-name="ce2" table:formula="of:=SIN(2*PI()*[.$I$2]*[.A2]/32)" office:value-type="float" office:value="0" calcext:value-type="float">
            <text:p>0</text:p>
          </table:table-cell>
          <table:table-cell table:style-name="ce2" table:formula="of:=[.C2]*[.D2]" office:value-type="float" office:value="0" calcext:value-type="float">
            <text:p>0</text:p>
          </table:table-cell>
          <table:table-cell table:style-name="ce2" table:formula="of:=[.C2]*[.E2]" office:value-type="float" office:value="0" calcext:value-type="float">
            <text:p>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44249065417534E-015" calcext:value-type="float">
            <text:p>2.44249065417534E-15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K2]*[.K2]+[.L2]*[.L2])" office:value-type="float" office:value="2.44249065417534E-015" calcext:value-type="float">
            <text:p>2.44249065417534E-15</text:p>
          </table:table-cell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[.A3]*0.0005" office:value-type="float" office:value="0.0005" calcext:value-type="float">
            <text:p>0.0005</text:p>
          </table:table-cell>
          <table:table-cell table:style-name="ce2" table:formula="of:=SIN(2*PI()*62.5*[.B3])" office:value-type="float" office:value="0.195090322016128" calcext:value-type="float">
            <text:p>0.195090322016128</text:p>
          </table:table-cell>
          <table:table-cell table:style-name="ce2" table:formula="of:=COS(2*PI()*[.$I$2]*[.A3]/32)" office:value-type="float" office:value="-0.38268343236509" calcext:value-type="float">
            <text:p>-0.38268343236509</text:p>
          </table:table-cell>
          <table:table-cell table:style-name="ce2" table:formula="of:=SIN(2*PI()*[.$I$2]*[.A3]/32)" office:value-type="float" office:value="0.923879532511287" calcext:value-type="float">
            <text:p>0.923879532511287</text:p>
          </table:table-cell>
          <table:table-cell table:style-name="ce2" table:formula="of:=[.C3]*[.D3]" office:value-type="float" office:value="-0.0746578340503426" calcext:value-type="float">
            <text:p>-0.074657834050343</text:p>
          </table:table-cell>
          <table:table-cell table:style-name="ce2" table:formula="of:=[.C3]*[.E3]" office:value-type="float" office:value="0.180239955501737" calcext:value-type="float">
            <text:p>0.180239955501737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2" table:formula="of:=SQRT([.K3]*[.K3]+[.L3]*[.L3])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[.A4]*0.0005" office:value-type="float" office:value="0.001" calcext:value-type="float">
            <text:p>0.001</text:p>
          </table:table-cell>
          <table:table-cell table:style-name="ce2" table:formula="of:=SIN(2*PI()*62.5*[.B4])" office:value-type="float" office:value="0.38268343236509" calcext:value-type="float">
            <text:p>0.38268343236509</text:p>
          </table:table-cell>
          <table:table-cell table:style-name="ce2" table:formula="of:=COS(2*PI()*[.$I$2]*[.A4]/32)" office:value-type="float" office:value="-0.707106781186548" calcext:value-type="float">
            <text:p>-0.707106781186548</text:p>
          </table:table-cell>
          <table:table-cell table:style-name="ce2" table:formula="of:=SIN(2*PI()*[.$I$2]*[.A4]/32)" office:value-type="float" office:value="-0.707106781186547" calcext:value-type="float">
            <text:p>-0.707106781186547</text:p>
          </table:table-cell>
          <table:table-cell table:style-name="ce2" table:formula="of:=[.C4]*[.D4]" office:value-type="float" office:value="-0.270598050073099" calcext:value-type="float">
            <text:p>-0.270598050073099</text:p>
          </table:table-cell>
          <table:table-cell table:style-name="ce2" table:formula="of:=[.C4]*[.E4]" office:value-type="float" office:value="-0.270598050073098" calcext:value-type="float">
            <text:p>-0.270598050073098</text:p>
          </table:table-cell>
          <table:table-cell table:style-name="ce3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-1.77635683940025E-015" calcext:value-type="float">
            <text:p>-1.77635683940025E-15</text:p>
          </table:table-cell>
          <table:table-cell table:style-name="ce2" office:value-type="float" office:value="6.93889390390723E-016" calcext:value-type="float">
            <text:p>6.93889390390723E-16</text:p>
          </table:table-cell>
          <table:table-cell table:style-name="ce3"/>
          <table:table-cell table:style-name="ce2" table:formula="of:=SQRT([.K4]*[.K4]+[.L4]*[.L4])" office:value-type="float" office:value="1.9070726538286E-015" calcext:value-type="float">
            <text:p>1.9070726538286E-15</text:p>
          </table:table-cell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formula="of:=[.A5]*0.0005" office:value-type="float" office:value="0.0015" calcext:value-type="float">
            <text:p>0.0015</text:p>
          </table:table-cell>
          <table:table-cell table:style-name="ce2" table:formula="of:=SIN(2*PI()*62.5*[.B5])" office:value-type="float" office:value="0.555570233019602" calcext:value-type="float">
            <text:p>0.555570233019602</text:p>
          </table:table-cell>
          <table:table-cell table:style-name="ce2" table:formula="of:=COS(2*PI()*[.$I$2]*[.A5]/32)" office:value-type="float" office:value="0.923879532511286" calcext:value-type="float">
            <text:p>0.923879532511286</text:p>
          </table:table-cell>
          <table:table-cell table:style-name="ce2" table:formula="of:=SIN(2*PI()*[.$I$2]*[.A5]/32)" office:value-type="float" office:value="-0.38268343236509" calcext:value-type="float">
            <text:p>-0.38268343236509</text:p>
          </table:table-cell>
          <table:table-cell table:style-name="ce2" table:formula="of:=[.C5]*[.D5]" office:value-type="float" office:value="0.513279967159337" calcext:value-type="float">
            <text:p>0.513279967159337</text:p>
          </table:table-cell>
          <table:table-cell table:style-name="ce2" table:formula="of:=[.C5]*[.E5]" office:value-type="float" office:value="-0.212607523691814" calcext:value-type="float">
            <text:p>-0.212607523691814</text:p>
          </table:table-cell>
          <table:table-cell table:style-name="ce3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30451205393456E-015" calcext:value-type="float">
            <text:p>1.30451205393456E-15</text:p>
          </table:table-cell>
          <table:table-cell table:style-name="ce2" office:value-type="float" office:value="-8.88178419700125E-016" calcext:value-type="float">
            <text:p>-8.88178419700125E-16</text:p>
          </table:table-cell>
          <table:table-cell table:style-name="ce3"/>
          <table:table-cell table:style-name="ce2" table:formula="of:=SQRT([.K5]*[.K5]+[.L5]*[.L5])" office:value-type="float" office:value="1.57816748289957E-015" calcext:value-type="float">
            <text:p>1.57816748289957E-15</text:p>
          </table:table-cell>
          <table:table-cell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[.A6]*0.0005" office:value-type="float" office:value="0.002" calcext:value-type="float">
            <text:p>0.002</text:p>
          </table:table-cell>
          <table:table-cell table:style-name="ce2" table:formula="of:=SIN(2*PI()*62.5*[.B6])" office:value-type="float" office:value="0.707106781186547" calcext:value-type="float">
            <text:p>0.707106781186547</text:p>
          </table:table-cell>
          <table:table-cell table:style-name="ce2" table:formula="of:=COS(2*PI()*[.$I$2]*[.A6]/32)" office:value-type="float" office:value="3.06161699786838E-016" calcext:value-type="float">
            <text:p>3.06161699786838E-16</text:p>
          </table:table-cell>
          <table:table-cell table:style-name="ce2" table:formula="of:=SIN(2*PI()*[.$I$2]*[.A6]/32)" office:value-type="float" office:value="1" calcext:value-type="float">
            <text:p>1</text:p>
          </table:table-cell>
          <table:table-cell table:style-name="ce2" table:formula="of:=[.C6]*[.D6]" office:value-type="float" office:value="2.16489014058873E-016" calcext:value-type="float">
            <text:p>2.16489014058873E-16</text:p>
          </table:table-cell>
          <table:table-cell table:style-name="ce2" table:formula="of:=[.C6]*[.E6]" office:value-type="float" office:value="0.707106781186547" calcext:value-type="float">
            <text:p>0.707106781186547</text:p>
          </table:table-cell>
          <table:table-cell table:style-name="ce3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.32986979603811E-015" calcext:value-type="float">
            <text:p>4.32986979603811E-15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K6]*[.K6]+[.L6]*[.L6])" office:value-type="float" office:value="4.32986979603811E-015" calcext:value-type="float">
            <text:p>4.32986979603811E-15</text:p>
          </table:table-cell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[.A7]*0.0005" office:value-type="float" office:value="0.0025" calcext:value-type="float">
            <text:p>0.0025</text:p>
          </table:table-cell>
          <table:table-cell table:style-name="ce2" table:formula="of:=SIN(2*PI()*62.5*[.B7])" office:value-type="float" office:value="0.831469612302545" calcext:value-type="float">
            <text:p>0.831469612302545</text:p>
          </table:table-cell>
          <table:table-cell table:style-name="ce2" table:formula="of:=COS(2*PI()*[.$I$2]*[.A7]/32)" office:value-type="float" office:value="-0.923879532511287" calcext:value-type="float">
            <text:p>-0.923879532511287</text:p>
          </table:table-cell>
          <table:table-cell table:style-name="ce2" table:formula="of:=SIN(2*PI()*[.$I$2]*[.A7]/32)" office:value-type="float" office:value="-0.38268343236509" calcext:value-type="float">
            <text:p>-0.38268343236509</text:p>
          </table:table-cell>
          <table:table-cell table:style-name="ce2" table:formula="of:=[.C7]*[.D7]" office:value-type="float" office:value="-0.768177756711416" calcext:value-type="float">
            <text:p>-0.768177756711416</text:p>
          </table:table-cell>
          <table:table-cell table:style-name="ce2" table:formula="of:=[.C7]*[.E7]" office:value-type="float" office:value="-0.318189645143209" calcext:value-type="float">
            <text:p>-0.318189645143209</text:p>
          </table:table-cell>
          <table:table-cell table:style-name="ce3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51187959321442E-015" calcext:value-type="float">
            <text:p>2.51187959321442E-15</text:p>
          </table:table-cell>
          <table:table-cell table:style-name="ce2" office:value-type="float" office:value="1.77635683940025E-015" calcext:value-type="float">
            <text:p>1.77635683940025E-15</text:p>
          </table:table-cell>
          <table:table-cell table:style-name="ce3"/>
          <table:table-cell table:style-name="ce2" table:formula="of:=SQRT([.K7]*[.K7]+[.L7]*[.L7])" office:value-type="float" office:value="3.07652120286714E-015" calcext:value-type="float">
            <text:p>3.07652120286714E-15</text:p>
          </table:table-cell>
          <table:table-cell table:number-columns-repeated="101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[.A8]*0.0005" office:value-type="float" office:value="0.003" calcext:value-type="float">
            <text:p>0.003</text:p>
          </table:table-cell>
          <table:table-cell table:style-name="ce2" table:formula="of:=SIN(2*PI()*62.5*[.B8])" office:value-type="float" office:value="0.923879532511287" calcext:value-type="float">
            <text:p>0.923879532511287</text:p>
          </table:table-cell>
          <table:table-cell table:style-name="ce2" table:formula="of:=COS(2*PI()*[.$I$2]*[.A8]/32)" office:value-type="float" office:value="0.707106781186547" calcext:value-type="float">
            <text:p>0.707106781186547</text:p>
          </table:table-cell>
          <table:table-cell table:style-name="ce2" table:formula="of:=SIN(2*PI()*[.$I$2]*[.A8]/32)" office:value-type="float" office:value="-0.707106781186548" calcext:value-type="float">
            <text:p>-0.707106781186548</text:p>
          </table:table-cell>
          <table:table-cell table:style-name="ce2" table:formula="of:=[.C8]*[.D8]" office:value-type="float" office:value="0.653281482438187" calcext:value-type="float">
            <text:p>0.653281482438187</text:p>
          </table:table-cell>
          <table:table-cell table:style-name="ce2" table:formula="of:=[.C8]*[.E8]" office:value-type="float" office:value="-0.653281482438189" calcext:value-type="float">
            <text:p>-0.653281482438189</text:p>
          </table:table-cell>
          <table:table-cell table:style-name="ce3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.85882428840978E-015" calcext:value-type="float">
            <text:p>2.85882428840978E-15</text:p>
          </table:table-cell>
          <table:table-cell table:style-name="ce2" office:value-type="float" office:value="-1.74860126378462E-015" calcext:value-type="float">
            <text:p>-1.74860126378462E-15</text:p>
          </table:table-cell>
          <table:table-cell table:style-name="ce3"/>
          <table:table-cell table:style-name="ce2" table:formula="of:=SQRT([.K8]*[.K8]+[.L8]*[.L8])" office:value-type="float" office:value="3.35119123472697E-015" calcext:value-type="float">
            <text:p>3.35119123472697E-15</text:p>
          </table:table-cell>
          <table:table-cell table:number-columns-repeated="101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formula="of:=[.A9]*0.0005" office:value-type="float" office:value="0.0035" calcext:value-type="float">
            <text:p>0.0035</text:p>
          </table:table-cell>
          <table:table-cell table:style-name="ce2" table:formula="of:=SIN(2*PI()*62.5*[.B9])" office:value-type="float" office:value="0.98078528040323" calcext:value-type="float">
            <text:p>0.98078528040323</text:p>
          </table:table-cell>
          <table:table-cell table:style-name="ce2" table:formula="of:=COS(2*PI()*[.$I$2]*[.A9]/32)" office:value-type="float" office:value="0.382683432365091" calcext:value-type="float">
            <text:p>0.382683432365091</text:p>
          </table:table-cell>
          <table:table-cell table:style-name="ce2" table:formula="of:=SIN(2*PI()*[.$I$2]*[.A9]/32)" office:value-type="float" office:value="0.923879532511286" calcext:value-type="float">
            <text:p>0.923879532511286</text:p>
          </table:table-cell>
          <table:table-cell table:style-name="ce2" table:formula="of:=[.C9]*[.D9]" office:value-type="float" office:value="0.375330277517866" calcext:value-type="float">
            <text:p>0.375330277517866</text:p>
          </table:table-cell>
          <table:table-cell table:style-name="ce2" table:formula="of:=[.C9]*[.E9]" office:value-type="float" office:value="0.906127446352887" calcext:value-type="float">
            <text:p>0.906127446352887</text:p>
          </table:table-cell>
          <table:table-cell table:style-name="ce3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-2.13024042849952E-015" calcext:value-type="float">
            <text:p>-2.13024042849952E-15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K9]*[.K9]+[.L9]*[.L9])" office:value-type="float" office:value="2.13024042849952E-015" calcext:value-type="float">
            <text:p>2.13024042849952E-15</text:p>
          </table:table-cell>
          <table:table-cell table:number-columns-repeated="101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table:formula="of:=[.A10]*0.0005" office:value-type="float" office:value="0.004" calcext:value-type="float">
            <text:p>0.004</text:p>
          </table:table-cell>
          <table:table-cell table:style-name="ce2" table:formula="of:=SIN(2*PI()*62.5*[.B10])" office:value-type="float" office:value="1" calcext:value-type="float">
            <text:p>1</text:p>
          </table:table-cell>
          <table:table-cell table:style-name="ce2" table:formula="of:=COS(2*PI()*[.$I$2]*[.A10]/32)" office:value-type="float" office:value="-1" calcext:value-type="float">
            <text:p>-1</text:p>
          </table:table-cell>
          <table:table-cell table:style-name="ce2" table:formula="of:=SIN(2*PI()*[.$I$2]*[.A10]/32)" office:value-type="float" office:value="6.12323399573677E-016" calcext:value-type="float">
            <text:p>6.12323399573677E-16</text:p>
          </table:table-cell>
          <table:table-cell table:style-name="ce2" table:formula="of:=[.C10]*[.D10]" office:value-type="float" office:value="-1" calcext:value-type="float">
            <text:p>-1</text:p>
          </table:table-cell>
          <table:table-cell table:style-name="ce2" table:formula="of:=[.C10]*[.E10]" office:value-type="float" office:value="6.12323399573677E-016" calcext:value-type="float">
            <text:p>6.12323399573677E-16</text:p>
          </table:table-cell>
          <table:table-cell table:style-name="ce3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6.61299883977016E-015" calcext:value-type="float">
            <text:p>6.61299883977016E-15</text:p>
          </table:table-cell>
          <table:table-cell table:style-name="ce2" office:value-type="float" office:value="-1.88737914186277E-015" calcext:value-type="float">
            <text:p>-1.88737914186277E-15</text:p>
          </table:table-cell>
          <table:table-cell table:style-name="ce3"/>
          <table:table-cell table:style-name="ce2" table:formula="of:=SQRT([.K10]*[.K10]+[.L10]*[.L10])" office:value-type="float" office:value="6.87705995901883E-015" calcext:value-type="float">
            <text:p>6.87705995901883E-15</text:p>
          </table:table-cell>
          <table:table-cell table:number-columns-repeated="101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table:formula="of:=[.A11]*0.0005" office:value-type="float" office:value="0.0045" calcext:value-type="float">
            <text:p>0.0045</text:p>
          </table:table-cell>
          <table:table-cell table:style-name="ce2" table:formula="of:=SIN(2*PI()*62.5*[.B11])" office:value-type="float" office:value="0.98078528040323" calcext:value-type="float">
            <text:p>0.98078528040323</text:p>
          </table:table-cell>
          <table:table-cell table:style-name="ce2" table:formula="of:=COS(2*PI()*[.$I$2]*[.A11]/32)" office:value-type="float" office:value="0.38268343236509" calcext:value-type="float">
            <text:p>0.38268343236509</text:p>
          </table:table-cell>
          <table:table-cell table:style-name="ce2" table:formula="of:=SIN(2*PI()*[.$I$2]*[.A11]/32)" office:value-type="float" office:value="-0.923879532511287" calcext:value-type="float">
            <text:p>-0.923879532511287</text:p>
          </table:table-cell>
          <table:table-cell table:style-name="ce2" table:formula="of:=[.C11]*[.D11]" office:value-type="float" office:value="0.375330277517865" calcext:value-type="float">
            <text:p>0.375330277517865</text:p>
          </table:table-cell>
          <table:table-cell table:style-name="ce2" table:formula="of:=[.C11]*[.E11]" office:value-type="float" office:value="-0.906127446352888" calcext:value-type="float">
            <text:p>-0.906127446352888</text:p>
          </table:table-cell>
          <table:table-cell table:style-name="ce3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-6.59194920871187E-016" calcext:value-type="float">
            <text:p>-6.59194920871187E-16</text:p>
          </table:table-cell>
          <table:table-cell table:style-name="ce2" office:value-type="float" office:value="8.04911692853239E-016" calcext:value-type="float">
            <text:p>8.04911692853239E-16</text:p>
          </table:table-cell>
          <table:table-cell table:style-name="ce3"/>
          <table:table-cell table:style-name="ce2" table:formula="of:=SQRT([.K11]*[.K11]+[.L11]*[.L11])" office:value-type="float" office:value="1.04039452949073E-015" calcext:value-type="float">
            <text:p>1.04039452949073E-15</text:p>
          </table:table-cell>
          <table:table-cell table:number-columns-repeated="101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formula="of:=[.A12]*0.0005" office:value-type="float" office:value="0.005" calcext:value-type="float">
            <text:p>0.005</text:p>
          </table:table-cell>
          <table:table-cell table:style-name="ce2" table:formula="of:=SIN(2*PI()*62.5*[.B12])" office:value-type="float" office:value="0.923879532511287" calcext:value-type="float">
            <text:p>0.923879532511287</text:p>
          </table:table-cell>
          <table:table-cell table:style-name="ce2" table:formula="of:=COS(2*PI()*[.$I$2]*[.A12]/32)" office:value-type="float" office:value="0.707106781186547" calcext:value-type="float">
            <text:p>0.707106781186547</text:p>
          </table:table-cell>
          <table:table-cell table:style-name="ce2" table:formula="of:=SIN(2*PI()*[.$I$2]*[.A12]/32)" office:value-type="float" office:value="0.707106781186548" calcext:value-type="float">
            <text:p>0.707106781186548</text:p>
          </table:table-cell>
          <table:table-cell table:style-name="ce2" table:formula="of:=[.C12]*[.D12]" office:value-type="float" office:value="0.653281482438188" calcext:value-type="float">
            <text:p>0.653281482438188</text:p>
          </table:table-cell>
          <table:table-cell table:style-name="ce2" table:formula="of:=[.C12]*[.E12]" office:value-type="float" office:value="0.653281482438188" calcext:value-type="float">
            <text:p>0.653281482438188</text:p>
          </table:table-cell>
          <table:table-cell table:style-name="ce3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72084568816899E-015" calcext:value-type="float">
            <text:p>1.72084568816899E-15</text:p>
          </table:table-cell>
          <table:table-cell table:style-name="ce2" office:value-type="float" office:value="-6.46704911844154E-015" calcext:value-type="float">
            <text:p>-6.46704911844154E-15</text:p>
          </table:table-cell>
          <table:table-cell table:style-name="ce3"/>
          <table:table-cell table:style-name="ce2" table:formula="of:=SQRT([.K12]*[.K12]+[.L12]*[.L12])" office:value-type="float" office:value="6.69208743090116E-015" calcext:value-type="float">
            <text:p>6.69208743090116E-15</text:p>
          </table:table-cell>
          <table:table-cell table:number-columns-repeated="101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table:formula="of:=[.A13]*0.0005" office:value-type="float" office:value="0.0055" calcext:value-type="float">
            <text:p>0.0055</text:p>
          </table:table-cell>
          <table:table-cell table:style-name="ce2" table:formula="of:=SIN(2*PI()*62.5*[.B13])" office:value-type="float" office:value="0.831469612302545" calcext:value-type="float">
            <text:p>0.831469612302545</text:p>
          </table:table-cell>
          <table:table-cell table:style-name="ce2" table:formula="of:=COS(2*PI()*[.$I$2]*[.A13]/32)" office:value-type="float" office:value="-0.923879532511287" calcext:value-type="float">
            <text:p>-0.923879532511287</text:p>
          </table:table-cell>
          <table:table-cell table:style-name="ce2" table:formula="of:=SIN(2*PI()*[.$I$2]*[.A13]/32)" office:value-type="float" office:value="0.382683432365089" calcext:value-type="float">
            <text:p>0.382683432365089</text:p>
          </table:table-cell>
          <table:table-cell table:style-name="ce2" table:formula="of:=[.C13]*[.D13]" office:value-type="float" office:value="-0.768177756711417" calcext:value-type="float">
            <text:p>-0.768177756711417</text:p>
          </table:table-cell>
          <table:table-cell table:style-name="ce2" table:formula="of:=[.C13]*[.E13]" office:value-type="float" office:value="0.318189645143208" calcext:value-type="float">
            <text:p>0.318189645143208</text:p>
          </table:table-cell>
          <table:table-cell table:style-name="ce3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02455846426619E-016" calcext:value-type="float">
            <text:p>4.02455846426619E-16</text:p>
          </table:table-cell>
          <table:table-cell table:style-name="ce2" office:value-type="float" office:value="-1.2490009027033E-015" calcext:value-type="float">
            <text:p>-1.2490009027033E-15</text:p>
          </table:table-cell>
          <table:table-cell table:style-name="ce3"/>
          <table:table-cell table:style-name="ce2" table:formula="of:=SQRT([.K13]*[.K13]+[.L13]*[.L13])" office:value-type="float" office:value="1.31224005550685E-015" calcext:value-type="float">
            <text:p>1.31224005550685E-15</text:p>
          </table:table-cell>
          <table:table-cell table:number-columns-repeated="101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formula="of:=[.A14]*0.0005" office:value-type="float" office:value="0.006" calcext:value-type="float">
            <text:p>0.006</text:p>
          </table:table-cell>
          <table:table-cell table:style-name="ce2" table:formula="of:=SIN(2*PI()*62.5*[.B14])" office:value-type="float" office:value="0.707106781186548" calcext:value-type="float">
            <text:p>0.707106781186548</text:p>
          </table:table-cell>
          <table:table-cell table:style-name="ce2" table:formula="of:=COS(2*PI()*[.$I$2]*[.A14]/32)" office:value-type="float" office:value="-2.69484193876076E-015" calcext:value-type="float">
            <text:p>-2.69484193876076E-15</text:p>
          </table:table-cell>
          <table:table-cell table:style-name="ce2" table:formula="of:=SIN(2*PI()*[.$I$2]*[.A14]/32)" office:value-type="float" office:value="-1" calcext:value-type="float">
            <text:p>-1</text:p>
          </table:table-cell>
          <table:table-cell table:style-name="ce2" table:formula="of:=[.C14]*[.D14]" office:value-type="float" office:value="-1.90554100912364E-015" calcext:value-type="float">
            <text:p>-1.90554100912364E-15</text:p>
          </table:table-cell>
          <table:table-cell table:style-name="ce2" table:formula="of:=[.C14]*[.E14]" office:value-type="float" office:value="-0.707106781186548" calcext:value-type="float">
            <text:p>-0.707106781186548</text:p>
          </table:table-cell>
          <table:table-cell table:style-name="ce3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2867087928207E-016" calcext:value-type="float">
            <text:p>5.82867087928207E-16</text:p>
          </table:table-cell>
          <table:table-cell table:style-name="ce3"/>
          <table:table-cell table:style-name="ce2" table:formula="of:=SQRT([.K14]*[.K14]+[.L14]*[.L14])" office:value-type="float" office:value="5.82867087928207E-016" calcext:value-type="float">
            <text:p>5.82867087928207E-16</text:p>
          </table:table-cell>
          <table:table-cell table:number-columns-repeated="101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table:formula="of:=[.A15]*0.0005" office:value-type="float" office:value="0.0065" calcext:value-type="float">
            <text:p>0.0065</text:p>
          </table:table-cell>
          <table:table-cell table:style-name="ce2" table:formula="of:=SIN(2*PI()*62.5*[.B15])" office:value-type="float" office:value="0.555570233019602" calcext:value-type="float">
            <text:p>0.555570233019602</text:p>
          </table:table-cell>
          <table:table-cell table:style-name="ce2" table:formula="of:=COS(2*PI()*[.$I$2]*[.A15]/32)" office:value-type="float" office:value="0.923879532511288" calcext:value-type="float">
            <text:p>0.923879532511288</text:p>
          </table:table-cell>
          <table:table-cell table:style-name="ce2" table:formula="of:=SIN(2*PI()*[.$I$2]*[.A15]/32)" office:value-type="float" office:value="0.382683432365088" calcext:value-type="float">
            <text:p>0.382683432365088</text:p>
          </table:table-cell>
          <table:table-cell table:style-name="ce2" table:formula="of:=[.C15]*[.D15]" office:value-type="float" office:value="0.513279967159337" calcext:value-type="float">
            <text:p>0.513279967159337</text:p>
          </table:table-cell>
          <table:table-cell table:style-name="ce2" table:formula="of:=[.C15]*[.E15]" office:value-type="float" office:value="0.212607523691813" calcext:value-type="float">
            <text:p>0.212607523691813</text:p>
          </table:table-cell>
          <table:table-cell table:style-name="ce3"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74780198594726E-015" calcext:value-type="float">
            <text:p>2.74780198594726E-15</text:p>
          </table:table-cell>
          <table:table-cell table:style-name="ce2" office:value-type="float" office:value="1.48492329543615E-015" calcext:value-type="float">
            <text:p>1.48492329543615E-15</text:p>
          </table:table-cell>
          <table:table-cell table:style-name="ce3"/>
          <table:table-cell table:style-name="ce2" table:formula="of:=SQRT([.K15]*[.K15]+[.L15]*[.L15])" office:value-type="float" office:value="3.12336564418972E-015" calcext:value-type="float">
            <text:p>3.12336564418972E-15</text:p>
          </table:table-cell>
          <table:table-cell table:number-columns-repeated="101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[.A16]*0.0005" office:value-type="float" office:value="0.007" calcext:value-type="float">
            <text:p>0.007</text:p>
          </table:table-cell>
          <table:table-cell table:style-name="ce2" table:formula="of:=SIN(2*PI()*62.5*[.B16])" office:value-type="float" office:value="0.38268343236509" calcext:value-type="float">
            <text:p>0.38268343236509</text:p>
          </table:table-cell>
          <table:table-cell table:style-name="ce2" table:formula="of:=COS(2*PI()*[.$I$2]*[.A16]/32)" office:value-type="float" office:value="-0.707106781186546" calcext:value-type="float">
            <text:p>-0.707106781186546</text:p>
          </table:table-cell>
          <table:table-cell table:style-name="ce2" table:formula="of:=SIN(2*PI()*[.$I$2]*[.A16]/32)" office:value-type="float" office:value="0.707106781186549" calcext:value-type="float">
            <text:p>0.707106781186549</text:p>
          </table:table-cell>
          <table:table-cell table:style-name="ce2" table:formula="of:=[.C16]*[.D16]" office:value-type="float" office:value="-0.270598050073098" calcext:value-type="float">
            <text:p>-0.270598050073098</text:p>
          </table:table-cell>
          <table:table-cell table:style-name="ce2" table:formula="of:=[.C16]*[.E16]" office:value-type="float" office:value="0.270598050073099" calcext:value-type="float">
            <text:p>0.270598050073099</text:p>
          </table:table-cell>
          <table:table-cell table:style-name="ce3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.67841304690819E-015" calcext:value-type="float">
            <text:p>2.67841304690819E-15</text:p>
          </table:table-cell>
          <table:table-cell table:style-name="ce3"/>
          <table:table-cell table:style-name="ce2" table:formula="of:=SQRT([.K16]*[.K16]+[.L16]*[.L16])" office:value-type="float" office:value="2.67841304690819E-015" calcext:value-type="float">
            <text:p>2.67841304690819E-15</text:p>
          </table:table-cell>
          <table:table-cell table:number-columns-repeated="101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[.A17]*0.0005" office:value-type="float" office:value="0.0075" calcext:value-type="float">
            <text:p>0.0075</text:p>
          </table:table-cell>
          <table:table-cell table:style-name="ce2" table:formula="of:=SIN(2*PI()*62.5*[.B17])" office:value-type="float" office:value="0.195090322016129" calcext:value-type="float">
            <text:p>0.195090322016129</text:p>
          </table:table-cell>
          <table:table-cell table:style-name="ce2" table:formula="of:=COS(2*PI()*[.$I$2]*[.A17]/32)" office:value-type="float" office:value="-0.382683432365091" calcext:value-type="float">
            <text:p>-0.382683432365091</text:p>
          </table:table-cell>
          <table:table-cell table:style-name="ce2" table:formula="of:=SIN(2*PI()*[.$I$2]*[.A17]/32)" office:value-type="float" office:value="-0.923879532511286" calcext:value-type="float">
            <text:p>-0.923879532511286</text:p>
          </table:table-cell>
          <table:table-cell table:style-name="ce2" table:formula="of:=[.C17]*[.D17]" office:value-type="float" office:value="-0.074657834050343" calcext:value-type="float">
            <text:p>-0.074657834050343</text:p>
          </table:table-cell>
          <table:table-cell table:style-name="ce2" table:formula="of:=[.C17]*[.E17]" office:value-type="float" office:value="-0.180239955501737" calcext:value-type="float">
            <text:p>-0.180239955501737</text:p>
          </table:table-cell>
          <table:table-cell table:style-name="ce3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-6.46704911844154E-015" calcext:value-type="float">
            <text:p>-6.46704911844154E-15</text:p>
          </table:table-cell>
          <table:table-cell table:style-name="ce2" office:value-type="float" office:value="2.34534613952064E-015" calcext:value-type="float">
            <text:p>2.34534613952064E-15</text:p>
          </table:table-cell>
          <table:table-cell table:style-name="ce3"/>
          <table:table-cell table:style-name="ce2" table:formula="of:=SQRT([.K17]*[.K17]+[.L17]*[.L17])" office:value-type="float" office:value="6.8791985590256E-015" calcext:value-type="float">
            <text:p>6.8791985590256E-15</text:p>
          </table:table-cell>
          <table:table-cell table:number-columns-repeated="101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formula="of:=[.A18]*0.0005" office:value-type="float" office:value="0.008" calcext:value-type="float">
            <text:p>0.008</text:p>
          </table:table-cell>
          <table:table-cell table:style-name="ce2" table:formula="of:=SIN(2*PI()*62.5*[.B18])" office:value-type="float" office:value="1.22514845490862E-016" calcext:value-type="float">
            <text:p>1.22514845490862E-16</text:p>
          </table:table-cell>
          <table:table-cell table:style-name="ce2" table:formula="of:=COS(2*PI()*[.$I$2]*[.A18]/32)" office:value-type="float" office:value="1" calcext:value-type="float">
            <text:p>1</text:p>
          </table:table-cell>
          <table:table-cell table:style-name="ce2" table:formula="of:=SIN(2*PI()*[.$I$2]*[.A18]/32)" office:value-type="float" office:value="-1.22464679914735E-015" calcext:value-type="float">
            <text:p>-1.22464679914735E-15</text:p>
          </table:table-cell>
          <table:table-cell table:style-name="ce2" table:formula="of:=[.C18]*[.D18]" office:value-type="float" office:value="1.22514845490862E-016" calcext:value-type="float">
            <text:p>1.22514845490862E-16</text:p>
          </table:table-cell>
          <table:table-cell table:style-name="ce2" table:formula="of:=[.C18]*[.E18]" office:value-type="float" office:value="-1.50037413378417E-031" calcext:value-type="float">
            <text:p>-1.50037413378417E-31</text:p>
          </table:table-cell>
          <table:table-cell table:style-name="ce3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19943339302313E-015" calcext:value-type="float">
            <text:p>4.19943339302313E-15</text:p>
          </table:table-cell>
          <table:table-cell table:style-name="ce3"/>
          <table:table-cell table:style-name="ce2" table:formula="of:=SQRT([.K18]*[.K18]+[.L18]*[.L18])" office:value-type="float" office:value="4.19943339302313E-015" calcext:value-type="float">
            <text:p>4.19943339302313E-15</text:p>
          </table:table-cell>
          <table:table-cell table:number-columns-repeated="101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formula="of:=[.A19]*0.0005" office:value-type="float" office:value="0.0085" calcext:value-type="float">
            <text:p>0.0085</text:p>
          </table:table-cell>
          <table:table-cell table:style-name="ce2" table:formula="of:=SIN(2*PI()*62.5*[.B19])" office:value-type="float" office:value="-0.195090322016128" calcext:value-type="float">
            <text:p>-0.195090322016128</text:p>
          </table:table-cell>
          <table:table-cell table:style-name="ce2" table:formula="of:=COS(2*PI()*[.$I$2]*[.A19]/32)" office:value-type="float" office:value="-0.382683432365089" calcext:value-type="float">
            <text:p>-0.382683432365089</text:p>
          </table:table-cell>
          <table:table-cell table:style-name="ce2" table:formula="of:=SIN(2*PI()*[.$I$2]*[.A19]/32)" office:value-type="float" office:value="0.923879532511287" calcext:value-type="float">
            <text:p>0.923879532511287</text:p>
          </table:table-cell>
          <table:table-cell table:style-name="ce2" table:formula="of:=[.C19]*[.D19]" office:value-type="float" office:value="0.0746578340503425" calcext:value-type="float">
            <text:p>0.074657834050343</text:p>
          </table:table-cell>
          <table:table-cell table:style-name="ce2" table:formula="of:=[.C19]*[.E19]" office:value-type="float" office:value="-0.180239955501737" calcext:value-type="float">
            <text:p>-0.180239955501737</text:p>
          </table:table-cell>
          <table:table-cell table:style-name="ce3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-8.21565038222616E-015" calcext:value-type="float">
            <text:p>-8.21565038222616E-15</text:p>
          </table:table-cell>
          <table:table-cell table:style-name="ce2" office:value-type="float" office:value="-8.77076189453874E-015" calcext:value-type="float">
            <text:p>-8.77076189453874E-15</text:p>
          </table:table-cell>
          <table:table-cell table:style-name="ce3"/>
          <table:table-cell table:style-name="ce2" table:formula="of:=SQRT([.K19]*[.K19]+[.L19]*[.L19])" office:value-type="float" office:value="0.0000000000000120176193738055" calcext:value-type="float">
            <text:p>1.20176193738055E-14</text:p>
          </table:table-cell>
          <table:table-cell table:number-columns-repeated="101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[.A20]*0.0005" office:value-type="float" office:value="0.009" calcext:value-type="float">
            <text:p>0.009</text:p>
          </table:table-cell>
          <table:table-cell table:style-name="ce2" table:formula="of:=SIN(2*PI()*62.5*[.B20])" office:value-type="float" office:value="-0.38268343236509" calcext:value-type="float">
            <text:p>-0.38268343236509</text:p>
          </table:table-cell>
          <table:table-cell table:style-name="ce2" table:formula="of:=COS(2*PI()*[.$I$2]*[.A20]/32)" office:value-type="float" office:value="-0.707106781186548" calcext:value-type="float">
            <text:p>-0.707106781186548</text:p>
          </table:table-cell>
          <table:table-cell table:style-name="ce2" table:formula="of:=SIN(2*PI()*[.$I$2]*[.A20]/32)" office:value-type="float" office:value="-0.707106781186547" calcext:value-type="float">
            <text:p>-0.707106781186547</text:p>
          </table:table-cell>
          <table:table-cell table:style-name="ce2" table:formula="of:=[.C20]*[.D20]" office:value-type="float" office:value="0.270598050073099" calcext:value-type="float">
            <text:p>0.270598050073099</text:p>
          </table:table-cell>
          <table:table-cell table:style-name="ce2" table:formula="of:=[.C20]*[.E20]" office:value-type="float" office:value="0.270598050073098" calcext:value-type="float">
            <text:p>0.270598050073098</text:p>
          </table:table-cell>
          <table:table-cell table:style-name="ce3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-2.13717932240343E-015" calcext:value-type="float">
            <text:p>-2.13717932240343E-15</text:p>
          </table:table-cell>
          <table:table-cell table:style-name="ce2" office:value-type="float" office:value="8.2572837456496E-015" calcext:value-type="float">
            <text:p>8.2572837456496E-15</text:p>
          </table:table-cell>
          <table:table-cell table:style-name="ce3"/>
          <table:table-cell table:style-name="ce2" table:formula="of:=SQRT([.K20]*[.K20]+[.L20]*[.L20])" office:value-type="float" office:value="8.52937690058763E-015" calcext:value-type="float">
            <text:p>8.52937690058763E-15</text:p>
          </table:table-cell>
          <table:table-cell table:number-columns-repeated="101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formula="of:=[.A21]*0.0005" office:value-type="float" office:value="0.0095" calcext:value-type="float">
            <text:p>0.0095</text:p>
          </table:table-cell>
          <table:table-cell table:style-name="ce2" table:formula="of:=SIN(2*PI()*62.5*[.B21])" office:value-type="float" office:value="-0.555570233019602" calcext:value-type="float">
            <text:p>-0.555570233019602</text:p>
          </table:table-cell>
          <table:table-cell table:style-name="ce2" table:formula="of:=COS(2*PI()*[.$I$2]*[.A21]/32)" office:value-type="float" office:value="0.923879532511287" calcext:value-type="float">
            <text:p>0.923879532511287</text:p>
          </table:table-cell>
          <table:table-cell table:style-name="ce2" table:formula="of:=SIN(2*PI()*[.$I$2]*[.A21]/32)" office:value-type="float" office:value="-0.38268343236509" calcext:value-type="float">
            <text:p>-0.38268343236509</text:p>
          </table:table-cell>
          <table:table-cell table:style-name="ce2" table:formula="of:=[.C21]*[.D21]" office:value-type="float" office:value="-0.513279967159337" calcext:value-type="float">
            <text:p>-0.513279967159337</text:p>
          </table:table-cell>
          <table:table-cell table:style-name="ce2" table:formula="of:=[.C21]*[.E21]" office:value-type="float" office:value="0.212607523691814" calcext:value-type="float">
            <text:p>0.212607523691814</text:p>
          </table:table-cell>
          <table:table-cell table:style-name="ce3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38538094726937E-015" calcext:value-type="float">
            <text:p>4.38538094726937E-15</text:p>
          </table:table-cell>
          <table:table-cell table:style-name="ce2" office:value-type="float" office:value="0.0000000000000129479760246909" calcext:value-type="float">
            <text:p>1.29479760246909E-14</text:p>
          </table:table-cell>
          <table:table-cell table:style-name="ce3"/>
          <table:table-cell table:style-name="ce2" table:formula="of:=SQRT([.K21]*[.K21]+[.L21]*[.L21])" office:value-type="float" office:value="0.0000000000000136704663120408" calcext:value-type="float">
            <text:p>1.36704663120408E-14</text:p>
          </table:table-cell>
          <table:table-cell table:number-columns-repeated="101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formula="of:=[.A22]*0.0005" office:value-type="float" office:value="0.01" calcext:value-type="float">
            <text:p>0.01</text:p>
          </table:table-cell>
          <table:table-cell table:style-name="ce2" table:formula="of:=SIN(2*PI()*62.5*[.B22])" office:value-type="float" office:value="-0.707106781186547" calcext:value-type="float">
            <text:p>-0.707106781186547</text:p>
          </table:table-cell>
          <table:table-cell table:style-name="ce2" table:formula="of:=COS(2*PI()*[.$I$2]*[.A22]/32)" office:value-type="float" office:value="-2.45548340466059E-016" calcext:value-type="float">
            <text:p>-2.45548340466059E-16</text:p>
          </table:table-cell>
          <table:table-cell table:style-name="ce2" table:formula="of:=SIN(2*PI()*[.$I$2]*[.A22]/32)" office:value-type="float" office:value="1" calcext:value-type="float">
            <text:p>1</text:p>
          </table:table-cell>
          <table:table-cell table:style-name="ce2" table:formula="of:=[.C22]*[.D22]" office:value-type="float" office:value="1.73628896652653E-016" calcext:value-type="float">
            <text:p>1.73628896652653E-16</text:p>
          </table:table-cell>
          <table:table-cell table:style-name="ce2" table:formula="of:=[.C22]*[.E22]" office:value-type="float" office:value="-0.707106781186547" calcext:value-type="float">
            <text:p>-0.707106781186547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77555756156289E-015" calcext:value-type="float">
            <text:p>2.77555756156289E-15</text:p>
          </table:table-cell>
          <table:table-cell table:style-name="ce2" office:value-type="float" office:value="0.0000000000000107969189144796" calcext:value-type="float">
            <text:p>1.07969189144796E-14</text:p>
          </table:table-cell>
          <table:table-cell table:style-name="ce3"/>
          <table:table-cell table:style-name="ce2" table:formula="of:=SQRT([.K22]*[.K22]+[.L22]*[.L22])" office:value-type="float" office:value="0.0000000000000111479674301371" calcext:value-type="float">
            <text:p>1.11479674301371E-14</text:p>
          </table:table-cell>
          <table:table-cell table:number-columns-repeated="101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formula="of:=[.A23]*0.0005" office:value-type="float" office:value="0.0105" calcext:value-type="float">
            <text:p>0.0105</text:p>
          </table:table-cell>
          <table:table-cell table:style-name="ce2" table:formula="of:=SIN(2*PI()*62.5*[.B23])" office:value-type="float" office:value="-0.831469612302545" calcext:value-type="float">
            <text:p>-0.831469612302545</text:p>
          </table:table-cell>
          <table:table-cell table:style-name="ce2" table:formula="of:=COS(2*PI()*[.$I$2]*[.A23]/32)" office:value-type="float" office:value="-0.923879532511286" calcext:value-type="float">
            <text:p>-0.923879532511286</text:p>
          </table:table-cell>
          <table:table-cell table:style-name="ce2" table:formula="of:=SIN(2*PI()*[.$I$2]*[.A23]/32)" office:value-type="float" office:value="-0.38268343236509" calcext:value-type="float">
            <text:p>-0.38268343236509</text:p>
          </table:table-cell>
          <table:table-cell table:style-name="ce2" table:formula="of:=[.C23]*[.D23]" office:value-type="float" office:value="0.768177756711416" calcext:value-type="float">
            <text:p>0.768177756711416</text:p>
          </table:table-cell>
          <table:table-cell table:style-name="ce2" table:formula="of:=[.C23]*[.E23]" office:value-type="float" office:value="0.318189645143209" calcext:value-type="float">
            <text:p>0.318189645143209</text:p>
          </table:table-cell>
          <table:table-cell table:style-name="ce3" table:number-columns-repeated="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93889390390723E-016" calcext:value-type="float">
            <text:p>6.93889390390723E-16</text:p>
          </table:table-cell>
          <table:table-cell table:style-name="ce3"/>
          <table:table-cell table:style-name="ce2" table:formula="of:=SQRT([.K23]*[.K23]+[.L23]*[.L23])" office:value-type="float" office:value="6.93889390390723E-016" calcext:value-type="float">
            <text:p>6.93889390390723E-16</text:p>
          </table:table-cell>
          <table:table-cell table:number-columns-repeated="101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formula="of:=[.A24]*0.0005" office:value-type="float" office:value="0.011" calcext:value-type="float">
            <text:p>0.011</text:p>
          </table:table-cell>
          <table:table-cell table:style-name="ce2" table:formula="of:=SIN(2*PI()*62.5*[.B24])" office:value-type="float" office:value="-0.923879532511286" calcext:value-type="float">
            <text:p>-0.923879532511286</text:p>
          </table:table-cell>
          <table:table-cell table:style-name="ce2" table:formula="of:=COS(2*PI()*[.$I$2]*[.A24]/32)" office:value-type="float" office:value="0.707106781186548" calcext:value-type="float">
            <text:p>0.707106781186548</text:p>
          </table:table-cell>
          <table:table-cell table:style-name="ce2" table:formula="of:=SIN(2*PI()*[.$I$2]*[.A24]/32)" office:value-type="float" office:value="-0.707106781186547" calcext:value-type="float">
            <text:p>-0.707106781186547</text:p>
          </table:table-cell>
          <table:table-cell table:style-name="ce2" table:formula="of:=[.C24]*[.D24]" office:value-type="float" office:value="-0.653281482438189" calcext:value-type="float">
            <text:p>-0.653281482438189</text:p>
          </table:table-cell>
          <table:table-cell table:style-name="ce2" table:formula="of:=[.C24]*[.E24]" office:value-type="float" office:value="0.653281482438187" calcext:value-type="float">
            <text:p>0.653281482438187</text:p>
          </table:table-cell>
          <table:table-cell table:style-name="ce3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8.18789480661053E-016" calcext:value-type="float">
            <text:p>8.18789480661053E-16</text:p>
          </table:table-cell>
          <table:table-cell table:style-name="ce2" office:value-type="float" office:value="-6.66133814775094E-016" calcext:value-type="float">
            <text:p>-6.66133814775094E-16</text:p>
          </table:table-cell>
          <table:table-cell table:style-name="ce3"/>
          <table:table-cell table:style-name="ce2" table:formula="of:=SQRT([.K24]*[.K24]+[.L24]*[.L24])" office:value-type="float" office:value="1.05553326467147E-015" calcext:value-type="float">
            <text:p>1.05553326467147E-15</text:p>
          </table:table-cell>
          <table:table-cell table:number-columns-repeated="101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table:formula="of:=[.A25]*0.0005" office:value-type="float" office:value="0.0115" calcext:value-type="float">
            <text:p>0.0115</text:p>
          </table:table-cell>
          <table:table-cell table:style-name="ce2" table:formula="of:=SIN(2*PI()*62.5*[.B25])" office:value-type="float" office:value="-0.98078528040323" calcext:value-type="float">
            <text:p>-0.98078528040323</text:p>
          </table:table-cell>
          <table:table-cell table:style-name="ce2" table:formula="of:=COS(2*PI()*[.$I$2]*[.A25]/32)" office:value-type="float" office:value="0.382683432365088" calcext:value-type="float">
            <text:p>0.382683432365088</text:p>
          </table:table-cell>
          <table:table-cell table:style-name="ce2" table:formula="of:=SIN(2*PI()*[.$I$2]*[.A25]/32)" office:value-type="float" office:value="0.923879532511287" calcext:value-type="float">
            <text:p>0.923879532511287</text:p>
          </table:table-cell>
          <table:table-cell table:style-name="ce2" table:formula="of:=[.C25]*[.D25]" office:value-type="float" office:value="-0.375330277517864" calcext:value-type="float">
            <text:p>-0.375330277517864</text:p>
          </table:table-cell>
          <table:table-cell table:style-name="ce2" table:formula="of:=[.C25]*[.E25]" office:value-type="float" office:value="-0.906127446352888" calcext:value-type="float">
            <text:p>-0.906127446352888</text:p>
          </table:table-cell>
          <table:table-cell table:style-name="ce3"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9.73526814718184E-015" calcext:value-type="float">
            <text:p>9.73526814718184E-15</text:p>
          </table:table-cell>
          <table:table-cell table:style-name="ce2" office:value-type="float" office:value="-8.52096171399808E-015" calcext:value-type="float">
            <text:p>-8.52096171399808E-15</text:p>
          </table:table-cell>
          <table:table-cell table:style-name="ce3"/>
          <table:table-cell table:style-name="ce2" table:formula="of:=SQRT([.K25]*[.K25]+[.L25]*[.L25])" office:value-type="float" office:value="0.0000000000000129376286246342" calcext:value-type="float">
            <text:p>1.29376286246342E-14</text:p>
          </table:table-cell>
          <table:table-cell table:number-columns-repeated="101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table:formula="of:=[.A26]*0.0005" office:value-type="float" office:value="0.012" calcext:value-type="float">
            <text:p>0.012</text:p>
          </table:table-cell>
          <table:table-cell table:style-name="ce2" table:formula="of:=SIN(2*PI()*62.5*[.B26])" office:value-type="float" office:value="-1" calcext:value-type="float">
            <text:p>-1</text:p>
          </table:table-cell>
          <table:table-cell table:style-name="ce2" table:formula="of:=COS(2*PI()*[.$I$2]*[.A26]/32)" office:value-type="float" office:value="-1" calcext:value-type="float">
            <text:p>-1</text:p>
          </table:table-cell>
          <table:table-cell table:style-name="ce2" table:formula="of:=SIN(2*PI()*[.$I$2]*[.A26]/32)" office:value-type="float" office:value="5.38968387752153E-015" calcext:value-type="float">
            <text:p>5.38968387752153E-15</text:p>
          </table:table-cell>
          <table:table-cell table:style-name="ce2" table:formula="of:=[.C26]*[.D26]" office:value-type="float" office:value="1" calcext:value-type="float">
            <text:p>1</text:p>
          </table:table-cell>
          <table:table-cell table:style-name="ce2" table:formula="of:=[.C26]*[.E26]" office:value-type="float" office:value="-5.38968387752153E-015" calcext:value-type="float">
            <text:p>-5.38968387752153E-15</text:p>
          </table:table-cell>
          <table:table-cell table:style-name="ce3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-0.0000000000000128430127946471" calcext:value-type="float">
            <text:p>-1.28430127946471E-14</text:p>
          </table:table-cell>
          <table:table-cell table:style-name="ce2" office:value-type="float" office:value="1.49880108324396E-015" calcext:value-type="float">
            <text:p>1.49880108324396E-15</text:p>
          </table:table-cell>
          <table:table-cell table:style-name="ce3"/>
          <table:table-cell table:style-name="ce2" table:formula="of:=SQRT([.K26]*[.K26]+[.L26]*[.L26])" office:value-type="float" office:value="0.000000000000012930173329488" calcext:value-type="float">
            <text:p>1.2930173329488E-14</text:p>
          </table:table-cell>
          <table:table-cell table:number-columns-repeated="101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formula="of:=[.A27]*0.0005" office:value-type="float" office:value="0.0125" calcext:value-type="float">
            <text:p>0.0125</text:p>
          </table:table-cell>
          <table:table-cell table:style-name="ce2" table:formula="of:=SIN(2*PI()*62.5*[.B27])" office:value-type="float" office:value="-0.98078528040323" calcext:value-type="float">
            <text:p>-0.98078528040323</text:p>
          </table:table-cell>
          <table:table-cell table:style-name="ce2" table:formula="of:=COS(2*PI()*[.$I$2]*[.A27]/32)" office:value-type="float" office:value="0.382683432365085" calcext:value-type="float">
            <text:p>0.382683432365085</text:p>
          </table:table-cell>
          <table:table-cell table:style-name="ce2" table:formula="of:=SIN(2*PI()*[.$I$2]*[.A27]/32)" office:value-type="float" office:value="-0.923879532511289" calcext:value-type="float">
            <text:p>-0.923879532511289</text:p>
          </table:table-cell>
          <table:table-cell table:style-name="ce2" table:formula="of:=[.C27]*[.D27]" office:value-type="float" office:value="-0.375330277517861" calcext:value-type="float">
            <text:p>-0.375330277517861</text:p>
          </table:table-cell>
          <table:table-cell table:style-name="ce2" table:formula="of:=[.C27]*[.E27]" office:value-type="float" office:value="0.90612744635289" calcext:value-type="float">
            <text:p>0.90612744635289</text:p>
          </table:table-cell>
          <table:table-cell table:style-name="ce3"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6.40459907330637E-015" calcext:value-type="float">
            <text:p>6.40459907330637E-15</text:p>
          </table:table-cell>
          <table:table-cell table:style-name="ce2" office:value-type="float" office:value="-0.000000000000020344836926256" calcext:value-type="float">
            <text:p>-2.0344836926256E-14</text:p>
          </table:table-cell>
          <table:table-cell table:style-name="ce3"/>
          <table:table-cell table:style-name="ce2" table:formula="of:=SQRT([.K27]*[.K27]+[.L27]*[.L27])" office:value-type="float" office:value="0.0000000000000213291180981715" calcext:value-type="float">
            <text:p>2.13291180981715E-14</text:p>
          </table:table-cell>
          <table:table-cell table:number-columns-repeated="101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formula="of:=[.A28]*0.0005" office:value-type="float" office:value="0.013" calcext:value-type="float">
            <text:p>0.013</text:p>
          </table:table-cell>
          <table:table-cell table:style-name="ce2" table:formula="of:=SIN(2*PI()*62.5*[.B28])" office:value-type="float" office:value="-0.923879532511287" calcext:value-type="float">
            <text:p>-0.923879532511287</text:p>
          </table:table-cell>
          <table:table-cell table:style-name="ce2" table:formula="of:=COS(2*PI()*[.$I$2]*[.A28]/32)" office:value-type="float" office:value="0.707106781186551" calcext:value-type="float">
            <text:p>0.707106781186551</text:p>
          </table:table-cell>
          <table:table-cell table:style-name="ce2" table:formula="of:=SIN(2*PI()*[.$I$2]*[.A28]/32)" office:value-type="float" office:value="0.707106781186544" calcext:value-type="float">
            <text:p>0.707106781186544</text:p>
          </table:table-cell>
          <table:table-cell table:style-name="ce2" table:formula="of:=[.C28]*[.D28]" office:value-type="float" office:value="-0.653281482438191" calcext:value-type="float">
            <text:p>-0.653281482438191</text:p>
          </table:table-cell>
          <table:table-cell table:style-name="ce2" table:formula="of:=[.C28]*[.E28]" office:value-type="float" office:value="-0.653281482438185" calcext:value-type="float">
            <text:p>-0.653281482438185</text:p>
          </table:table-cell>
          <table:table-cell table:style-name="ce3"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-0.0000000000000153488333154428" calcext:value-type="float">
            <text:p>-1.53488333154428E-14</text:p>
          </table:table-cell>
          <table:table-cell table:style-name="ce2" office:value-type="float" office:value="0.0000000000000220379270388094" calcext:value-type="float">
            <text:p>2.20379270388094E-14</text:p>
          </table:table-cell>
          <table:table-cell table:style-name="ce3"/>
          <table:table-cell table:style-name="ce2" table:formula="of:=SQRT([.K28]*[.K28]+[.L28]*[.L28])" office:value-type="float" office:value="0.0000000000000268562266953705" calcext:value-type="float">
            <text:p>2.68562266953705E-14</text:p>
          </table:table-cell>
          <table:table-cell table:number-columns-repeated="101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formula="of:=[.A29]*0.0005" office:value-type="float" office:value="0.0135" calcext:value-type="float">
            <text:p>0.0135</text:p>
          </table:table-cell>
          <table:table-cell table:style-name="ce2" table:formula="of:=SIN(2*PI()*62.5*[.B29])" office:value-type="float" office:value="-0.831469612302545" calcext:value-type="float">
            <text:p>-0.831469612302545</text:p>
          </table:table-cell>
          <table:table-cell table:style-name="ce2" table:formula="of:=COS(2*PI()*[.$I$2]*[.A29]/32)" office:value-type="float" office:value="-0.923879532511285" calcext:value-type="float">
            <text:p>-0.923879532511285</text:p>
          </table:table-cell>
          <table:table-cell table:style-name="ce2" table:formula="of:=SIN(2*PI()*[.$I$2]*[.A29]/32)" office:value-type="float" office:value="0.382683432365094" calcext:value-type="float">
            <text:p>0.382683432365094</text:p>
          </table:table-cell>
          <table:table-cell table:style-name="ce2" table:formula="of:=[.C29]*[.D29]" office:value-type="float" office:value="0.768177756711415" calcext:value-type="float">
            <text:p>0.768177756711415</text:p>
          </table:table-cell>
          <table:table-cell table:style-name="ce2" table:formula="of:=[.C29]*[.E29]" office:value-type="float" office:value="-0.318189645143212" calcext:value-type="float">
            <text:p>-0.318189645143212</text:p>
          </table:table-cell>
          <table:table-cell table:style-name="ce3" table:number-columns-repeated="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.27595720048157E-015" calcext:value-type="float">
            <text:p>2.27595720048157E-15</text:p>
          </table:table-cell>
          <table:table-cell table:style-name="ce2" office:value-type="float" office:value="-0.0000000000000192068583260152" calcext:value-type="float">
            <text:p>-1.92068583260152E-14</text:p>
          </table:table-cell>
          <table:table-cell table:style-name="ce3"/>
          <table:table-cell table:style-name="ce2" table:formula="of:=SQRT([.K29]*[.K29]+[.L29]*[.L29])" office:value-type="float" office:value="0.0000000000000193412354293629" calcext:value-type="float">
            <text:p>1.93412354293629E-14</text:p>
          </table:table-cell>
          <table:table-cell table:number-columns-repeated="101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table:formula="of:=[.A30]*0.0005" office:value-type="float" office:value="0.014" calcext:value-type="float">
            <text:p>0.014</text:p>
          </table:table-cell>
          <table:table-cell table:style-name="ce2" table:formula="of:=SIN(2*PI()*62.5*[.B30])" office:value-type="float" office:value="-0.707106781186548" calcext:value-type="float">
            <text:p>-0.707106781186548</text:p>
          </table:table-cell>
          <table:table-cell table:style-name="ce2" table:formula="of:=COS(2*PI()*[.$I$2]*[.A30]/32)" office:value-type="float" office:value="-3.91948873790812E-015" calcext:value-type="float">
            <text:p>-3.91948873790812E-15</text:p>
          </table:table-cell>
          <table:table-cell table:style-name="ce2" table:formula="of:=SIN(2*PI()*[.$I$2]*[.A30]/32)" office:value-type="float" office:value="-1" calcext:value-type="float">
            <text:p>-1</text:p>
          </table:table-cell>
          <table:table-cell table:style-name="ce2" table:formula="of:=[.C30]*[.D30]" office:value-type="float" office:value="2.77149706535913E-015" calcext:value-type="float">
            <text:p>2.77149706535913E-15</text:p>
          </table:table-cell>
          <table:table-cell table:style-name="ce2" table:formula="of:=[.C30]*[.E30]" office:value-type="float" office:value="0.707106781186548" calcext:value-type="float">
            <text:p>0.707106781186548</text:p>
          </table:table-cell>
          <table:table-cell table:style-name="ce3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0000000000000117128529097954" calcext:value-type="float">
            <text:p>1.17128529097954E-14</text:p>
          </table:table-cell>
          <table:table-cell table:style-name="ce2" office:value-type="float" office:value="-2.1094237467878E-015" calcext:value-type="float">
            <text:p>-2.1094237467878E-15</text:p>
          </table:table-cell>
          <table:table-cell table:style-name="ce3"/>
          <table:table-cell table:style-name="ce2" table:formula="of:=SQRT([.K30]*[.K30]+[.L30]*[.L30])" office:value-type="float" office:value="0.0000000000000119012853015973" calcext:value-type="float">
            <text:p>1.19012853015973E-14</text:p>
          </table:table-cell>
          <table:table-cell table:number-columns-repeated="101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table:formula="of:=[.A31]*0.0005" office:value-type="float" office:value="0.0145" calcext:value-type="float">
            <text:p>0.0145</text:p>
          </table:table-cell>
          <table:table-cell table:style-name="ce2" table:formula="of:=SIN(2*PI()*62.5*[.B31])" office:value-type="float" office:value="-0.555570233019602" calcext:value-type="float">
            <text:p>-0.555570233019602</text:p>
          </table:table-cell>
          <table:table-cell table:style-name="ce2" table:formula="of:=COS(2*PI()*[.$I$2]*[.A31]/32)" office:value-type="float" office:value="0.923879532511288" calcext:value-type="float">
            <text:p>0.923879532511288</text:p>
          </table:table-cell>
          <table:table-cell table:style-name="ce2" table:formula="of:=SIN(2*PI()*[.$I$2]*[.A31]/32)" office:value-type="float" office:value="0.382683432365086" calcext:value-type="float">
            <text:p>0.382683432365086</text:p>
          </table:table-cell>
          <table:table-cell table:style-name="ce2" table:formula="of:=[.C31]*[.D31]" office:value-type="float" office:value="-0.513279967159337" calcext:value-type="float">
            <text:p>-0.513279967159337</text:p>
          </table:table-cell>
          <table:table-cell table:style-name="ce2" table:formula="of:=[.C31]*[.E31]" office:value-type="float" office:value="-0.212607523691812" calcext:value-type="float">
            <text:p>-0.212607523691812</text:p>
          </table:table-cell>
          <table:table-cell table:style-name="ce3"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7.74380559676047E-015" calcext:value-type="float">
            <text:p>7.74380559676047E-15</text:p>
          </table:table-cell>
          <table:table-cell table:style-name="ce2" office:value-type="float" office:value="-0.0000000000000285049761572509" calcext:value-type="float">
            <text:p>-2.85049761572509E-14</text:p>
          </table:table-cell>
          <table:table-cell table:style-name="ce3"/>
          <table:table-cell table:style-name="ce2" table:formula="of:=SQRT([.K31]*[.K31]+[.L31]*[.L31])" office:value-type="float" office:value="0.0000000000000295381142059858" calcext:value-type="float">
            <text:p>2.95381142059858E-14</text:p>
          </table:table-cell>
          <table:table-cell table:number-columns-repeated="101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table:formula="of:=[.A32]*0.0005" office:value-type="float" office:value="0.015" calcext:value-type="float">
            <text:p>0.015</text:p>
          </table:table-cell>
          <table:table-cell table:style-name="ce2" table:formula="of:=SIN(2*PI()*62.5*[.B32])" office:value-type="float" office:value="-0.38268343236509" calcext:value-type="float">
            <text:p>-0.38268343236509</text:p>
          </table:table-cell>
          <table:table-cell table:style-name="ce2" table:formula="of:=COS(2*PI()*[.$I$2]*[.A32]/32)" office:value-type="float" office:value="-0.707106781186545" calcext:value-type="float">
            <text:p>-0.707106781186545</text:p>
          </table:table-cell>
          <table:table-cell table:style-name="ce2" table:formula="of:=SIN(2*PI()*[.$I$2]*[.A32]/32)" office:value-type="float" office:value="0.70710678118655" calcext:value-type="float">
            <text:p>0.70710678118655</text:p>
          </table:table-cell>
          <table:table-cell table:style-name="ce2" table:formula="of:=[.C32]*[.D32]" office:value-type="float" office:value="0.270598050073098" calcext:value-type="float">
            <text:p>0.270598050073098</text:p>
          </table:table-cell>
          <table:table-cell table:style-name="ce2" table:formula="of:=[.C32]*[.E32]" office:value-type="float" office:value="-0.2705980500731" calcext:value-type="float">
            <text:p>-0.2705980500731</text:p>
          </table:table-cell>
          <table:table-cell table:style-name="ce3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-4.32986979603811E-015" calcext:value-type="float">
            <text:p>-4.32986979603811E-15</text:p>
          </table:table-cell>
          <table:table-cell table:style-name="ce2" office:value-type="float" office:value="-0.0000000000000525274268525777" calcext:value-type="float">
            <text:p>-5.25274268525777E-14</text:p>
          </table:table-cell>
          <table:table-cell table:style-name="ce3"/>
          <table:table-cell table:style-name="ce2" table:formula="of:=SQRT([.K32]*[.K32]+[.L32]*[.L32])" office:value-type="float" office:value="0.0000000000000527055817177227" calcext:value-type="float">
            <text:p>5.27055817177227E-14</text:p>
          </table:table-cell>
          <table:table-cell table:number-columns-repeated="101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table:formula="of:=[.A33]*0.0005" office:value-type="float" office:value="0.0155" calcext:value-type="float">
            <text:p>0.0155</text:p>
          </table:table-cell>
          <table:table-cell table:style-name="ce2" table:formula="of:=SIN(2*PI()*62.5*[.B33])" office:value-type="float" office:value="-0.195090322016129" calcext:value-type="float">
            <text:p>-0.195090322016129</text:p>
          </table:table-cell>
          <table:table-cell table:style-name="ce2" table:formula="of:=COS(2*PI()*[.$I$2]*[.A33]/32)" office:value-type="float" office:value="-0.382683432365092" calcext:value-type="float">
            <text:p>-0.382683432365092</text:p>
          </table:table-cell>
          <table:table-cell table:style-name="ce2" table:formula="of:=SIN(2*PI()*[.$I$2]*[.A33]/32)" office:value-type="float" office:value="-0.923879532511286" calcext:value-type="float">
            <text:p>-0.923879532511286</text:p>
          </table:table-cell>
          <table:table-cell table:style-name="ce2" table:formula="of:=[.C33]*[.D33]" office:value-type="float" office:value="0.0746578340503433" calcext:value-type="float">
            <text:p>0.074657834050343</text:p>
          </table:table-cell>
          <table:table-cell table:style-name="ce2" table:formula="of:=[.C33]*[.E33]" office:value-type="float" office:value="0.180239955501737" calcext:value-type="float">
            <text:p>0.180239955501737</text:p>
          </table:table-cell>
          <table:table-cell table:style-name="ce3"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-0.000000000000116129328375791" calcext:value-type="float">
            <text:p>-1.16129328375791E-13</text:p>
          </table:table-cell>
          <table:table-cell table:style-name="ce2" office:value-type="float" office:value="-16" calcext:value-type="float">
            <text:p>-16</text:p>
          </table:table-cell>
          <table:table-cell table:style-name="ce3"/>
          <table:table-cell table:style-name="ce2" table:formula="of:=SQRT([.K33]*[.K33]+[.L33]*[.L33])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SUM([.F2:.F33])" office:value-type="float" office:value="1.72084568816899E-015" calcext:value-type="float">
            <text:p>1.72084568816899E-15</text:p>
          </table:table-cell>
          <table:table-cell table:formula="of:=SUM([.G2:.G33])" office:value-type="float" office:value="-6.46704911844154E-015" calcext:value-type="float">
            <text:p>-6.46704911844154E-15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+sin" table:style-name="ta1">
        <table:shapes>
          <draw:frame draw:z-index="0" draw:style-name="gr2" draw:text-style-name="P1" svg:width="453.51pt" svg:height="255.09pt" svg:x="1650.93pt" svg:y="58.45pt">
            <draw:object draw:notify-on-update-of-ranges="'cos+sin'.P2:'cos+sin'.P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6" table:number-columns-repeated="3" table:default-cell-style-name="ce1"/>
        <table:table-column table:style-name="co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9" table:number-columns-repeated="1006" table:default-cell-style-name="ce1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cos(2*pi*62.5*nT)</text:p>
          </table:table-cell>
          <table:table-cell table:style-name="ce2" office:value-type="string" calcext:value-type="string">
            <text:p>sin(2*pi*62.5*nT)</text:p>
          </table:table-cell>
          <table:table-cell table:style-name="ce2" office:value-type="string" calcext:value-type="string">
            <text:p>x[n]</text:p>
          </table:table-cell>
          <table:table-cell table:style-name="ce2" office:value-type="string" calcext:value-type="string">
            <text:p>cos(2*pi*k*n/N)</text:p>
          </table:table-cell>
          <table:table-cell table:style-name="ce2" office:value-type="string" calcext:value-type="string">
            <text:p>sin(2*pi*k*n/N)</text:p>
          </table:table-cell>
          <table:table-cell table:style-name="ce2" office:value-type="string" calcext:value-type="string">
            <text:p>x[n]cos(…)</text:p>
          </table:table-cell>
          <table:table-cell table:style-name="ce2" office:value-type="string" calcext:value-type="string">
            <text:p>x[n]sin(...)</text:p>
          </table:table-cell>
          <table:table-cell table:style-name="ce3" table:number-columns-repeated="2"/>
          <table:table-cell table:style-name="ce2" office:value-type="string" calcext:value-type="string">
            <text:p>X[k]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imaginario</text:p>
          </table:table-cell>
          <table:table-cell table:style-name="ce3"/>
          <table:table-cell table:style-name="ce2" office:value-type="string" calcext:value-type="string">
            <text:p>magnitud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formula="of:=[.A2]*0.0005" office:value-type="float" office:value="0" calcext:value-type="float">
            <text:p>0</text:p>
          </table:table-cell>
          <table:table-cell table:style-name="ce2" table:formula="of:=COS(2*PI()*62.5*[.B2])" office:value-type="float" office:value="1" calcext:value-type="float">
            <text:p>1</text:p>
          </table:table-cell>
          <table:table-cell table:style-name="ce2" table:formula="of:=SIN(2*PI()*62.5*[.B2])" office:value-type="float" office:value="0" calcext:value-type="float">
            <text:p>0</text:p>
          </table:table-cell>
          <table:table-cell table:style-name="ce2" table:formula="of:=[.C2]+[.D2]" office:value-type="float" office:value="1" calcext:value-type="float">
            <text:p>1</text:p>
          </table:table-cell>
          <table:table-cell table:style-name="ce2" table:formula="of:=COS(2*PI()*[.$K$2]*[.A2]/32)" office:value-type="float" office:value="1" calcext:value-type="float">
            <text:p>1</text:p>
          </table:table-cell>
          <table:table-cell table:style-name="ce2" table:formula="of:=SIN(2*PI()*[.$K$2]*[.A2]/32)" office:value-type="float" office:value="0" calcext:value-type="float">
            <text:p>0</text:p>
          </table:table-cell>
          <table:table-cell table:style-name="ce2" table:formula="of:=[.E2]*[.F2]" office:value-type="float" office:value="1" calcext:value-type="float">
            <text:p>1</text:p>
          </table:table-cell>
          <table:table-cell table:style-name="ce2" table:formula="of:=[.E2]*[.G2]" office:value-type="float" office:value="0" calcext:value-type="float">
            <text:p>0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2]*[.M2]+[.N2]*[.N2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[.A3]*0.0005" office:value-type="float" office:value="0.0005" calcext:value-type="float">
            <text:p>0.0005</text:p>
          </table:table-cell>
          <table:table-cell table:style-name="ce2" table:formula="of:=COS(2*PI()*62.5*[.B3])" office:value-type="float" office:value="0.98078528040323" calcext:value-type="float">
            <text:p>0.98078528040323</text:p>
          </table:table-cell>
          <table:table-cell table:style-name="ce2" table:formula="of:=SIN(2*PI()*62.5*[.B3])" office:value-type="float" office:value="0.195090322016128" calcext:value-type="float">
            <text:p>0.195090322016128</text:p>
          </table:table-cell>
          <table:table-cell table:style-name="ce2" table:formula="of:=[.C3]+[.D3]" office:value-type="float" office:value="1.17587560241936" calcext:value-type="float">
            <text:p>1.17587560241936</text:p>
          </table:table-cell>
          <table:table-cell table:style-name="ce2" table:formula="of:=COS(2*PI()*[.$K$2]*[.A3]/32)" office:value-type="float" office:value="-0.923879532511287" calcext:value-type="float">
            <text:p>-0.923879532511287</text:p>
          </table:table-cell>
          <table:table-cell table:style-name="ce2" table:formula="of:=SIN(2*PI()*[.$K$2]*[.A3]/32)" office:value-type="float" office:value="0.38268343236509" calcext:value-type="float">
            <text:p>0.38268343236509</text:p>
          </table:table-cell>
          <table:table-cell table:style-name="ce2" table:formula="of:=[.E3]*[.F3]" office:value-type="float" office:value="-1.08636740185462" calcext:value-type="float">
            <text:p>-1.08636740185462</text:p>
          </table:table-cell>
          <table:table-cell table:style-name="ce2" table:formula="of:=[.E3]*[.G3]" office:value-type="float" office:value="0.449988111568208" calcext:value-type="float">
            <text:p>0.449988111568208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3"/>
          <table:table-cell table:style-name="ce2" table:formula="of:=SQRT([.M3]*[.M3]+[.N3]*[.N3])" office:value-type="float" office:value="22.6274169979695" calcext:value-type="float">
            <text:p>22.627416997969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[.A4]*0.0005" office:value-type="float" office:value="0.001" calcext:value-type="float">
            <text:p>0.001</text:p>
          </table:table-cell>
          <table:table-cell table:style-name="ce2" table:formula="of:=COS(2*PI()*62.5*[.B4])" office:value-type="float" office:value="0.923879532511287" calcext:value-type="float">
            <text:p>0.923879532511287</text:p>
          </table:table-cell>
          <table:table-cell table:style-name="ce2" table:formula="of:=SIN(2*PI()*62.5*[.B4])" office:value-type="float" office:value="0.38268343236509" calcext:value-type="float">
            <text:p>0.38268343236509</text:p>
          </table:table-cell>
          <table:table-cell table:style-name="ce2" table:formula="of:=[.C4]+[.D4]" office:value-type="float" office:value="1.30656296487638" calcext:value-type="float">
            <text:p>1.30656296487638</text:p>
          </table:table-cell>
          <table:table-cell table:style-name="ce2" table:formula="of:=COS(2*PI()*[.$K$2]*[.A4]/32)" office:value-type="float" office:value="0.707106781186547" calcext:value-type="float">
            <text:p>0.707106781186547</text:p>
          </table:table-cell>
          <table:table-cell table:style-name="ce2" table:formula="of:=SIN(2*PI()*[.$K$2]*[.A4]/32)" office:value-type="float" office:value="-0.707106781186548" calcext:value-type="float">
            <text:p>-0.707106781186548</text:p>
          </table:table-cell>
          <table:table-cell table:style-name="ce2" table:formula="of:=[.E4]*[.F4]" office:value-type="float" office:value="0.923879532511286" calcext:value-type="float">
            <text:p>0.923879532511286</text:p>
          </table:table-cell>
          <table:table-cell table:style-name="ce2" table:formula="of:=[.E4]*[.G4]" office:value-type="float" office:value="-0.923879532511287" calcext:value-type="float">
            <text:p>-0.923879532511287</text:p>
          </table:table-cell>
          <table:table-cell table:style-name="ce3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-3.99680288865056E-015" calcext:value-type="float">
            <text:p>-3.99680288865056E-15</text:p>
          </table:table-cell>
          <table:table-cell table:style-name="ce2" office:value-type="float" office:value="-4.77395900588817E-015" calcext:value-type="float">
            <text:p>-4.77395900588817E-15</text:p>
          </table:table-cell>
          <table:table-cell table:style-name="ce3"/>
          <table:table-cell table:style-name="ce2" table:formula="of:=SQRT([.M4]*[.M4]+[.N4]*[.N4])" office:value-type="float" office:value="6.22616398118667E-015" calcext:value-type="float">
            <text:p>6.22616398118667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formula="of:=[.A5]*0.0005" office:value-type="float" office:value="0.0015" calcext:value-type="float">
            <text:p>0.0015</text:p>
          </table:table-cell>
          <table:table-cell table:style-name="ce2" table:formula="of:=COS(2*PI()*62.5*[.B5])" office:value-type="float" office:value="0.831469612302545" calcext:value-type="float">
            <text:p>0.831469612302545</text:p>
          </table:table-cell>
          <table:table-cell table:style-name="ce2" table:formula="of:=SIN(2*PI()*62.5*[.B5])" office:value-type="float" office:value="0.555570233019602" calcext:value-type="float">
            <text:p>0.555570233019602</text:p>
          </table:table-cell>
          <table:table-cell table:style-name="ce2" table:formula="of:=[.C5]+[.D5]" office:value-type="float" office:value="1.38703984532215" calcext:value-type="float">
            <text:p>1.38703984532215</text:p>
          </table:table-cell>
          <table:table-cell table:style-name="ce2" table:formula="of:=COS(2*PI()*[.$K$2]*[.A5]/32)" office:value-type="float" office:value="-0.38268343236509" calcext:value-type="float">
            <text:p>-0.38268343236509</text:p>
          </table:table-cell>
          <table:table-cell table:style-name="ce2" table:formula="of:=SIN(2*PI()*[.$K$2]*[.A5]/32)" office:value-type="float" office:value="0.923879532511287" calcext:value-type="float">
            <text:p>0.923879532511287</text:p>
          </table:table-cell>
          <table:table-cell table:style-name="ce2" table:formula="of:=[.E5]*[.F5]" office:value-type="float" office:value="-0.530797168835023" calcext:value-type="float">
            <text:p>-0.530797168835023</text:p>
          </table:table-cell>
          <table:table-cell table:style-name="ce2" table:formula="of:=[.E5]*[.G5]" office:value-type="float" office:value="1.28145772387075" calcext:value-type="float">
            <text:p>1.28145772387075</text:p>
          </table:table-cell>
          <table:table-cell table:style-name="ce3"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5]*[.M5]+[.N5]*[.N5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[.A6]*0.0005" office:value-type="float" office:value="0.002" calcext:value-type="float">
            <text:p>0.002</text:p>
          </table:table-cell>
          <table:table-cell table:style-name="ce2" table:formula="of:=COS(2*PI()*62.5*[.B6])" office:value-type="float" office:value="0.707106781186548" calcext:value-type="float">
            <text:p>0.707106781186548</text:p>
          </table:table-cell>
          <table:table-cell table:style-name="ce2" table:formula="of:=SIN(2*PI()*62.5*[.B6])" office:value-type="float" office:value="0.707106781186547" calcext:value-type="float">
            <text:p>0.707106781186547</text:p>
          </table:table-cell>
          <table:table-cell table:style-name="ce2" table:formula="of:=[.C6]+[.D6]" office:value-type="float" office:value="1.4142135623731" calcext:value-type="float">
            <text:p>1.4142135623731</text:p>
          </table:table-cell>
          <table:table-cell table:style-name="ce2" table:formula="of:=COS(2*PI()*[.$K$2]*[.A6]/32)" office:value-type="float" office:value="-4.28626379701574E-016" calcext:value-type="float">
            <text:p>-4.28626379701574E-16</text:p>
          </table:table-cell>
          <table:table-cell table:style-name="ce2" table:formula="of:=SIN(2*PI()*[.$K$2]*[.A6]/32)" office:value-type="float" office:value="-1" calcext:value-type="float">
            <text:p>-1</text:p>
          </table:table-cell>
          <table:table-cell table:style-name="ce2" table:formula="of:=[.E6]*[.F6]" office:value-type="float" office:value="-6.06169239364845E-016" calcext:value-type="float">
            <text:p>-6.06169239364845E-16</text:p>
          </table:table-cell>
          <table:table-cell table:style-name="ce2" table:formula="of:=[.E6]*[.G6]" office:value-type="float" office:value="-1.4142135623731" calcext:value-type="float">
            <text:p>-1.4142135623731</text:p>
          </table:table-cell>
          <table:table-cell table:style-name="ce3" table:number-columns-repeated="2"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6]*[.M6]+[.N6]*[.N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[.A7]*0.0005" office:value-type="float" office:value="0.0025" calcext:value-type="float">
            <text:p>0.0025</text:p>
          </table:table-cell>
          <table:table-cell table:style-name="ce2" table:formula="of:=COS(2*PI()*62.5*[.B7])" office:value-type="float" office:value="0.555570233019602" calcext:value-type="float">
            <text:p>0.555570233019602</text:p>
          </table:table-cell>
          <table:table-cell table:style-name="ce2" table:formula="of:=SIN(2*PI()*62.5*[.B7])" office:value-type="float" office:value="0.831469612302545" calcext:value-type="float">
            <text:p>0.831469612302545</text:p>
          </table:table-cell>
          <table:table-cell table:style-name="ce2" table:formula="of:=[.C7]+[.D7]" office:value-type="float" office:value="1.38703984532215" calcext:value-type="float">
            <text:p>1.38703984532215</text:p>
          </table:table-cell>
          <table:table-cell table:style-name="ce2" table:formula="of:=COS(2*PI()*[.$K$2]*[.A7]/32)" office:value-type="float" office:value="0.382683432365091" calcext:value-type="float">
            <text:p>0.382683432365091</text:p>
          </table:table-cell>
          <table:table-cell table:style-name="ce2" table:formula="of:=SIN(2*PI()*[.$K$2]*[.A7]/32)" office:value-type="float" office:value="0.923879532511286" calcext:value-type="float">
            <text:p>0.923879532511286</text:p>
          </table:table-cell>
          <table:table-cell table:style-name="ce2" table:formula="of:=[.E7]*[.F7]" office:value-type="float" office:value="0.530797168835024" calcext:value-type="float">
            <text:p>0.530797168835024</text:p>
          </table:table-cell>
          <table:table-cell table:style-name="ce2" table:formula="of:=[.E7]*[.G7]" office:value-type="float" office:value="1.28145772387075" calcext:value-type="float">
            <text:p>1.28145772387075</text:p>
          </table:table-cell>
          <table:table-cell table:style-name="ce3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66293670342566E-015" calcext:value-type="float">
            <text:p>4.66293670342566E-15</text:p>
          </table:table-cell>
          <table:table-cell table:style-name="ce3"/>
          <table:table-cell table:style-name="ce2" table:formula="of:=SQRT([.M7]*[.M7]+[.N7]*[.N7])" office:value-type="float" office:value="4.66293670342566E-015" calcext:value-type="float">
            <text:p>4.66293670342566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[.A8]*0.0005" office:value-type="float" office:value="0.003" calcext:value-type="float">
            <text:p>0.003</text:p>
          </table:table-cell>
          <table:table-cell table:style-name="ce2" table:formula="of:=COS(2*PI()*62.5*[.B8])" office:value-type="float" office:value="0.38268343236509" calcext:value-type="float">
            <text:p>0.38268343236509</text:p>
          </table:table-cell>
          <table:table-cell table:style-name="ce2" table:formula="of:=SIN(2*PI()*62.5*[.B8])" office:value-type="float" office:value="0.923879532511287" calcext:value-type="float">
            <text:p>0.923879532511287</text:p>
          </table:table-cell>
          <table:table-cell table:style-name="ce2" table:formula="of:=[.C8]+[.D8]" office:value-type="float" office:value="1.30656296487638" calcext:value-type="float">
            <text:p>1.30656296487638</text:p>
          </table:table-cell>
          <table:table-cell table:style-name="ce2" table:formula="of:=COS(2*PI()*[.$K$2]*[.A8]/32)" office:value-type="float" office:value="-0.707106781186547" calcext:value-type="float">
            <text:p>-0.707106781186547</text:p>
          </table:table-cell>
          <table:table-cell table:style-name="ce2" table:formula="of:=SIN(2*PI()*[.$K$2]*[.A8]/32)" office:value-type="float" office:value="-0.707106781186548" calcext:value-type="float">
            <text:p>-0.707106781186548</text:p>
          </table:table-cell>
          <table:table-cell table:style-name="ce2" table:formula="of:=[.E8]*[.F8]" office:value-type="float" office:value="-0.923879532511286" calcext:value-type="float">
            <text:p>-0.923879532511286</text:p>
          </table:table-cell>
          <table:table-cell table:style-name="ce2" table:formula="of:=[.E8]*[.G8]" office:value-type="float" office:value="-0.923879532511287" calcext:value-type="float">
            <text:p>-0.923879532511287</text:p>
          </table:table-cell>
          <table:table-cell table:style-name="ce3"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.99520433297584E-015" calcext:value-type="float">
            <text:p>-5.99520433297584E-15</text:p>
          </table:table-cell>
          <table:table-cell table:style-name="ce3"/>
          <table:table-cell table:style-name="ce2" table:formula="of:=SQRT([.M8]*[.M8]+[.N8]*[.N8])" office:value-type="float" office:value="5.99520433297584E-015" calcext:value-type="float">
            <text:p>5.99520433297584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formula="of:=[.A9]*0.0005" office:value-type="float" office:value="0.0035" calcext:value-type="float">
            <text:p>0.0035</text:p>
          </table:table-cell>
          <table:table-cell table:style-name="ce2" table:formula="of:=COS(2*PI()*62.5*[.B9])" office:value-type="float" office:value="0.195090322016128" calcext:value-type="float">
            <text:p>0.195090322016128</text:p>
          </table:table-cell>
          <table:table-cell table:style-name="ce2" table:formula="of:=SIN(2*PI()*62.5*[.B9])" office:value-type="float" office:value="0.98078528040323" calcext:value-type="float">
            <text:p>0.98078528040323</text:p>
          </table:table-cell>
          <table:table-cell table:style-name="ce2" table:formula="of:=[.C9]+[.D9]" office:value-type="float" office:value="1.17587560241936" calcext:value-type="float">
            <text:p>1.17587560241936</text:p>
          </table:table-cell>
          <table:table-cell table:style-name="ce2" table:formula="of:=COS(2*PI()*[.$K$2]*[.A9]/32)" office:value-type="float" office:value="0.923879532511288" calcext:value-type="float">
            <text:p>0.923879532511288</text:p>
          </table:table-cell>
          <table:table-cell table:style-name="ce2" table:formula="of:=SIN(2*PI()*[.$K$2]*[.A9]/32)" office:value-type="float" office:value="0.382683432365088" calcext:value-type="float">
            <text:p>0.382683432365088</text:p>
          </table:table-cell>
          <table:table-cell table:style-name="ce2" table:formula="of:=[.E9]*[.F9]" office:value-type="float" office:value="1.08636740185463" calcext:value-type="float">
            <text:p>1.08636740185463</text:p>
          </table:table-cell>
          <table:table-cell table:style-name="ce2" table:formula="of:=[.E9]*[.G9]" office:value-type="float" office:value="0.449988111568206" calcext:value-type="float">
            <text:p>0.449988111568206</text:p>
          </table:table-cell>
          <table:table-cell table:style-name="ce3" table:number-columns-repeated="2"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9]*[.M9]+[.N9]*[.N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table:formula="of:=[.A10]*0.0005" office:value-type="float" office:value="0.004" calcext:value-type="float">
            <text:p>0.004</text:p>
          </table:table-cell>
          <table:table-cell table:style-name="ce2" table:formula="of:=COS(2*PI()*62.5*[.B10])" office:value-type="float" office:value="6.12323399573677E-017" calcext:value-type="float">
            <text:p>6.12323399573677E-17</text:p>
          </table:table-cell>
          <table:table-cell table:style-name="ce2" table:formula="of:=SIN(2*PI()*62.5*[.B10])" office:value-type="float" office:value="1" calcext:value-type="float">
            <text:p>1</text:p>
          </table:table-cell>
          <table:table-cell table:style-name="ce2" table:formula="of:=[.C10]+[.D10]" office:value-type="float" office:value="1" calcext:value-type="float">
            <text:p>1</text:p>
          </table:table-cell>
          <table:table-cell table:style-name="ce2" table:formula="of:=COS(2*PI()*[.$K$2]*[.A10]/32)" office:value-type="float" office:value="-1" calcext:value-type="float">
            <text:p>-1</text:p>
          </table:table-cell>
          <table:table-cell table:style-name="ce2" table:formula="of:=SIN(2*PI()*[.$K$2]*[.A10]/32)" office:value-type="float" office:value="8.57252759403147E-016" calcext:value-type="float">
            <text:p>8.57252759403147E-16</text:p>
          </table:table-cell>
          <table:table-cell table:style-name="ce2" table:formula="of:=[.E10]*[.F10]" office:value-type="float" office:value="-1" calcext:value-type="float">
            <text:p>-1</text:p>
          </table:table-cell>
          <table:table-cell table:style-name="ce2" table:formula="of:=[.E10]*[.G10]" office:value-type="float" office:value="8.57252759403147E-016" calcext:value-type="float">
            <text:p>8.57252759403147E-16</text:p>
          </table:table-cell>
          <table:table-cell table:style-name="ce3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00000000000102140518265514" calcext:value-type="float">
            <text:p>1.02140518265514E-14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10]*[.M10]+[.N10]*[.N10])" office:value-type="float" office:value="0.0000000000000102140518265514" calcext:value-type="float">
            <text:p>1.02140518265514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table:formula="of:=[.A11]*0.0005" office:value-type="float" office:value="0.0045" calcext:value-type="float">
            <text:p>0.0045</text:p>
          </table:table-cell>
          <table:table-cell table:style-name="ce2" table:formula="of:=COS(2*PI()*62.5*[.B11])" office:value-type="float" office:value="-0.195090322016128" calcext:value-type="float">
            <text:p>-0.195090322016128</text:p>
          </table:table-cell>
          <table:table-cell table:style-name="ce2" table:formula="of:=SIN(2*PI()*62.5*[.B11])" office:value-type="float" office:value="0.98078528040323" calcext:value-type="float">
            <text:p>0.98078528040323</text:p>
          </table:table-cell>
          <table:table-cell table:style-name="ce2" table:formula="of:=[.C11]+[.D11]" office:value-type="float" office:value="0.785694958387102" calcext:value-type="float">
            <text:p>0.785694958387102</text:p>
          </table:table-cell>
          <table:table-cell table:style-name="ce2" table:formula="of:=COS(2*PI()*[.$K$2]*[.A11]/32)" office:value-type="float" office:value="0.923879532511287" calcext:value-type="float">
            <text:p>0.923879532511287</text:p>
          </table:table-cell>
          <table:table-cell table:style-name="ce2" table:formula="of:=SIN(2*PI()*[.$K$2]*[.A11]/32)" office:value-type="float" office:value="-0.382683432365089" calcext:value-type="float">
            <text:p>-0.382683432365089</text:p>
          </table:table-cell>
          <table:table-cell table:style-name="ce2" table:formula="of:=[.E11]*[.F11]" office:value-type="float" office:value="0.725887490851151" calcext:value-type="float">
            <text:p>0.725887490851151</text:p>
          </table:table-cell>
          <table:table-cell table:style-name="ce2" table:formula="of:=[.E11]*[.G11]" office:value-type="float" office:value="-0.300672443467522" calcext:value-type="float">
            <text:p>-0.300672443467522</text:p>
          </table:table-cell>
          <table:table-cell table:style-name="ce3" table:number-columns-repeated="2"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11]*[.M11]+[.N11]*[.N1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formula="of:=[.A12]*0.0005" office:value-type="float" office:value="0.005" calcext:value-type="float">
            <text:p>0.005</text:p>
          </table:table-cell>
          <table:table-cell table:style-name="ce2" table:formula="of:=COS(2*PI()*62.5*[.B12])" office:value-type="float" office:value="-0.38268343236509" calcext:value-type="float">
            <text:p>-0.38268343236509</text:p>
          </table:table-cell>
          <table:table-cell table:style-name="ce2" table:formula="of:=SIN(2*PI()*62.5*[.B12])" office:value-type="float" office:value="0.923879532511287" calcext:value-type="float">
            <text:p>0.923879532511287</text:p>
          </table:table-cell>
          <table:table-cell table:style-name="ce2" table:formula="of:=[.C12]+[.D12]" office:value-type="float" office:value="0.541196100146197" calcext:value-type="float">
            <text:p>0.541196100146197</text:p>
          </table:table-cell>
          <table:table-cell table:style-name="ce2" table:formula="of:=COS(2*PI()*[.$K$2]*[.A12]/32)" office:value-type="float" office:value="-0.707106781186546" calcext:value-type="float">
            <text:p>-0.707106781186546</text:p>
          </table:table-cell>
          <table:table-cell table:style-name="ce2" table:formula="of:=SIN(2*PI()*[.$K$2]*[.A12]/32)" office:value-type="float" office:value="0.707106781186549" calcext:value-type="float">
            <text:p>0.707106781186549</text:p>
          </table:table-cell>
          <table:table-cell table:style-name="ce2" table:formula="of:=[.E12]*[.F12]" office:value-type="float" office:value="-0.382683432365089" calcext:value-type="float">
            <text:p>-0.382683432365089</text:p>
          </table:table-cell>
          <table:table-cell table:style-name="ce2" table:formula="of:=[.E12]*[.G12]" office:value-type="float" office:value="0.382683432365091" calcext:value-type="float">
            <text:p>0.382683432365091</text:p>
          </table:table-cell>
          <table:table-cell table:style-name="ce3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.77315972805081E-015" calcext:value-type="float">
            <text:p>-5.77315972805081E-15</text:p>
          </table:table-cell>
          <table:table-cell table:style-name="ce3"/>
          <table:table-cell table:style-name="ce2" table:formula="of:=SQRT([.M12]*[.M12]+[.N12]*[.N12])" office:value-type="float" office:value="5.77315972805081E-015" calcext:value-type="float">
            <text:p>5.77315972805081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table:formula="of:=[.A13]*0.0005" office:value-type="float" office:value="0.0055" calcext:value-type="float">
            <text:p>0.0055</text:p>
          </table:table-cell>
          <table:table-cell table:style-name="ce2" table:formula="of:=COS(2*PI()*62.5*[.B13])" office:value-type="float" office:value="-0.555570233019602" calcext:value-type="float">
            <text:p>-0.555570233019602</text:p>
          </table:table-cell>
          <table:table-cell table:style-name="ce2" table:formula="of:=SIN(2*PI()*62.5*[.B13])" office:value-type="float" office:value="0.831469612302545" calcext:value-type="float">
            <text:p>0.831469612302545</text:p>
          </table:table-cell>
          <table:table-cell table:style-name="ce2" table:formula="of:=[.C13]+[.D13]" office:value-type="float" office:value="0.275899379282943" calcext:value-type="float">
            <text:p>0.275899379282943</text:p>
          </table:table-cell>
          <table:table-cell table:style-name="ce2" table:formula="of:=COS(2*PI()*[.$K$2]*[.A13]/32)" office:value-type="float" office:value="0.382683432365089" calcext:value-type="float">
            <text:p>0.382683432365089</text:p>
          </table:table-cell>
          <table:table-cell table:style-name="ce2" table:formula="of:=SIN(2*PI()*[.$K$2]*[.A13]/32)" office:value-type="float" office:value="-0.923879532511287" calcext:value-type="float">
            <text:p>-0.923879532511287</text:p>
          </table:table-cell>
          <table:table-cell table:style-name="ce2" table:formula="of:=[.E13]*[.F13]" office:value-type="float" office:value="0.105582121451394" calcext:value-type="float">
            <text:p>0.105582121451394</text:p>
          </table:table-cell>
          <table:table-cell table:style-name="ce2" table:formula="of:=[.E13]*[.G13]" office:value-type="float" office:value="-0.25489778955208" calcext:value-type="float">
            <text:p>-0.25489778955208</text:p>
          </table:table-cell>
          <table:table-cell table:style-name="ce3" table:number-columns-repeated="2"/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13]*[.M13]+[.N13]*[.N13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formula="of:=[.A14]*0.0005" office:value-type="float" office:value="0.006" calcext:value-type="float">
            <text:p>0.006</text:p>
          </table:table-cell>
          <table:table-cell table:style-name="ce2" table:formula="of:=COS(2*PI()*62.5*[.B14])" office:value-type="float" office:value="-0.707106781186547" calcext:value-type="float">
            <text:p>-0.707106781186547</text:p>
          </table:table-cell>
          <table:table-cell table:style-name="ce2" table:formula="of:=SIN(2*PI()*62.5*[.B14])" office:value-type="float" office:value="0.707106781186548" calcext:value-type="float">
            <text:p>0.707106781186548</text:p>
          </table:table-cell>
          <table:table-cell table:style-name="ce2" table:formula="of:=[.C14]+[.D14]" office:value-type="float" office:value="0" calcext:value-type="float">
            <text:p>0</text:p>
          </table:table-cell>
          <table:table-cell table:style-name="ce2" table:formula="of:=COS(2*PI()*[.$K$2]*[.A14]/32)" office:value-type="float" office:value="-4.9047770029553E-016" calcext:value-type="float">
            <text:p>-4.9047770029553E-16</text:p>
          </table:table-cell>
          <table:table-cell table:style-name="ce2" table:formula="of:=SIN(2*PI()*[.$K$2]*[.A14]/32)" office:value-type="float" office:value="1" calcext:value-type="float">
            <text:p>1</text:p>
          </table:table-cell>
          <table:table-cell table:style-name="ce2" table:formula="of:=[.E14]*[.F14]" office:value-type="float" office:value="-0" calcext:value-type="float">
            <text:p>0</text:p>
          </table:table-cell>
          <table:table-cell table:style-name="ce2" table:formula="of:=[.E14]*[.G14]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-7.32747196252603E-015" calcext:value-type="float">
            <text:p>-7.32747196252603E-15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14]*[.M14]+[.N14]*[.N14])" office:value-type="float" office:value="7.32747196252603E-015" calcext:value-type="float">
            <text:p>7.32747196252603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table:formula="of:=[.A15]*0.0005" office:value-type="float" office:value="0.0065" calcext:value-type="float">
            <text:p>0.0065</text:p>
          </table:table-cell>
          <table:table-cell table:style-name="ce2" table:formula="of:=COS(2*PI()*62.5*[.B15])" office:value-type="float" office:value="-0.831469612302545" calcext:value-type="float">
            <text:p>-0.831469612302545</text:p>
          </table:table-cell>
          <table:table-cell table:style-name="ce2" table:formula="of:=SIN(2*PI()*62.5*[.B15])" office:value-type="float" office:value="0.555570233019602" calcext:value-type="float">
            <text:p>0.555570233019602</text:p>
          </table:table-cell>
          <table:table-cell table:style-name="ce2" table:formula="of:=[.C15]+[.D15]" office:value-type="float" office:value="-0.275899379282943" calcext:value-type="float">
            <text:p>-0.275899379282943</text:p>
          </table:table-cell>
          <table:table-cell table:style-name="ce2" table:formula="of:=COS(2*PI()*[.$K$2]*[.A15]/32)" office:value-type="float" office:value="-0.382683432365091" calcext:value-type="float">
            <text:p>-0.382683432365091</text:p>
          </table:table-cell>
          <table:table-cell table:style-name="ce2" table:formula="of:=SIN(2*PI()*[.$K$2]*[.A15]/32)" office:value-type="float" office:value="-0.923879532511286" calcext:value-type="float">
            <text:p>-0.923879532511286</text:p>
          </table:table-cell>
          <table:table-cell table:style-name="ce2" table:formula="of:=[.E15]*[.F15]" office:value-type="float" office:value="0.105582121451395" calcext:value-type="float">
            <text:p>0.105582121451395</text:p>
          </table:table-cell>
          <table:table-cell table:style-name="ce2" table:formula="of:=[.E15]*[.G15]" office:value-type="float" office:value="0.25489778955208" calcext:value-type="float">
            <text:p>0.25489778955208</text:p>
          </table:table-cell>
          <table:table-cell table:style-name="ce3"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-5.32907051820075E-015" calcext:value-type="float">
            <text:p>-5.32907051820075E-15</text:p>
          </table:table-cell>
          <table:table-cell table:style-name="ce2" office:value-type="float" office:value="-7.21644966006352E-015" calcext:value-type="float">
            <text:p>-7.21644966006352E-15</text:p>
          </table:table-cell>
          <table:table-cell table:style-name="ce3"/>
          <table:table-cell table:style-name="ce2" table:formula="of:=SQRT([.M15]*[.M15]+[.N15]*[.N15])" office:value-type="float" office:value="8.97084936247328E-015" calcext:value-type="float">
            <text:p>8.97084936247328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[.A16]*0.0005" office:value-type="float" office:value="0.007" calcext:value-type="float">
            <text:p>0.007</text:p>
          </table:table-cell>
          <table:table-cell table:style-name="ce2" table:formula="of:=COS(2*PI()*62.5*[.B16])" office:value-type="float" office:value="-0.923879532511287" calcext:value-type="float">
            <text:p>-0.923879532511287</text:p>
          </table:table-cell>
          <table:table-cell table:style-name="ce2" table:formula="of:=SIN(2*PI()*62.5*[.B16])" office:value-type="float" office:value="0.38268343236509" calcext:value-type="float">
            <text:p>0.38268343236509</text:p>
          </table:table-cell>
          <table:table-cell table:style-name="ce2" table:formula="of:=[.C16]+[.D16]" office:value-type="float" office:value="-0.541196100146197" calcext:value-type="float">
            <text:p>-0.541196100146197</text:p>
          </table:table-cell>
          <table:table-cell table:style-name="ce2" table:formula="of:=COS(2*PI()*[.$K$2]*[.A16]/32)" office:value-type="float" office:value="0.70710678118655" calcext:value-type="float">
            <text:p>0.70710678118655</text:p>
          </table:table-cell>
          <table:table-cell table:style-name="ce2" table:formula="of:=SIN(2*PI()*[.$K$2]*[.A16]/32)" office:value-type="float" office:value="0.707106781186545" calcext:value-type="float">
            <text:p>0.707106781186545</text:p>
          </table:table-cell>
          <table:table-cell table:style-name="ce2" table:formula="of:=[.E16]*[.F16]" office:value-type="float" office:value="-0.382683432365091" calcext:value-type="float">
            <text:p>-0.382683432365091</text:p>
          </table:table-cell>
          <table:table-cell table:style-name="ce2" table:formula="of:=[.E16]*[.G16]" office:value-type="float" office:value="-0.382683432365088" calcext:value-type="float">
            <text:p>-0.382683432365088</text:p>
          </table:table-cell>
          <table:table-cell table:style-name="ce3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99200722162641E-015" calcext:value-type="float">
            <text:p>9.99200722162641E-15</text:p>
          </table:table-cell>
          <table:table-cell table:style-name="ce3"/>
          <table:table-cell table:style-name="ce2" table:formula="of:=SQRT([.M16]*[.M16]+[.N16]*[.N16])" office:value-type="float" office:value="9.99200722162641E-015" calcext:value-type="float">
            <text:p>9.99200722162641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[.A17]*0.0005" office:value-type="float" office:value="0.0075" calcext:value-type="float">
            <text:p>0.0075</text:p>
          </table:table-cell>
          <table:table-cell table:style-name="ce2" table:formula="of:=COS(2*PI()*62.5*[.B17])" office:value-type="float" office:value="-0.98078528040323" calcext:value-type="float">
            <text:p>-0.98078528040323</text:p>
          </table:table-cell>
          <table:table-cell table:style-name="ce2" table:formula="of:=SIN(2*PI()*62.5*[.B17])" office:value-type="float" office:value="0.195090322016129" calcext:value-type="float">
            <text:p>0.195090322016129</text:p>
          </table:table-cell>
          <table:table-cell table:style-name="ce2" table:formula="of:=[.C17]+[.D17]" office:value-type="float" office:value="-0.785694958387102" calcext:value-type="float">
            <text:p>-0.785694958387102</text:p>
          </table:table-cell>
          <table:table-cell table:style-name="ce2" table:formula="of:=COS(2*PI()*[.$K$2]*[.A17]/32)" office:value-type="float" office:value="-0.923879532511286" calcext:value-type="float">
            <text:p>-0.923879532511286</text:p>
          </table:table-cell>
          <table:table-cell table:style-name="ce2" table:formula="of:=SIN(2*PI()*[.$K$2]*[.A17]/32)" office:value-type="float" office:value="-0.38268343236509" calcext:value-type="float">
            <text:p>-0.38268343236509</text:p>
          </table:table-cell>
          <table:table-cell table:style-name="ce2" table:formula="of:=[.E17]*[.F17]" office:value-type="float" office:value="0.72588749085115" calcext:value-type="float">
            <text:p>0.72588749085115</text:p>
          </table:table-cell>
          <table:table-cell table:style-name="ce2" table:formula="of:=[.E17]*[.G17]" office:value-type="float" office:value="0.300672443467523" calcext:value-type="float">
            <text:p>0.300672443467523</text:p>
          </table:table-cell>
          <table:table-cell table:style-name="ce3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-5.10702591327572E-015" calcext:value-type="float">
            <text:p>-5.10702591327572E-15</text:p>
          </table:table-cell>
          <table:table-cell table:style-name="ce2" office:value-type="float" office:value="0.0000000000000121291865440298" calcext:value-type="float">
            <text:p>1.21291865440298E-14</text:p>
          </table:table-cell>
          <table:table-cell table:style-name="ce3"/>
          <table:table-cell table:style-name="ce2" table:formula="of:=SQRT([.M17]*[.M17]+[.N17]*[.N17])" office:value-type="float" office:value="0.0000000000000131605045457514" calcext:value-type="float">
            <text:p>1.31605045457514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formula="of:=[.A18]*0.0005" office:value-type="float" office:value="0.008" calcext:value-type="float">
            <text:p>0.008</text:p>
          </table:table-cell>
          <table:table-cell table:style-name="ce2" table:formula="of:=COS(2*PI()*62.5*[.B18])" office:value-type="float" office:value="-1" calcext:value-type="float">
            <text:p>-1</text:p>
          </table:table-cell>
          <table:table-cell table:style-name="ce2" table:formula="of:=SIN(2*PI()*62.5*[.B18])" office:value-type="float" office:value="1.22464679914735E-016" calcext:value-type="float">
            <text:p>1.22464679914735E-16</text:p>
          </table:table-cell>
          <table:table-cell table:style-name="ce2" table:formula="of:=[.C18]+[.D18]" office:value-type="float" office:value="-1" calcext:value-type="float">
            <text:p>-1</text:p>
          </table:table-cell>
          <table:table-cell table:style-name="ce2" table:formula="of:=COS(2*PI()*[.$K$2]*[.A18]/32)" office:value-type="float" office:value="1" calcext:value-type="float">
            <text:p>1</text:p>
          </table:table-cell>
          <table:table-cell table:style-name="ce2" table:formula="of:=SIN(2*PI()*[.$K$2]*[.A18]/32)" office:value-type="float" office:value="-1.71450551880629E-015" calcext:value-type="float">
            <text:p>-1.71450551880629E-15</text:p>
          </table:table-cell>
          <table:table-cell table:style-name="ce2" table:formula="of:=[.E18]*[.F18]" office:value-type="float" office:value="-1" calcext:value-type="float">
            <text:p>-1</text:p>
          </table:table-cell>
          <table:table-cell table:style-name="ce2" table:formula="of:=[.E18]*[.G18]" office:value-type="float" office:value="1.71450551880629E-015" calcext:value-type="float">
            <text:p>1.71450551880629E-15</text:p>
          </table:table-cell>
          <table:table-cell table:style-name="ce3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5062569712779E-015" calcext:value-type="float">
            <text:p>6.15062569712779E-15</text:p>
          </table:table-cell>
          <table:table-cell table:style-name="ce3"/>
          <table:table-cell table:style-name="ce2" table:formula="of:=SQRT([.M18]*[.M18]+[.N18]*[.N18])" office:value-type="float" office:value="6.15062569712779E-015" calcext:value-type="float">
            <text:p>6.15062569712779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formula="of:=[.A19]*0.0005" office:value-type="float" office:value="0.0085" calcext:value-type="float">
            <text:p>0.0085</text:p>
          </table:table-cell>
          <table:table-cell table:style-name="ce2" table:formula="of:=COS(2*PI()*62.5*[.B19])" office:value-type="float" office:value="-0.98078528040323" calcext:value-type="float">
            <text:p>-0.98078528040323</text:p>
          </table:table-cell>
          <table:table-cell table:style-name="ce2" table:formula="of:=SIN(2*PI()*62.5*[.B19])" office:value-type="float" office:value="-0.195090322016128" calcext:value-type="float">
            <text:p>-0.195090322016128</text:p>
          </table:table-cell>
          <table:table-cell table:style-name="ce2" table:formula="of:=[.C19]+[.D19]" office:value-type="float" office:value="-1.17587560241936" calcext:value-type="float">
            <text:p>-1.17587560241936</text:p>
          </table:table-cell>
          <table:table-cell table:style-name="ce2" table:formula="of:=COS(2*PI()*[.$K$2]*[.A19]/32)" office:value-type="float" office:value="-0.923879532511285" calcext:value-type="float">
            <text:p>-0.923879532511285</text:p>
          </table:table-cell>
          <table:table-cell table:style-name="ce2" table:formula="of:=SIN(2*PI()*[.$K$2]*[.A19]/32)" office:value-type="float" office:value="0.382683432365093" calcext:value-type="float">
            <text:p>0.382683432365093</text:p>
          </table:table-cell>
          <table:table-cell table:style-name="ce2" table:formula="of:=[.E19]*[.F19]" office:value-type="float" office:value="1.08636740185462" calcext:value-type="float">
            <text:p>1.08636740185462</text:p>
          </table:table-cell>
          <table:table-cell table:style-name="ce2" table:formula="of:=[.E19]*[.G19]" office:value-type="float" office:value="-0.449988111568212" calcext:value-type="float">
            <text:p>-0.449988111568212</text:p>
          </table:table-cell>
          <table:table-cell table:style-name="ce3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0000000000163480340376054" calcext:value-type="float">
            <text:p>-1.63480340376054E-14</text:p>
          </table:table-cell>
          <table:table-cell table:style-name="ce3"/>
          <table:table-cell table:style-name="ce2" table:formula="of:=SQRT([.M19]*[.M19]+[.N19]*[.N19])" office:value-type="float" office:value="0.0000000000000163480340376054" calcext:value-type="float">
            <text:p>1.63480340376054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[.A20]*0.0005" office:value-type="float" office:value="0.009" calcext:value-type="float">
            <text:p>0.009</text:p>
          </table:table-cell>
          <table:table-cell table:style-name="ce2" table:formula="of:=COS(2*PI()*62.5*[.B20])" office:value-type="float" office:value="-0.923879532511286" calcext:value-type="float">
            <text:p>-0.923879532511286</text:p>
          </table:table-cell>
          <table:table-cell table:style-name="ce2" table:formula="of:=SIN(2*PI()*62.5*[.B20])" office:value-type="float" office:value="-0.38268343236509" calcext:value-type="float">
            <text:p>-0.38268343236509</text:p>
          </table:table-cell>
          <table:table-cell table:style-name="ce2" table:formula="of:=[.C20]+[.D20]" office:value-type="float" office:value="-1.30656296487638" calcext:value-type="float">
            <text:p>-1.30656296487638</text:p>
          </table:table-cell>
          <table:table-cell table:style-name="ce2" table:formula="of:=COS(2*PI()*[.$K$2]*[.A20]/32)" office:value-type="float" office:value="0.707106781186548" calcext:value-type="float">
            <text:p>0.707106781186548</text:p>
          </table:table-cell>
          <table:table-cell table:style-name="ce2" table:formula="of:=SIN(2*PI()*[.$K$2]*[.A20]/32)" office:value-type="float" office:value="-0.707106781186547" calcext:value-type="float">
            <text:p>-0.707106781186547</text:p>
          </table:table-cell>
          <table:table-cell table:style-name="ce2" table:formula="of:=[.E20]*[.F20]" office:value-type="float" office:value="-0.923879532511288" calcext:value-type="float">
            <text:p>-0.923879532511288</text:p>
          </table:table-cell>
          <table:table-cell table:style-name="ce2" table:formula="of:=[.E20]*[.G20]" office:value-type="float" office:value="0.923879532511286" calcext:value-type="float">
            <text:p>0.923879532511286</text:p>
          </table:table-cell>
          <table:table-cell table:style-name="ce3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000000000149880108324396" calcext:value-type="float">
            <text:p>1.49880108324396E-14</text:p>
          </table:table-cell>
          <table:table-cell table:style-name="ce3"/>
          <table:table-cell table:style-name="ce2" table:formula="of:=SQRT([.M20]*[.M20]+[.N20]*[.N20])" office:value-type="float" office:value="0.0000000000000149880108324396" calcext:value-type="float">
            <text:p>1.49880108324396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formula="of:=[.A21]*0.0005" office:value-type="float" office:value="0.0095" calcext:value-type="float">
            <text:p>0.0095</text:p>
          </table:table-cell>
          <table:table-cell table:style-name="ce2" table:formula="of:=COS(2*PI()*62.5*[.B21])" office:value-type="float" office:value="-0.831469612302545" calcext:value-type="float">
            <text:p>-0.831469612302545</text:p>
          </table:table-cell>
          <table:table-cell table:style-name="ce2" table:formula="of:=SIN(2*PI()*62.5*[.B21])" office:value-type="float" office:value="-0.555570233019602" calcext:value-type="float">
            <text:p>-0.555570233019602</text:p>
          </table:table-cell>
          <table:table-cell table:style-name="ce2" table:formula="of:=[.C21]+[.D21]" office:value-type="float" office:value="-1.38703984532215" calcext:value-type="float">
            <text:p>-1.38703984532215</text:p>
          </table:table-cell>
          <table:table-cell table:style-name="ce2" table:formula="of:=COS(2*PI()*[.$K$2]*[.A21]/32)" office:value-type="float" office:value="-0.382683432365088" calcext:value-type="float">
            <text:p>-0.382683432365088</text:p>
          </table:table-cell>
          <table:table-cell table:style-name="ce2" table:formula="of:=SIN(2*PI()*[.$K$2]*[.A21]/32)" office:value-type="float" office:value="0.923879532511287" calcext:value-type="float">
            <text:p>0.923879532511287</text:p>
          </table:table-cell>
          <table:table-cell table:style-name="ce2" table:formula="of:=[.E21]*[.F21]" office:value-type="float" office:value="0.530797168835021" calcext:value-type="float">
            <text:p>0.530797168835021</text:p>
          </table:table-cell>
          <table:table-cell table:style-name="ce2" table:formula="of:=[.E21]*[.G21]" office:value-type="float" office:value="-1.28145772387075" calcext:value-type="float">
            <text:p>-1.28145772387075</text:p>
          </table:table-cell>
          <table:table-cell table:style-name="ce3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-0.0000000000000182076576038526" calcext:value-type="float">
            <text:p>-1.82076576038526E-14</text:p>
          </table:table-cell>
          <table:table-cell table:style-name="ce2" office:value-type="float" office:value="0.0000000000000131006316905768" calcext:value-type="float">
            <text:p>1.31006316905768E-14</text:p>
          </table:table-cell>
          <table:table-cell table:style-name="ce3"/>
          <table:table-cell table:style-name="ce2" table:formula="of:=SQRT([.M21]*[.M21]+[.N21]*[.N21])" office:value-type="float" office:value="0.0000000000000224309015893538" calcext:value-type="float">
            <text:p>2.24309015893538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formula="of:=[.A22]*0.0005" office:value-type="float" office:value="0.01" calcext:value-type="float">
            <text:p>0.01</text:p>
          </table:table-cell>
          <table:table-cell table:style-name="ce2" table:formula="of:=COS(2*PI()*62.5*[.B22])" office:value-type="float" office:value="-0.707106781186548" calcext:value-type="float">
            <text:p>-0.707106781186548</text:p>
          </table:table-cell>
          <table:table-cell table:style-name="ce2" table:formula="of:=SIN(2*PI()*62.5*[.B22])" office:value-type="float" office:value="-0.707106781186547" calcext:value-type="float">
            <text:p>-0.707106781186547</text:p>
          </table:table-cell>
          <table:table-cell table:style-name="ce2" table:formula="of:=[.C22]+[.D22]" office:value-type="float" office:value="-1.4142135623731" calcext:value-type="float">
            <text:p>-1.4142135623731</text:p>
          </table:table-cell>
          <table:table-cell table:style-name="ce2" table:formula="of:=COS(2*PI()*[.$K$2]*[.A22]/32)" office:value-type="float" office:value="-3.91948873790812E-015" calcext:value-type="float">
            <text:p>-3.91948873790812E-15</text:p>
          </table:table-cell>
          <table:table-cell table:style-name="ce2" table:formula="of:=SIN(2*PI()*[.$K$2]*[.A22]/32)" office:value-type="float" office:value="-1" calcext:value-type="float">
            <text:p>-1</text:p>
          </table:table-cell>
          <table:table-cell table:style-name="ce2" table:formula="of:=[.E22]*[.F22]" office:value-type="float" office:value="5.54299413071827E-015" calcext:value-type="float">
            <text:p>5.54299413071827E-15</text:p>
          </table:table-cell>
          <table:table-cell table:style-name="ce2" table:formula="of:=[.E22]*[.G22]" office:value-type="float" office:value="1.4142135623731" calcext:value-type="float">
            <text:p>1.4142135623731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000000000115463194561016" calcext:value-type="float">
            <text:p>1.15463194561016E-14</text:p>
          </table:table-cell>
          <table:table-cell table:style-name="ce3"/>
          <table:table-cell table:style-name="ce2" table:formula="of:=SQRT([.M22]*[.M22]+[.N22]*[.N22])" office:value-type="float" office:value="0.0000000000000115463194561016" calcext:value-type="float">
            <text:p>1.15463194561016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formula="of:=[.A23]*0.0005" office:value-type="float" office:value="0.0105" calcext:value-type="float">
            <text:p>0.0105</text:p>
          </table:table-cell>
          <table:table-cell table:style-name="ce2" table:formula="of:=COS(2*PI()*62.5*[.B23])" office:value-type="float" office:value="-0.555570233019602" calcext:value-type="float">
            <text:p>-0.555570233019602</text:p>
          </table:table-cell>
          <table:table-cell table:style-name="ce2" table:formula="of:=SIN(2*PI()*62.5*[.B23])" office:value-type="float" office:value="-0.831469612302545" calcext:value-type="float">
            <text:p>-0.831469612302545</text:p>
          </table:table-cell>
          <table:table-cell table:style-name="ce2" table:formula="of:=[.C23]+[.D23]" office:value-type="float" office:value="-1.38703984532215" calcext:value-type="float">
            <text:p>-1.38703984532215</text:p>
          </table:table-cell>
          <table:table-cell table:style-name="ce2" table:formula="of:=COS(2*PI()*[.$K$2]*[.A23]/32)" office:value-type="float" office:value="0.382683432365089" calcext:value-type="float">
            <text:p>0.382683432365089</text:p>
          </table:table-cell>
          <table:table-cell table:style-name="ce2" table:formula="of:=SIN(2*PI()*[.$K$2]*[.A23]/32)" office:value-type="float" office:value="0.923879532511287" calcext:value-type="float">
            <text:p>0.923879532511287</text:p>
          </table:table-cell>
          <table:table-cell table:style-name="ce2" table:formula="of:=[.E23]*[.F23]" office:value-type="float" office:value="-0.530797168835022" calcext:value-type="float">
            <text:p>-0.530797168835022</text:p>
          </table:table-cell>
          <table:table-cell table:style-name="ce2" table:formula="of:=[.E23]*[.G23]" office:value-type="float" office:value="-1.28145772387075" calcext:value-type="float">
            <text:p>-1.28145772387075</text:p>
          </table:table-cell>
          <table:table-cell table:style-name="ce3" table:number-columns-repeated="2"/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23]*[.M23]+[.N23]*[.N23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formula="of:=[.A24]*0.0005" office:value-type="float" office:value="0.011" calcext:value-type="float">
            <text:p>0.011</text:p>
          </table:table-cell>
          <table:table-cell table:style-name="ce2" table:formula="of:=COS(2*PI()*62.5*[.B24])" office:value-type="float" office:value="-0.38268343236509" calcext:value-type="float">
            <text:p>-0.38268343236509</text:p>
          </table:table-cell>
          <table:table-cell table:style-name="ce2" table:formula="of:=SIN(2*PI()*62.5*[.B24])" office:value-type="float" office:value="-0.923879532511286" calcext:value-type="float">
            <text:p>-0.923879532511286</text:p>
          </table:table-cell>
          <table:table-cell table:style-name="ce2" table:formula="of:=[.C24]+[.D24]" office:value-type="float" office:value="-1.30656296487638" calcext:value-type="float">
            <text:p>-1.30656296487638</text:p>
          </table:table-cell>
          <table:table-cell table:style-name="ce2" table:formula="of:=COS(2*PI()*[.$K$2]*[.A24]/32)" office:value-type="float" office:value="-0.707106781186549" calcext:value-type="float">
            <text:p>-0.707106781186549</text:p>
          </table:table-cell>
          <table:table-cell table:style-name="ce2" table:formula="of:=SIN(2*PI()*[.$K$2]*[.A24]/32)" office:value-type="float" office:value="-0.707106781186546" calcext:value-type="float">
            <text:p>-0.707106781186546</text:p>
          </table:table-cell>
          <table:table-cell table:style-name="ce2" table:formula="of:=[.E24]*[.F24]" office:value-type="float" office:value="0.923879532511288" calcext:value-type="float">
            <text:p>0.923879532511288</text:p>
          </table:table-cell>
          <table:table-cell table:style-name="ce2" table:formula="of:=[.E24]*[.G24]" office:value-type="float" office:value="0.923879532511286" calcext:value-type="float">
            <text:p>0.923879532511286</text:p>
          </table:table-cell>
          <table:table-cell table:style-name="ce3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5.99520433297584E-015" calcext:value-type="float">
            <text:p>5.99520433297584E-15</text:p>
          </table:table-cell>
          <table:table-cell table:style-name="ce2" office:value-type="float" office:value="9.54791801177635E-015" calcext:value-type="float">
            <text:p>9.54791801177635E-15</text:p>
          </table:table-cell>
          <table:table-cell table:style-name="ce3"/>
          <table:table-cell table:style-name="ce2" table:formula="of:=SQRT([.M24]*[.M24]+[.N24]*[.N24])" office:value-type="float" office:value="0.0000000000000112740947908795" calcext:value-type="float">
            <text:p>1.12740947908795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table:formula="of:=[.A25]*0.0005" office:value-type="float" office:value="0.0115" calcext:value-type="float">
            <text:p>0.0115</text:p>
          </table:table-cell>
          <table:table-cell table:style-name="ce2" table:formula="of:=COS(2*PI()*62.5*[.B25])" office:value-type="float" office:value="-0.195090322016129" calcext:value-type="float">
            <text:p>-0.195090322016129</text:p>
          </table:table-cell>
          <table:table-cell table:style-name="ce2" table:formula="of:=SIN(2*PI()*62.5*[.B25])" office:value-type="float" office:value="-0.98078528040323" calcext:value-type="float">
            <text:p>-0.98078528040323</text:p>
          </table:table-cell>
          <table:table-cell table:style-name="ce2" table:formula="of:=[.C25]+[.D25]" office:value-type="float" office:value="-1.17587560241936" calcext:value-type="float">
            <text:p>-1.17587560241936</text:p>
          </table:table-cell>
          <table:table-cell table:style-name="ce2" table:formula="of:=COS(2*PI()*[.$K$2]*[.A25]/32)" office:value-type="float" office:value="0.923879532511288" calcext:value-type="float">
            <text:p>0.923879532511288</text:p>
          </table:table-cell>
          <table:table-cell table:style-name="ce2" table:formula="of:=SIN(2*PI()*[.$K$2]*[.A25]/32)" office:value-type="float" office:value="0.382683432365086" calcext:value-type="float">
            <text:p>0.382683432365086</text:p>
          </table:table-cell>
          <table:table-cell table:style-name="ce2" table:formula="of:=[.E25]*[.F25]" office:value-type="float" office:value="-1.08636740185463" calcext:value-type="float">
            <text:p>-1.08636740185463</text:p>
          </table:table-cell>
          <table:table-cell table:style-name="ce2" table:formula="of:=[.E25]*[.G25]" office:value-type="float" office:value="-0.449988111568204" calcext:value-type="float">
            <text:p>-0.449988111568204</text:p>
          </table:table-cell>
          <table:table-cell table:style-name="ce3"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000000000000106581410364015" calcext:value-type="float">
            <text:p>1.06581410364015E-14</text:p>
          </table:table-cell>
          <table:table-cell table:style-name="ce2" office:value-type="float" office:value="0.000000000000014432899320127" calcext:value-type="float">
            <text:p>1.4432899320127E-14</text:p>
          </table:table-cell>
          <table:table-cell table:style-name="ce3"/>
          <table:table-cell table:style-name="ce2" table:formula="of:=SQRT([.M25]*[.M25]+[.N25]*[.N25])" office:value-type="float" office:value="0.0000000000000179416987249466" calcext:value-type="float">
            <text:p>1.79416987249466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table:formula="of:=[.A26]*0.0005" office:value-type="float" office:value="0.012" calcext:value-type="float">
            <text:p>0.012</text:p>
          </table:table-cell>
          <table:table-cell table:style-name="ce2" table:formula="of:=COS(2*PI()*62.5*[.B26])" office:value-type="float" office:value="-1.83697019872103E-016" calcext:value-type="float">
            <text:p>-1.83697019872103E-16</text:p>
          </table:table-cell>
          <table:table-cell table:style-name="ce2" table:formula="of:=SIN(2*PI()*62.5*[.B26])" office:value-type="float" office:value="-1" calcext:value-type="float">
            <text:p>-1</text:p>
          </table:table-cell>
          <table:table-cell table:style-name="ce2" table:formula="of:=[.C26]+[.D26]" office:value-type="float" office:value="-1" calcext:value-type="float">
            <text:p>-1</text:p>
          </table:table-cell>
          <table:table-cell table:style-name="ce2" table:formula="of:=COS(2*PI()*[.$K$2]*[.A26]/32)" office:value-type="float" office:value="-1" calcext:value-type="float">
            <text:p>-1</text:p>
          </table:table-cell>
          <table:table-cell table:style-name="ce2" table:formula="of:=SIN(2*PI()*[.$K$2]*[.A26]/32)" office:value-type="float" office:value="-9.80955400591059E-016" calcext:value-type="float">
            <text:p>-9.80955400591059E-16</text:p>
          </table:table-cell>
          <table:table-cell table:style-name="ce2" table:formula="of:=[.E26]*[.F26]" office:value-type="float" office:value="1" calcext:value-type="float">
            <text:p>1</text:p>
          </table:table-cell>
          <table:table-cell table:style-name="ce2" table:formula="of:=[.E26]*[.G26]" office:value-type="float" office:value="9.8095540059106E-016" calcext:value-type="float">
            <text:p>9.8095540059106E-16</text:p>
          </table:table-cell>
          <table:table-cell table:style-name="ce3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-4.2188474935756E-015" calcext:value-type="float">
            <text:p>-4.2188474935756E-15</text:p>
          </table:table-cell>
          <table:table-cell table:style-name="ce2" office:value-type="float" office:value="0.000000000000014432899320127" calcext:value-type="float">
            <text:p>1.4432899320127E-14</text:p>
          </table:table-cell>
          <table:table-cell table:style-name="ce3"/>
          <table:table-cell table:style-name="ce2" table:formula="of:=SQRT([.M26]*[.M26]+[.N26]*[.N26])" office:value-type="float" office:value="0.0000000000000150368632686133" calcext:value-type="float">
            <text:p>1.50368632686133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formula="of:=[.A27]*0.0005" office:value-type="float" office:value="0.0125" calcext:value-type="float">
            <text:p>0.0125</text:p>
          </table:table-cell>
          <table:table-cell table:style-name="ce2" table:formula="of:=COS(2*PI()*62.5*[.B27])" office:value-type="float" office:value="0.195090322016128" calcext:value-type="float">
            <text:p>0.195090322016128</text:p>
          </table:table-cell>
          <table:table-cell table:style-name="ce2" table:formula="of:=SIN(2*PI()*62.5*[.B27])" office:value-type="float" office:value="-0.98078528040323" calcext:value-type="float">
            <text:p>-0.98078528040323</text:p>
          </table:table-cell>
          <table:table-cell table:style-name="ce2" table:formula="of:=[.C27]+[.D27]" office:value-type="float" office:value="-0.785694958387102" calcext:value-type="float">
            <text:p>-0.785694958387102</text:p>
          </table:table-cell>
          <table:table-cell table:style-name="ce2" table:formula="of:=COS(2*PI()*[.$K$2]*[.A27]/32)" office:value-type="float" office:value="0.923879532511283" calcext:value-type="float">
            <text:p>0.923879532511283</text:p>
          </table:table-cell>
          <table:table-cell table:style-name="ce2" table:formula="of:=SIN(2*PI()*[.$K$2]*[.A27]/32)" office:value-type="float" office:value="-0.382683432365097" calcext:value-type="float">
            <text:p>-0.382683432365097</text:p>
          </table:table-cell>
          <table:table-cell table:style-name="ce2" table:formula="of:=[.E27]*[.F27]" office:value-type="float" office:value="-0.725887490851148" calcext:value-type="float">
            <text:p>-0.725887490851148</text:p>
          </table:table-cell>
          <table:table-cell table:style-name="ce2" table:formula="of:=[.E27]*[.G27]" office:value-type="float" office:value="0.300672443467529" calcext:value-type="float">
            <text:p>0.300672443467529</text:p>
          </table:table-cell>
          <table:table-cell table:style-name="ce3"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6.32827124036339E-015" calcext:value-type="float">
            <text:p>6.32827124036339E-15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27]*[.M27]+[.N27]*[.N27])" office:value-type="float" office:value="6.32827124036339E-015" calcext:value-type="float">
            <text:p>6.32827124036339E-15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formula="of:=[.A28]*0.0005" office:value-type="float" office:value="0.013" calcext:value-type="float">
            <text:p>0.013</text:p>
          </table:table-cell>
          <table:table-cell table:style-name="ce2" table:formula="of:=COS(2*PI()*62.5*[.B28])" office:value-type="float" office:value="0.38268343236509" calcext:value-type="float">
            <text:p>0.38268343236509</text:p>
          </table:table-cell>
          <table:table-cell table:style-name="ce2" table:formula="of:=SIN(2*PI()*62.5*[.B28])" office:value-type="float" office:value="-0.923879532511287" calcext:value-type="float">
            <text:p>-0.923879532511287</text:p>
          </table:table-cell>
          <table:table-cell table:style-name="ce2" table:formula="of:=[.C28]+[.D28]" office:value-type="float" office:value="-0.541196100146197" calcext:value-type="float">
            <text:p>-0.541196100146197</text:p>
          </table:table-cell>
          <table:table-cell table:style-name="ce2" table:formula="of:=COS(2*PI()*[.$K$2]*[.A28]/32)" office:value-type="float" office:value="-0.707106781186545" calcext:value-type="float">
            <text:p>-0.707106781186545</text:p>
          </table:table-cell>
          <table:table-cell table:style-name="ce2" table:formula="of:=SIN(2*PI()*[.$K$2]*[.A28]/32)" office:value-type="float" office:value="0.70710678118655" calcext:value-type="float">
            <text:p>0.70710678118655</text:p>
          </table:table-cell>
          <table:table-cell table:style-name="ce2" table:formula="of:=[.E28]*[.F28]" office:value-type="float" office:value="0.382683432365088" calcext:value-type="float">
            <text:p>0.382683432365088</text:p>
          </table:table-cell>
          <table:table-cell table:style-name="ce2" table:formula="of:=[.E28]*[.G28]" office:value-type="float" office:value="-0.382683432365091" calcext:value-type="float">
            <text:p>-0.382683432365091</text:p>
          </table:table-cell>
          <table:table-cell table:style-name="ce3" table:number-columns-repeated="2"/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28]*[.M28]+[.N28]*[.N2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formula="of:=[.A29]*0.0005" office:value-type="float" office:value="0.0135" calcext:value-type="float">
            <text:p>0.0135</text:p>
          </table:table-cell>
          <table:table-cell table:style-name="ce2" table:formula="of:=COS(2*PI()*62.5*[.B29])" office:value-type="float" office:value="0.555570233019603" calcext:value-type="float">
            <text:p>0.555570233019603</text:p>
          </table:table-cell>
          <table:table-cell table:style-name="ce2" table:formula="of:=SIN(2*PI()*62.5*[.B29])" office:value-type="float" office:value="-0.831469612302545" calcext:value-type="float">
            <text:p>-0.831469612302545</text:p>
          </table:table-cell>
          <table:table-cell table:style-name="ce2" table:formula="of:=[.C29]+[.D29]" office:value-type="float" office:value="-0.275899379282942" calcext:value-type="float">
            <text:p>-0.275899379282942</text:p>
          </table:table-cell>
          <table:table-cell table:style-name="ce2" table:formula="of:=COS(2*PI()*[.$K$2]*[.A29]/32)" office:value-type="float" office:value="0.382683432365091" calcext:value-type="float">
            <text:p>0.382683432365091</text:p>
          </table:table-cell>
          <table:table-cell table:style-name="ce2" table:formula="of:=SIN(2*PI()*[.$K$2]*[.A29]/32)" office:value-type="float" office:value="-0.923879532511286" calcext:value-type="float">
            <text:p>-0.923879532511286</text:p>
          </table:table-cell>
          <table:table-cell table:style-name="ce2" table:formula="of:=[.E29]*[.F29]" office:value-type="float" office:value="-0.105582121451394" calcext:value-type="float">
            <text:p>-0.105582121451394</text:p>
          </table:table-cell>
          <table:table-cell table:style-name="ce2" table:formula="of:=[.E29]*[.G29]" office:value-type="float" office:value="0.254897789552079" calcext:value-type="float">
            <text:p>0.254897789552079</text:p>
          </table:table-cell>
          <table:table-cell table:style-name="ce3" table:number-columns-repeated="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000000000000179856129989275" calcext:value-type="float">
            <text:p>1.79856129989275E-14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29]*[.M29]+[.N29]*[.N29])" office:value-type="float" office:value="0.0000000000000179856129989275" calcext:value-type="float">
            <text:p>1.79856129989275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table:formula="of:=[.A30]*0.0005" office:value-type="float" office:value="0.014" calcext:value-type="float">
            <text:p>0.014</text:p>
          </table:table-cell>
          <table:table-cell table:style-name="ce2" table:formula="of:=COS(2*PI()*62.5*[.B30])" office:value-type="float" office:value="0.707106781186547" calcext:value-type="float">
            <text:p>0.707106781186547</text:p>
          </table:table-cell>
          <table:table-cell table:style-name="ce2" table:formula="of:=SIN(2*PI()*62.5*[.B30])" office:value-type="float" office:value="-0.707106781186548" calcext:value-type="float">
            <text:p>-0.707106781186548</text:p>
          </table:table-cell>
          <table:table-cell table:style-name="ce2" table:formula="of:=[.C30]+[.D30]" office:value-type="float" office:value="0" calcext:value-type="float">
            <text:p>0</text:p>
          </table:table-cell>
          <table:table-cell table:style-name="ce2" table:formula="of:=COS(2*PI()*[.$K$2]*[.A30]/32)" office:value-type="float" office:value="8.32945517611177E-015" calcext:value-type="float">
            <text:p>8.32945517611177E-15</text:p>
          </table:table-cell>
          <table:table-cell table:style-name="ce2" table:formula="of:=SIN(2*PI()*[.$K$2]*[.A30]/32)" office:value-type="float" office:value="1" calcext:value-type="float">
            <text:p>1</text:p>
          </table:table-cell>
          <table:table-cell table:style-name="ce2" table:formula="of:=[.E30]*[.F30]" office:value-type="float" office:value="0" calcext:value-type="float">
            <text:p>0</text:p>
          </table:table-cell>
          <table:table-cell table:style-name="ce2" table:formula="of:=[.E30]*[.G30]" office:value-type="float" office:value="0" calcext:value-type="float">
            <text:p>0</text:p>
          </table:table-cell>
          <table:table-cell table:style-name="ce3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0000000000000195399252334028" calcext:value-type="float">
            <text:p>1.95399252334028E-14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table:formula="of:=SQRT([.M30]*[.M30]+[.N30]*[.N30])" office:value-type="float" office:value="0.0000000000000195399252334028" calcext:value-type="float">
            <text:p>1.95399252334028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table:formula="of:=[.A31]*0.0005" office:value-type="float" office:value="0.0145" calcext:value-type="float">
            <text:p>0.0145</text:p>
          </table:table-cell>
          <table:table-cell table:style-name="ce2" table:formula="of:=COS(2*PI()*62.5*[.B31])" office:value-type="float" office:value="0.831469612302545" calcext:value-type="float">
            <text:p>0.831469612302545</text:p>
          </table:table-cell>
          <table:table-cell table:style-name="ce2" table:formula="of:=SIN(2*PI()*62.5*[.B31])" office:value-type="float" office:value="-0.555570233019602" calcext:value-type="float">
            <text:p>-0.555570233019602</text:p>
          </table:table-cell>
          <table:table-cell table:style-name="ce2" table:formula="of:=[.C31]+[.D31]" office:value-type="float" office:value="0.275899379282943" calcext:value-type="float">
            <text:p>0.275899379282943</text:p>
          </table:table-cell>
          <table:table-cell table:style-name="ce2" table:formula="of:=COS(2*PI()*[.$K$2]*[.A31]/32)" office:value-type="float" office:value="-0.382683432365093" calcext:value-type="float">
            <text:p>-0.382683432365093</text:p>
          </table:table-cell>
          <table:table-cell table:style-name="ce2" table:formula="of:=SIN(2*PI()*[.$K$2]*[.A31]/32)" office:value-type="float" office:value="-0.923879532511285" calcext:value-type="float">
            <text:p>-0.923879532511285</text:p>
          </table:table-cell>
          <table:table-cell table:style-name="ce2" table:formula="of:=[.E31]*[.F31]" office:value-type="float" office:value="-0.105582121451395" calcext:value-type="float">
            <text:p>-0.105582121451395</text:p>
          </table:table-cell>
          <table:table-cell table:style-name="ce2" table:formula="of:=[.E31]*[.G31]" office:value-type="float" office:value="-0.254897789552079" calcext:value-type="float">
            <text:p>-0.254897789552079</text:p>
          </table:table-cell>
          <table:table-cell table:style-name="ce3"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0000000000000383026943495679" calcext:value-type="float">
            <text:p>3.83026943495679E-14</text:p>
          </table:table-cell>
          <table:table-cell table:style-name="ce2" office:value-type="float" office:value="-0.0000000000000131006316905768" calcext:value-type="float">
            <text:p>-1.31006316905768E-14</text:p>
          </table:table-cell>
          <table:table-cell table:style-name="ce3"/>
          <table:table-cell table:style-name="ce2" table:formula="of:=SQRT([.M31]*[.M31]+[.N31]*[.N31])" office:value-type="float" office:value="0.0000000000000404811430808045" calcext:value-type="float">
            <text:p>4.04811430808045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table:formula="of:=[.A32]*0.0005" office:value-type="float" office:value="0.015" calcext:value-type="float">
            <text:p>0.015</text:p>
          </table:table-cell>
          <table:table-cell table:style-name="ce2" table:formula="of:=COS(2*PI()*62.5*[.B32])" office:value-type="float" office:value="0.923879532511286" calcext:value-type="float">
            <text:p>0.923879532511286</text:p>
          </table:table-cell>
          <table:table-cell table:style-name="ce2" table:formula="of:=SIN(2*PI()*62.5*[.B32])" office:value-type="float" office:value="-0.38268343236509" calcext:value-type="float">
            <text:p>-0.38268343236509</text:p>
          </table:table-cell>
          <table:table-cell table:style-name="ce2" table:formula="of:=[.C32]+[.D32]" office:value-type="float" office:value="0.541196100146196" calcext:value-type="float">
            <text:p>0.541196100146196</text:p>
          </table:table-cell>
          <table:table-cell table:style-name="ce2" table:formula="of:=COS(2*PI()*[.$K$2]*[.A32]/32)" office:value-type="float" office:value="0.707106781186547" calcext:value-type="float">
            <text:p>0.707106781186547</text:p>
          </table:table-cell>
          <table:table-cell table:style-name="ce2" table:formula="of:=SIN(2*PI()*[.$K$2]*[.A32]/32)" office:value-type="float" office:value="0.707106781186548" calcext:value-type="float">
            <text:p>0.707106781186548</text:p>
          </table:table-cell>
          <table:table-cell table:style-name="ce2" table:formula="of:=[.E32]*[.F32]" office:value-type="float" office:value="0.382683432365089" calcext:value-type="float">
            <text:p>0.382683432365089</text:p>
          </table:table-cell>
          <table:table-cell table:style-name="ce2" table:formula="of:=[.E32]*[.G32]" office:value-type="float" office:value="0.38268343236509" calcext:value-type="float">
            <text:p>0.38268343236509</text:p>
          </table:table-cell>
          <table:table-cell table:style-name="ce3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000000000000640598685208715" calcext:value-type="float">
            <text:p>6.40598685208715E-14</text:p>
          </table:table-cell>
          <table:table-cell table:style-name="ce2" office:value-type="float" office:value="-0.0000000000000346389583683049" calcext:value-type="float">
            <text:p>-3.46389583683049E-14</text:p>
          </table:table-cell>
          <table:table-cell table:style-name="ce3"/>
          <table:table-cell table:style-name="ce2" table:formula="of:=SQRT([.M32]*[.M32]+[.N32]*[.N32])" office:value-type="float" office:value="0.0000000000000728252991188674" calcext:value-type="float">
            <text:p>7.28252991188674E-14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table:formula="of:=[.A33]*0.0005" office:value-type="float" office:value="0.0155" calcext:value-type="float">
            <text:p>0.0155</text:p>
          </table:table-cell>
          <table:table-cell table:style-name="ce2" table:formula="of:=COS(2*PI()*62.5*[.B33])" office:value-type="float" office:value="0.98078528040323" calcext:value-type="float">
            <text:p>0.98078528040323</text:p>
          </table:table-cell>
          <table:table-cell table:style-name="ce2" table:formula="of:=SIN(2*PI()*62.5*[.B33])" office:value-type="float" office:value="-0.195090322016128" calcext:value-type="float">
            <text:p>-0.195090322016128</text:p>
          </table:table-cell>
          <table:table-cell table:style-name="ce2" table:formula="of:=[.C33]+[.D33]" office:value-type="float" office:value="0.785694958387103" calcext:value-type="float">
            <text:p>0.785694958387103</text:p>
          </table:table-cell>
          <table:table-cell table:style-name="ce2" table:formula="of:=COS(2*PI()*[.$K$2]*[.A33]/32)" office:value-type="float" office:value="-0.92387953251129" calcext:value-type="float">
            <text:p>-0.92387953251129</text:p>
          </table:table-cell>
          <table:table-cell table:style-name="ce2" table:formula="of:=SIN(2*PI()*[.$K$2]*[.A33]/32)" office:value-type="float" office:value="-0.382683432365082" calcext:value-type="float">
            <text:p>-0.382683432365082</text:p>
          </table:table-cell>
          <table:table-cell table:style-name="ce2" table:formula="of:=[.E33]*[.F33]" office:value-type="float" office:value="-0.725887490851154" calcext:value-type="float">
            <text:p>-0.725887490851154</text:p>
          </table:table-cell>
          <table:table-cell table:style-name="ce2" table:formula="of:=[.E33]*[.G33]" office:value-type="float" office:value="-0.300672443467517" calcext:value-type="float">
            <text:p>-0.300672443467517</text:p>
          </table:table-cell>
          <table:table-cell table:style-name="ce3" table:number-columns-repeated="2"/>
          <table:table-cell table:style-name="ce2" office:value-type="float" office:value="31" calcext:value-type="float">
            <text:p>31</text:p>
          </table:table-cell>
          <table:table-cell table:style-name="ce4" office:value-type="float" office:value="15.9999999999999" calcext:value-type="float">
            <text:p>15.9999999999999</text:p>
          </table:table-cell>
          <table:table-cell table:style-name="ce2" office:value-type="float" office:value="-16.0000000000001" calcext:value-type="float">
            <text:p>-16.0000000000001</text:p>
          </table:table-cell>
          <table:table-cell table:style-name="ce3"/>
          <table:table-cell table:style-name="ce2" table:formula="of:=SQRT([.M33]*[.M33]+[.N33]*[.N33])" office:value-type="float" office:value="22.6274169979695" calcext:value-type="float">
            <text:p>22.6274169979695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7"/>
          <table:table-cell table:formula="of:=SUM([.H2:.H33])" office:value-type="float" office:value="0" calcext:value-type="float">
            <text:p>0</text:p>
          </table:table-cell>
          <table:table-cell table:formula="of:=SUM([.I2:.I33])" office:value-type="float" office:value="9.99200722162641E-015" calcext:value-type="float">
            <text:p>9.99200722162641E-15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ro" table:style-name="ta2"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02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705.88235" calcext:value-type="float">
            <text:p>14705.882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 79.57747" office:value-type="float" office:value="79.57747" calcext:value-type="float">
            <text:p>79.577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om</text:p>
          </table:table-cell>
          <table:table-cell table:formula="of:=1+([.B4]*[.B5]*2*PI()*[.B3])*([.B4]*[.B5]*2*PI()*[.B3])" office:value-type="float" office:value="55.0657418223453" calcext:value-type="float">
            <text:p>55.065741822345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al</text:p>
          </table:table-cell>
          <table:table-cell table:formula="of:=1/[.B6]" office:value-type="float" office:value="0.0181601112943548" calcext:value-type="float">
            <text:p>0.0181601112943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io</text:p>
          </table:table-cell>
          <table:table-cell table:formula="of:=([.B4]*[.B5]*2*PI()*[.B3])/[.B6]" office:value-type="float" office:value="0.133530227484759" calcext:value-type="float">
            <text:p>0.1335302274847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gnitud</text:p>
          </table:table-cell>
          <table:table-cell table:formula="of:=[.B9]*[.B9]+[.B10]*[.B10]" office:value-type="float" office:value="0.0181601112943548" calcext:value-type="float">
            <text:p>0.018160111294355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28T16:19:18Z</meta:creation-date>
    <dc:date>2019-10-07T19:03:49.333650415</dc:date>
    <meta:editing-cycles>30</meta:editing-cycles>
    <meta:editing-duration>PT13H8M20S</meta:editing-duration>
    <meta:document-statistic meta:table-count="4" meta:cell-count="11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19cm" svg:height="9.031cm" xlink:href=".." xlink:type="simple" chart:class="chart:bar" chart:style-name="ch1">
        <chart:title svg:x="6.92cm" svg:y="0.316cm" chart:style-name="ch2">
          <text:p>Gráfica 1</text:p>
        </chart:title>
        <chart:legend chart:legend-position="end" svg:x="13.571cm" svg:y="4.216cm" style:legend-expansion="high" chart:style-name="ch3"/>
        <chart:plot-area chart:style-name="ch4" table:cell-range-address="cos.N2:cos.N33" svg:x="0.32cm" svg:y="1.301cm" svg:width="12.931cm" svg:height="7.55cm">
          <chartooo:coordinate-region svg:x="0.844cm" svg:y="1.5cm" svg:width="12.407cm" svg:height="6.5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s.N2:cos.N33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s.N2:cos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000364701490162551">
                <text:p>0.0000000000000364701490162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0852125215034687">
                <text:p>0.000000000000852125215034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00729402980325101">
                <text:p>0.0000000000000729402980325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0503323766487634">
                <text:p>0.00000000000503323766487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0170425413309345">
                <text:p>0.00000000000170425413309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0211363068911144">
                <text:p>0.00000000000211363068911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00014588059606502">
                <text:p>0.00000000000014588059606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0487562347143488">
                <text:p>0.0000000000048756234714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0100664753297527">
                <text:p>0.0000000000100664753297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000501742096165129">
                <text:p>0.00000000000501742096165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0340850826618692">
                <text:p>0.00000000000340850826618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700343351284088">
                <text:p>0.00000000000700343351284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000422726137822289">
                <text:p>0.00000000000422726137822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0060339663512901">
                <text:p>0.0000000000060339663512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0291761192130041">
                <text:p>0.000000000000291761192130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000618030781470733">
                <text:p>0.00000000000618030781470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0975124878583772">
                <text:p>0.00000000000975124878583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000221247150458444">
                <text:p>0.00000000000221247150458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00201329506595054">
                <text:p>0.0000000000201329506595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000842300038112515">
                <text:p>0.00000000000842300038112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00100348437811296">
                <text:p>0.0000000000100348437811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0167794332244254">
                <text:p>0.000000000000167794332244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000681700694212373">
                <text:p>0.00000000000681700694212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000966315940670914">
                <text:p>0.00000000000966315940670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00140068627471528">
                <text:p>0.0000000000140068627471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000444983051057857">
                <text:p>0.00000000000444983051057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00845452602872902">
                <text:p>0.00000000000845452602872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27587645661629">
                <text:p>0.000000000027587645661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00120681258568622">
                <text:p>0.0000000000120681258568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legend chart:legend-position="end" svg:x="13.551cm" svg:y="4.2cm" style:legend-expansion="high" chart:style-name="ch2"/>
        <chart:plot-area chart:style-name="ch3" table:cell-range-address="sin.N2:sin.N33" svg:x="0.319cm" svg:y="0.179cm" svg:width="12.913cm" svg:height="8.641cm">
          <chartooo:coordinate-region svg:x="0.843cm" svg:y="0.378cm" svg:width="12.389cm" svg:height="7.6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n.N2:sin.N3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249065417534E-015">
                <text:p>2.44249065417534E-015</text:p>
                <draw:g>
                  <svg:desc>sin.N2:sin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070726538286E-015">
                <text:p>1.9070726538286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816748289957E-015">
                <text:p>1.57816748289957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2986979603811E-015">
                <text:p>4.32986979603811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7652120286714E-015">
                <text:p>3.07652120286714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5119123472697E-015">
                <text:p>3.35119123472697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3024042849952E-015">
                <text:p>2.13024042849952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7705995901883E-015">
                <text:p>6.87705995901883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039452949073E-015">
                <text:p>1.04039452949073E-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9208743090116E-015">
                <text:p>6.69208743090116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224005550685E-015">
                <text:p>1.31224005550685E-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2867087928207E-016">
                <text:p>5.82867087928207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2336564418972E-015">
                <text:p>3.12336564418972E-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7841304690819E-015">
                <text:p>2.67841304690819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791985590256E-015">
                <text:p>6.8791985590256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9943339302313E-015">
                <text:p>4.19943339302313E-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00000120176193738055">
                <text:p>0.0000000000000120176193738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2937690058763E-015">
                <text:p>8.52937690058763E-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00000136704663120408">
                <text:p>0.0000000000000136704663120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00000111479674301371">
                <text:p>0.0000000000000111479674301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3889390390723E-016">
                <text:p>6.93889390390723E-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53326467147E-015">
                <text:p>1.05553326467147E-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00129376286246342">
                <text:p>0.0000000000000129376286246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0000012930173329488">
                <text:p>0.000000000000012930173329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00000213291180981715">
                <text:p>0.0000000000000213291180981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00000268562266953705">
                <text:p>0.0000000000000268562266953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00000193412354293629">
                <text:p>0.0000000000000193412354293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0000119012853015973">
                <text:p>0.0000000000000119012853015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000295381142059858">
                <text:p>0.0000000000000295381142059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00000527055817177227">
                <text:p>0.0000000000000527055817177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cos+sin'.P2:'cos+sin'.P33" svg:x="0.32cm" svg:y="0.18cm" svg:width="13.097cm" svg:height="8.64cm">
          <chartooo:coordinate-region svg:x="0.941cm" svg:y="0.379cm" svg:width="12.4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s+sin'.P2:'cos+sin'.P3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s+sin'.P2:'cos+sin'.P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6274169979695">
                <text:p>22.6274169979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2616398118667E-015">
                <text:p>6.22616398118667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6293670342566E-015">
                <text:p>4.66293670342566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9520433297584E-015">
                <text:p>5.99520433297584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0000102140518265514">
                <text:p>0.0000000000000102140518265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7315972805081E-015">
                <text:p>5.77315972805081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2747196252603E-015">
                <text:p>7.32747196252603E-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97084936247328E-015">
                <text:p>8.97084936247328E-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9200722162641E-015">
                <text:p>9.99200722162641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0000131605045457514">
                <text:p>0.00000000000001316050454575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5062569712779E-015">
                <text:p>6.15062569712779E-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00000163480340376054">
                <text:p>0.0000000000000163480340376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000149880108324396">
                <text:p>0.0000000000000149880108324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00000224309015893538">
                <text:p>0.0000000000000224309015893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00000115463194561016">
                <text:p>0.0000000000000115463194561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00000112740947908795">
                <text:p>0.0000000000000112740947908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00179416987249466">
                <text:p>0.0000000000000179416987249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00000150368632686133">
                <text:p>0.0000000000000150368632686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2827124036339E-015">
                <text:p>6.32827124036339E-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00000179856129989275">
                <text:p>0.0000000000000179856129989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0000195399252334028">
                <text:p>0.0000000000000195399252334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000404811430808045">
                <text:p>0.0000000000000404811430808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00000728252991188674">
                <text:p>0.0000000000000728252991188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6274169979695">
                <text:p>22.62741699796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